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1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357.82mm" svg:height="201.61mm" svg:x="162.85mm" svg:y="36.12mm">
            <draw:object draw:notify-on-update-of-ranges="test.A6:test.A313 test.C6:test.C313 test.A6:test.A313 test.B6:test.B313 test.A6:test.A313 test.D6:test.D313 test.E6:test.E313 test.A6:test.A313 test.A6:test.A313 test.F6:test.F313 test.G6:test.G313 test.A6:test.A3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4" calcext:value-type="float">
            <text:p>-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-54" calcext:value-type="float">
            <text:p>-5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-67" calcext:value-type="float">
            <text:p>-67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6" calcext:value-type="float">
            <text:p>-16</text:p>
          </table:table-cell>
          <table:table-cell office:value-type="float" office:value="-40" calcext:value-type="float">
            <text:p>-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-65" calcext:value-type="float">
            <text:p>-6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-60" calcext:value-type="float">
            <text:p>-6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6453" calcext:value-type="float">
            <text:p>64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-57" calcext:value-type="float">
            <text:p>-57</text:p>
          </table:table-cell>
          <table:table-cell office:value-type="float" office:value="13860" calcext:value-type="float">
            <text:p>138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-50" calcext:value-type="float">
            <text:p>-50</text:p>
          </table:table-cell>
          <table:table-cell office:value-type="float" office:value="20143" calcext:value-type="float">
            <text:p>201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-29" calcext:value-type="float">
            <text:p>-29</text:p>
          </table:table-cell>
          <table:table-cell office:value-type="float" office:value="24342" calcext:value-type="float">
            <text:p>243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26119" calcext:value-type="float">
            <text:p>261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69" calcext:value-type="float">
            <text:p>69</text:p>
          </table:table-cell>
          <table:table-cell office:value-type="float" office:value="25365" calcext:value-type="float">
            <text:p>253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210" calcext:value-type="float">
            <text:p>222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16814" calcext:value-type="float">
            <text:p>168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-25" calcext:value-type="float">
            <text:p>-25</text:p>
          </table:table-cell>
          <table:table-cell office:value-type="float" office:value="9833" calcext:value-type="float">
            <text:p>98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-47" calcext:value-type="float">
            <text:p>-47</text:p>
          </table:table-cell>
          <table:table-cell office:value-type="float" office:value="81" calcext:value-type="float">
            <text:p>81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-55" calcext:value-type="float">
            <text:p>-55</text:p>
          </table:table-cell>
          <table:table-cell office:value-type="float" office:value="-6251" calcext:value-type="float">
            <text:p>-62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-17" calcext:value-type="float">
            <text:p>-17</text:p>
          </table:table-cell>
          <table:table-cell office:value-type="float" office:value="-57" calcext:value-type="float">
            <text:p>-57</text:p>
          </table:table-cell>
          <table:table-cell office:value-type="float" office:value="-13778" calcext:value-type="float">
            <text:p>-137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-67" calcext:value-type="float">
            <text:p>-67</text:p>
          </table:table-cell>
          <table:table-cell office:value-type="float" office:value="514" calcext:value-type="float">
            <text:p>514</text:p>
          </table:table-cell>
          <table:table-cell office:value-type="float" office:value="-19979" calcext:value-type="float">
            <text:p>-1997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42" calcext:value-type="float">
            <text:p>-42</text:p>
          </table:table-cell>
          <table:table-cell office:value-type="float" office:value="-46" calcext:value-type="float">
            <text:p>-46</text:p>
          </table:table-cell>
          <table:table-cell office:value-type="float" office:value="6453" calcext:value-type="float">
            <text:p>6453</text:p>
          </table:table-cell>
          <table:table-cell office:value-type="float" office:value="-24215" calcext:value-type="float">
            <text:p>-242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12470" calcext:value-type="float">
            <text:p>12470</text:p>
          </table:table-cell>
          <table:table-cell office:value-type="float" office:value="-26075" calcext:value-type="float">
            <text:p>-260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9" calcext:value-type="float">
            <text:p>-39</text:p>
          </table:table-cell>
          <table:table-cell office:value-type="float" office:value="-67" calcext:value-type="float">
            <text:p>-67</text:p>
          </table:table-cell>
          <table:table-cell office:value-type="float" office:value="17906" calcext:value-type="float">
            <text:p>17906</text:p>
          </table:table-cell>
          <table:table-cell office:value-type="float" office:value="-25477" calcext:value-type="float">
            <text:p>-254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1" calcext:value-type="float">
            <text:p>-31</text:p>
          </table:table-cell>
          <table:table-cell office:value-type="float" office:value="-60" calcext:value-type="float">
            <text:p>-60</text:p>
          </table:table-cell>
          <table:table-cell office:value-type="float" office:value="22042" calcext:value-type="float">
            <text:p>22042</text:p>
          </table:table-cell>
          <table:table-cell office:value-type="float" office:value="-22319" calcext:value-type="float">
            <text:p>-223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24887" calcext:value-type="float">
            <text:p>24887</text:p>
          </table:table-cell>
          <table:table-cell office:value-type="float" office:value="-16943" calcext:value-type="float">
            <text:p>-169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26119" calcext:value-type="float">
            <text:p>26119</text:p>
          </table:table-cell>
          <table:table-cell office:value-type="float" office:value="-9968" calcext:value-type="float">
            <text:p>-99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25752" calcext:value-type="float">
            <text:p>25752</text:p>
          </table:table-cell>
          <table:table-cell office:value-type="float" office:value="-2008" calcext:value-type="float">
            <text:p>-20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-50" calcext:value-type="float">
            <text:p>-50</text:p>
          </table:table-cell>
          <table:table-cell office:value-type="float" office:value="23742" calcext:value-type="float">
            <text:p>23742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-46" calcext:value-type="float">
            <text:p>-46</text:p>
          </table:table-cell>
          <table:table-cell office:value-type="float" office:value="20262" calcext:value-type="float">
            <text:p>20262</text:p>
          </table:table-cell>
          <table:table-cell office:value-type="float" office:value="13747" calcext:value-type="float">
            <text:p>137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15546" calcext:value-type="float">
            <text:p>15546</text:p>
          </table:table-cell>
          <table:table-cell office:value-type="float" office:value="19933" calcext:value-type="float">
            <text:p>199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53" calcext:value-type="float">
            <text:p>53</text:p>
          </table:table-cell>
          <table:table-cell office:value-type="float" office:value="9833" calcext:value-type="float">
            <text:p>9833</text:p>
          </table:table-cell>
          <table:table-cell office:value-type="float" office:value="24192" calcext:value-type="float">
            <text:p>241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3502" calcext:value-type="float">
            <text:p>3502</text:p>
          </table:table-cell>
          <table:table-cell office:value-type="float" office:value="26093" calcext:value-type="float">
            <text:p>260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-3033" calcext:value-type="float">
            <text:p>-3033</text:p>
          </table:table-cell>
          <table:table-cell office:value-type="float" office:value="25411" calcext:value-type="float">
            <text:p>254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9394" calcext:value-type="float">
            <text:p>-9394</text:p>
          </table:table-cell>
          <table:table-cell office:value-type="float" office:value="22358" calcext:value-type="float">
            <text:p>223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-15129" calcext:value-type="float">
            <text:p>-15129</text:p>
          </table:table-cell>
          <table:table-cell office:value-type="float" office:value="17086" calcext:value-type="float">
            <text:p>170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39" calcext:value-type="float">
            <text:p>39</text:p>
          </table:table-cell>
          <table:table-cell office:value-type="float" office:value="-25" calcext:value-type="float">
            <text:p>-25</text:p>
          </table:table-cell>
          <table:table-cell office:value-type="float" office:value="-19979" calcext:value-type="float">
            <text:p>-19979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-23547" calcext:value-type="float">
            <text:p>-23547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-25634" calcext:value-type="float">
            <text:p>-25634</text:p>
          </table:table-cell>
          <table:table-cell office:value-type="float" office:value="-5898" calcext:value-type="float">
            <text:p>-58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-26140" calcext:value-type="float">
            <text:p>-26140</text:p>
          </table:table-cell>
          <table:table-cell office:value-type="float" office:value="-13453" calcext:value-type="float">
            <text:p>-134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57" calcext:value-type="float">
            <text:p>-57</text:p>
          </table:table-cell>
          <table:table-cell office:value-type="float" office:value="-25038" calcext:value-type="float">
            <text:p>-25038</text:p>
          </table:table-cell>
          <table:table-cell office:value-type="float" office:value="-19722" calcext:value-type="float">
            <text:p>-197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9" calcext:value-type="float">
            <text:p>-79</text:p>
          </table:table-cell>
          <table:table-cell office:value-type="float" office:value="-22319" calcext:value-type="float">
            <text:p>-22319</text:p>
          </table:table-cell>
          <table:table-cell office:value-type="float" office:value="-24069" calcext:value-type="float">
            <text:p>-240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015" calcext:value-type="float">
            <text:p>3015</text:p>
          </table:table-cell>
          <table:table-cell office:value-type="float" office:value="-18165" calcext:value-type="float">
            <text:p>-18165</text:p>
          </table:table-cell>
          <table:table-cell office:value-type="float" office:value="-26075" calcext:value-type="float">
            <text:p>-260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office:value-type="float" office:value="8120" calcext:value-type="float">
            <text:p>8120</text:p>
          </table:table-cell>
          <table:table-cell office:value-type="float" office:value="-12932" calcext:value-type="float">
            <text:p>-12932</text:p>
          </table:table-cell>
          <table:table-cell office:value-type="float" office:value="-25549" calcext:value-type="float">
            <text:p>-255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45" calcext:value-type="float">
            <text:p>45</text:p>
          </table:table-cell>
          <table:table-cell office:value-type="float" office:value="12470" calcext:value-type="float">
            <text:p>12470</text:p>
          </table:table-cell>
          <table:table-cell office:value-type="float" office:value="-6843" calcext:value-type="float">
            <text:p>-6843</text:p>
          </table:table-cell>
          <table:table-cell office:value-type="float" office:value="-22565" calcext:value-type="float">
            <text:p>-225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44" calcext:value-type="float">
            <text:p>44</text:p>
          </table:table-cell>
          <table:table-cell office:value-type="float" office:value="16622" calcext:value-type="float">
            <text:p>16622</text:p>
          </table:table-cell>
          <table:table-cell office:value-type="float" office:value="-360" calcext:value-type="float">
            <text:p>-360</text:p>
          </table:table-cell>
          <table:table-cell office:value-type="float" office:value="-17387" calcext:value-type="float">
            <text:p>-173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 office:value-type="float" office:value="20143" calcext:value-type="float">
            <text:p>20143</text:p>
          </table:table-cell>
          <table:table-cell office:value-type="float" office:value="6200" calcext:value-type="float">
            <text:p>6200</text:p>
          </table:table-cell>
          <table:table-cell office:value-type="float" office:value="-10496" calcext:value-type="float">
            <text:p>-104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28" calcext:value-type="float">
            <text:p>-28</text:p>
          </table:table-cell>
          <table:table-cell office:value-type="float" office:value="22900" calcext:value-type="float">
            <text:p>22900</text:p>
          </table:table-cell>
          <table:table-cell office:value-type="float" office:value="12316" calcext:value-type="float">
            <text:p>12316</text:p>
          </table:table-cell>
          <table:table-cell office:value-type="float" office:value="-2598" calcext:value-type="float">
            <text:p>-25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54" calcext:value-type="float">
            <text:p>-54</text:p>
          </table:table-cell>
          <table:table-cell office:value-type="float" office:value="24887" calcext:value-type="float">
            <text:p>24887</text:p>
          </table:table-cell>
          <table:table-cell office:value-type="float" office:value="17664" calcext:value-type="float">
            <text:p>17664</text:p>
          </table:table-cell>
          <table:table-cell office:value-type="float" office:value="5553" calcext:value-type="float">
            <text:p>55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33" calcext:value-type="float">
            <text:p>-33</text:p>
          </table:table-cell>
          <table:table-cell office:value-type="float" office:value="25927" calcext:value-type="float">
            <text:p>25927</text:p>
          </table:table-cell>
          <table:table-cell office:value-type="float" office:value="21906" calcext:value-type="float">
            <text:p>21906</text:p>
          </table:table-cell>
          <table:table-cell office:value-type="float" office:value="13176" calcext:value-type="float">
            <text:p>131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26192" calcext:value-type="float">
            <text:p>26192</text:p>
          </table:table-cell>
          <table:table-cell office:value-type="float" office:value="24767" calcext:value-type="float">
            <text:p>24767</text:p>
          </table:table-cell>
          <table:table-cell office:value-type="float" office:value="19539" calcext:value-type="float">
            <text:p>195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34" calcext:value-type="float">
            <text:p>-34</text:p>
          </table:table-cell>
          <table:table-cell office:value-type="float" office:value="25365" calcext:value-type="float">
            <text:p>25365</text:p>
          </table:table-cell>
          <table:table-cell office:value-type="float" office:value="26093" calcext:value-type="float">
            <text:p>26093</text:p>
          </table:table-cell>
          <table:table-cell office:value-type="float" office:value="23970" calcext:value-type="float">
            <text:p>2397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67" calcext:value-type="float">
            <text:p>-67</text:p>
          </table:table-cell>
          <table:table-cell office:value-type="float" office:value="23742" calcext:value-type="float">
            <text:p>23742</text:p>
          </table:table-cell>
          <table:table-cell office:value-type="float" office:value="25732" calcext:value-type="float">
            <text:p>25732</text:p>
          </table:table-cell>
          <table:table-cell office:value-type="float" office:value="26050" calcext:value-type="float">
            <text:p>260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58" calcext:value-type="float">
            <text:p>-58</text:p>
          </table:table-cell>
          <table:table-cell office:value-type="float" office:value="21282" calcext:value-type="float">
            <text:p>21282</text:p>
          </table:table-cell>
          <table:table-cell office:value-type="float" office:value="23878" calcext:value-type="float">
            <text:p>23878</text:p>
          </table:table-cell>
          <table:table-cell office:value-type="float" office:value="25582" calcext:value-type="float">
            <text:p>255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0" calcext:value-type="float">
            <text:p>-40</text:p>
          </table:table-cell>
          <table:table-cell office:value-type="float" office:value="18020" calcext:value-type="float">
            <text:p>18020</text:p>
          </table:table-cell>
          <table:table-cell office:value-type="float" office:value="20482" calcext:value-type="float">
            <text:p>20482</text:p>
          </table:table-cell>
          <table:table-cell office:value-type="float" office:value="22624" calcext:value-type="float">
            <text:p>226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50" calcext:value-type="float">
            <text:p>-50</text:p>
          </table:table-cell>
          <table:table-cell office:value-type="float" office:value="14209" calcext:value-type="float">
            <text:p>14209</text:p>
          </table:table-cell>
          <table:table-cell office:value-type="float" office:value="15814" calcext:value-type="float">
            <text:p>15814</text:p>
          </table:table-cell>
          <table:table-cell office:value-type="float" office:value="17408" calcext:value-type="float">
            <text:p>174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9833" calcext:value-type="float">
            <text:p>9833</text:p>
          </table:table-cell>
          <table:table-cell office:value-type="float" office:value="10168" calcext:value-type="float">
            <text:p>10168</text:p>
          </table:table-cell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67" calcext:value-type="float">
            <text:p>-67</text:p>
          </table:table-cell>
          <table:table-cell office:value-type="float" office:value="5121" calcext:value-type="float">
            <text:p>5121</text:p>
          </table:table-cell>
          <table:table-cell office:value-type="float" office:value="3853" calcext:value-type="float">
            <text:p>3853</text:p>
          </table:table-cell>
          <table:table-cell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float" office:value="227" calcext:value-type="float">
            <text:p>227</text:p>
          </table:table-cell>
          <table:table-cell office:value-type="float" office:value="-2660" calcext:value-type="float">
            <text:p>-2660</text:p>
          </table:table-cell>
          <table:table-cell office:value-type="float" office:value="-5623" calcext:value-type="float">
            <text:p>-56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2" calcext:value-type="float">
            <text:p>-32</text:p>
          </table:table-cell>
          <table:table-cell office:value-type="float" office:value="-4648" calcext:value-type="float">
            <text:p>-4648</text:p>
          </table:table-cell>
          <table:table-cell office:value-type="float" office:value="-9040" calcext:value-type="float">
            <text:p>-9040</text:p>
          </table:table-cell>
          <table:table-cell office:value-type="float" office:value="-13253" calcext:value-type="float">
            <text:p>-1325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9394" calcext:value-type="float">
            <text:p>-9394</text:p>
          </table:table-cell>
          <table:table-cell office:value-type="float" office:value="-14832" calcext:value-type="float">
            <text:p>-14832</text:p>
          </table:table-cell>
          <table:table-cell office:value-type="float" office:value="-19590" calcext:value-type="float">
            <text:p>-1959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-13778" calcext:value-type="float">
            <text:p>-13778</text:p>
          </table:table-cell>
          <table:table-cell office:value-type="float" office:value="-19722" calcext:value-type="float">
            <text:p>-19722</text:p>
          </table:table-cell>
          <table:table-cell office:value-type="float" office:value="-23973" calcext:value-type="float">
            <text:p>-239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57" calcext:value-type="float">
            <text:p>-57</text:p>
          </table:table-cell>
          <table:table-cell office:value-type="float" office:value="-17678" calcext:value-type="float">
            <text:p>-17678</text:p>
          </table:table-cell>
          <table:table-cell office:value-type="float" office:value="-23373" calcext:value-type="float">
            <text:p>-23373</text:p>
          </table:table-cell>
          <table:table-cell office:value-type="float" office:value="-26017" calcext:value-type="float">
            <text:p>-2601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64" calcext:value-type="float">
            <text:p>-64</text:p>
          </table:table-cell>
          <table:table-cell office:value-type="float" office:value="-21008" calcext:value-type="float">
            <text:p>-21008</text:p>
          </table:table-cell>
          <table:table-cell office:value-type="float" office:value="-25572" calcext:value-type="float">
            <text:p>-25572</text:p>
          </table:table-cell>
          <table:table-cell office:value-type="float" office:value="-25533" calcext:value-type="float">
            <text:p>-255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0" calcext:value-type="float">
            <text:p>-50</text:p>
          </table:table-cell>
          <table:table-cell office:value-type="float" office:value="-23547" calcext:value-type="float">
            <text:p>-23547</text:p>
          </table:table-cell>
          <table:table-cell office:value-type="float" office:value="-26173" calcext:value-type="float">
            <text:p>-26173</text:p>
          </table:table-cell>
          <table:table-cell office:value-type="float" office:value="-22563" calcext:value-type="float">
            <text:p>-2256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51" calcext:value-type="float">
            <text:p>-51</text:p>
          </table:table-cell>
          <table:table-cell office:value-type="float" office:value="-25263" calcext:value-type="float">
            <text:p>-25263</text:p>
          </table:table-cell>
          <table:table-cell office:value-type="float" office:value="-25141" calcext:value-type="float">
            <text:p>-25141</text:p>
          </table:table-cell>
          <table:table-cell office:value-type="float" office:value="-17394" calcext:value-type="float">
            <text:p>-173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29" calcext:value-type="float">
            <text:p>-29</text:p>
          </table:table-cell>
          <table:table-cell office:value-type="float" office:value="-26075" calcext:value-type="float">
            <text:p>-26075</text:p>
          </table:table-cell>
          <table:table-cell office:value-type="float" office:value="-22565" calcext:value-type="float">
            <text:p>-22565</text:p>
          </table:table-cell>
          <table:table-cell office:value-type="float" office:value="-10536" calcext:value-type="float">
            <text:p>-105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-26027" calcext:value-type="float">
            <text:p>-26027</text:p>
          </table:table-cell>
          <table:table-cell office:value-type="float" office:value="-18577" calcext:value-type="float">
            <text:p>-18577</text:p>
          </table:table-cell>
          <table:table-cell office:value-type="float" office:value="-2665" calcext:value-type="float">
            <text:p>-26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-25038" calcext:value-type="float">
            <text:p>-25038</text:p>
          </table:table-cell>
          <table:table-cell office:value-type="float" office:value="-13418" calcext:value-type="float">
            <text:p>-13418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3135" calcext:value-type="float">
            <text:p>-23135</text:p>
          </table:table-cell>
          <table:table-cell office:value-type="float" office:value="-7417" calcext:value-type="float">
            <text:p>-7417</text:p>
          </table:table-cell>
          <table:table-cell office:value-type="float" office:value="13062" calcext:value-type="float">
            <text:p>1306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69" calcext:value-type="float">
            <text:p>69</text:p>
          </table:table-cell>
          <table:table-cell office:value-type="float" office:value="-20410" calcext:value-type="float">
            <text:p>-20410</text:p>
          </table:table-cell>
          <table:table-cell office:value-type="float" office:value="-961" calcext:value-type="float">
            <text:p>-961</text:p>
          </table:table-cell>
          <table:table-cell office:value-type="float" office:value="19421" calcext:value-type="float">
            <text:p>194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76" calcext:value-type="float">
            <text:p>76</text:p>
          </table:table-cell>
          <table:table-cell office:value-type="float" office:value="-16943" calcext:value-type="float">
            <text:p>-16943</text:p>
          </table:table-cell>
          <table:table-cell office:value-type="float" office:value="5553" calcext:value-type="float">
            <text:p>5553</text:p>
          </table:table-cell>
          <table:table-cell office:value-type="float" office:value="23886" calcext:value-type="float">
            <text:p>2388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12932" calcext:value-type="float">
            <text:p>-12932</text:p>
          </table:table-cell>
          <table:table-cell office:value-type="float" office:value="11728" calcext:value-type="float">
            <text:p>11728</text:p>
          </table:table-cell>
          <table:table-cell office:value-type="float" office:value="26006" calcext:value-type="float">
            <text:p>260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8419" calcext:value-type="float">
            <text:p>-8419</text:p>
          </table:table-cell>
          <table:table-cell office:value-type="float" office:value="17193" calcext:value-type="float">
            <text:p>17193</text:p>
          </table:table-cell>
          <table:table-cell office:value-type="float" office:value="25620" calcext:value-type="float">
            <text:p>256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-3637" calcext:value-type="float">
            <text:p>-3637</text:p>
          </table:table-cell>
          <table:table-cell office:value-type="float" office:value="21574" calcext:value-type="float">
            <text:p>21574</text:p>
          </table:table-cell>
          <table:table-cell office:value-type="float" office:value="22755" calcext:value-type="float">
            <text:p>2275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97" calcext:value-type="float">
            <text:p>1297</text:p>
          </table:table-cell>
          <table:table-cell office:value-type="float" office:value="24583" calcext:value-type="float">
            <text:p>24583</text:p>
          </table:table-cell>
          <table:table-cell office:value-type="float" office:value="17640" calcext:value-type="float">
            <text:p>176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5" calcext:value-type="float">
            <text:p>-25</text:p>
          </table:table-cell>
          <table:table-cell office:value-type="float" office:value="6200" calcext:value-type="float">
            <text:p>6200</text:p>
          </table:table-cell>
          <table:table-cell office:value-type="float" office:value="26050" calcext:value-type="float">
            <text:p>26050</text:p>
          </table:table-cell>
          <table:table-cell office:value-type="float" office:value="10779" calcext:value-type="float">
            <text:p>107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0839" calcext:value-type="float">
            <text:p>10839</text:p>
          </table:table-cell>
          <table:table-cell office:value-type="float" office:value="25880" calcext:value-type="float">
            <text:p>25880</text:p>
          </table:table-cell>
          <table:table-cell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15120" calcext:value-type="float">
            <text:p>15120</text:p>
          </table:table-cell>
          <table:table-cell office:value-type="float" office:value="24095" calcext:value-type="float">
            <text:p>24095</text:p>
          </table:table-cell>
          <table:table-cell office:value-type="float" office:value="-5269" calcext:value-type="float">
            <text:p>-52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18833" calcext:value-type="float">
            <text:p>18833</text:p>
          </table:table-cell>
          <table:table-cell office:value-type="float" office:value="20787" calcext:value-type="float">
            <text:p>20787</text:p>
          </table:table-cell>
          <table:table-cell office:value-type="float" office:value="-12949" calcext:value-type="float">
            <text:p>-129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55" calcext:value-type="float">
            <text:p>-55</text:p>
          </table:table-cell>
          <table:table-cell office:value-type="float" office:value="21906" calcext:value-type="float">
            <text:p>21906</text:p>
          </table:table-cell>
          <table:table-cell office:value-type="float" office:value="16137" calcext:value-type="float">
            <text:p>16137</text:p>
          </table:table-cell>
          <table:table-cell office:value-type="float" office:value="-19393" calcext:value-type="float">
            <text:p>-1939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24192" calcext:value-type="float">
            <text:p>24192</text:p>
          </table:table-cell>
          <table:table-cell office:value-type="float" office:value="10477" calcext:value-type="float">
            <text:p>10477</text:p>
          </table:table-cell>
          <table:table-cell office:value-type="float" office:value="-23905" calcext:value-type="float">
            <text:p>-239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57" calcext:value-type="float">
            <text:p>-57</text:p>
          </table:table-cell>
          <table:table-cell office:value-type="float" office:value="25637" calcext:value-type="float">
            <text:p>25637</text:p>
          </table:table-cell>
          <table:table-cell office:value-type="float" office:value="4183" calcext:value-type="float">
            <text:p>4183</text:p>
          </table:table-cell>
          <table:table-cell office:value-type="float" office:value="-26099" calcext:value-type="float">
            <text:p>-2609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269" calcext:value-type="float">
            <text:p>-269</text:p>
          </table:table-cell>
          <table:table-cell office:value-type="float" office:value="26155" calcext:value-type="float">
            <text:p>26155</text:p>
          </table:table-cell>
          <table:table-cell office:value-type="float" office:value="-2370" calcext:value-type="float">
            <text:p>-2370</text:p>
          </table:table-cell>
          <table:table-cell office:value-type="float" office:value="-25745" calcext:value-type="float">
            <text:p>-257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514" calcext:value-type="float">
            <text:p>514</text:p>
          </table:table-cell>
          <table:table-cell office:value-type="float" office:value="25732" calcext:value-type="float">
            <text:p>25732</text:p>
          </table:table-cell>
          <table:table-cell office:value-type="float" office:value="-8786" calcext:value-type="float">
            <text:p>-8786</text:p>
          </table:table-cell>
          <table:table-cell office:value-type="float" office:value="-22953" calcext:value-type="float">
            <text:p>-2295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3015" calcext:value-type="float">
            <text:p>3015</text:p>
          </table:table-cell>
          <table:table-cell office:value-type="float" office:value="24489" calcext:value-type="float">
            <text:p>24489</text:p>
          </table:table-cell>
          <table:table-cell office:value-type="float" office:value="-14647" calcext:value-type="float">
            <text:p>-14647</text:p>
          </table:table-cell>
          <table:table-cell office:value-type="float" office:value="-17812" calcext:value-type="float">
            <text:p>-178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6453" calcext:value-type="float">
            <text:p>6453</text:p>
          </table:table-cell>
          <table:table-cell office:value-type="float" office:value="22358" calcext:value-type="float">
            <text:p>22358</text:p>
          </table:table-cell>
          <table:table-cell office:value-type="float" office:value="-19590" calcext:value-type="float">
            <text:p>-19590</text:p>
          </table:table-cell>
          <table:table-cell office:value-type="float" office:value="-10996" calcext:value-type="float">
            <text:p>-1099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9655" calcext:value-type="float">
            <text:p>9655</text:p>
          </table:table-cell>
          <table:table-cell office:value-type="float" office:value="19424" calcext:value-type="float">
            <text:p>19424</text:p>
          </table:table-cell>
          <table:table-cell office:value-type="float" office:value="-23272" calcext:value-type="float">
            <text:p>-23272</text:p>
          </table:table-cell>
          <table:table-cell office:value-type="float" office:value="-3098" calcext:value-type="float">
            <text:p>-30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12470" calcext:value-type="float">
            <text:p>12470</text:p>
          </table:table-cell>
          <table:table-cell office:value-type="float" office:value="15814" calcext:value-type="float">
            <text:p>15814</text:p>
          </table:table-cell>
          <table:table-cell office:value-type="float" office:value="-25501" calcext:value-type="float">
            <text:p>-25501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15257" calcext:value-type="float">
            <text:p>15257</text:p>
          </table:table-cell>
          <table:table-cell office:value-type="float" office:value="11656" calcext:value-type="float">
            <text:p>11656</text:p>
          </table:table-cell>
          <table:table-cell office:value-type="float" office:value="-26127" calcext:value-type="float">
            <text:p>-26127</text:p>
          </table:table-cell>
          <table:table-cell office:value-type="float" office:value="12812" calcext:value-type="float">
            <text:p>1281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-39" calcext:value-type="float">
            <text:p>-39</text:p>
          </table:table-cell>
          <table:table-cell office:value-type="float" office:value="17906" calcext:value-type="float">
            <text:p>17906</text:p>
          </table:table-cell>
          <table:table-cell office:value-type="float" office:value="7066" calcext:value-type="float">
            <text:p>7066</text:p>
          </table:table-cell>
          <table:table-cell office:value-type="float" office:value="-25132" calcext:value-type="float">
            <text:p>-25132</text:p>
          </table:table-cell>
          <table:table-cell office:value-type="float" office:value="19280" calcext:value-type="float">
            <text:p>1928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-36" calcext:value-type="float">
            <text:p>-36</text:p>
          </table:table-cell>
          <table:table-cell office:value-type="float" office:value="20143" calcext:value-type="float">
            <text:p>20143</text:p>
          </table:table-cell>
          <table:table-cell office:value-type="float" office:value="2229" calcext:value-type="float">
            <text:p>2229</text:p>
          </table:table-cell>
          <table:table-cell office:value-type="float" office:value="-22563" calcext:value-type="float">
            <text:p>-22563</text:p>
          </table:table-cell>
          <table:table-cell office:value-type="float" office:value="23837" calcext:value-type="float">
            <text:p>238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22042" calcext:value-type="float">
            <text:p>22042</text:p>
          </table:table-cell>
          <table:table-cell office:value-type="float" office:value="-2660" calcext:value-type="float">
            <text:p>-2660</text:p>
          </table:table-cell>
          <table:table-cell office:value-type="float" office:value="-18583" calcext:value-type="float">
            <text:p>-18583</text:p>
          </table:table-cell>
          <table:table-cell office:value-type="float" office:value="26094" calcext:value-type="float">
            <text:p>2609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23675" calcext:value-type="float">
            <text:p>23675</text:p>
          </table:table-cell>
          <table:table-cell office:value-type="float" office:value="-7486" calcext:value-type="float">
            <text:p>-7486</text:p>
          </table:table-cell>
          <table:table-cell office:value-type="float" office:value="-13441" calcext:value-type="float">
            <text:p>-13441</text:p>
          </table:table-cell>
          <table:table-cell office:value-type="float" office:value="25803" calcext:value-type="float">
            <text:p>258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24887" calcext:value-type="float">
            <text:p>24887</text:p>
          </table:table-cell>
          <table:table-cell office:value-type="float" office:value="-12026" calcext:value-type="float">
            <text:p>-12026</text:p>
          </table:table-cell>
          <table:table-cell office:value-type="float" office:value="-7468" calcext:value-type="float">
            <text:p>-7468</text:p>
          </table:table-cell>
          <table:table-cell office:value-type="float" office:value="23003" calcext:value-type="float">
            <text:p>2300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61" calcext:value-type="float">
            <text:p>25661</text:p>
          </table:table-cell>
          <table:table-cell office:value-type="float" office:value="-16156" calcext:value-type="float">
            <text:p>-16156</text:p>
          </table:table-cell>
          <table:table-cell office:value-type="float" office:value="-1036" calcext:value-type="float">
            <text:p>-1036</text:p>
          </table:table-cell>
          <table:table-cell office:value-type="float" office:value="17963" calcext:value-type="float">
            <text:p>179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119" calcext:value-type="float">
            <text:p>26119</text:p>
          </table:table-cell>
          <table:table-cell office:value-type="float" office:value="-19722" calcext:value-type="float">
            <text:p>-19722</text:p>
          </table:table-cell>
          <table:table-cell office:value-type="float" office:value="5459" calcext:value-type="float">
            <text:p>5459</text:p>
          </table:table-cell>
          <table:table-cell office:value-type="float" office:value="11182" calcext:value-type="float">
            <text:p>1118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192" calcext:value-type="float">
            <text:p>26192</text:p>
          </table:table-cell>
          <table:table-cell office:value-type="float" office:value="-22586" calcext:value-type="float">
            <text:p>-22586</text:p>
          </table:table-cell>
          <table:table-cell office:value-type="float" office:value="11617" calcext:value-type="float">
            <text:p>11617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5752" calcext:value-type="float">
            <text:p>25752</text:p>
          </table:table-cell>
          <table:table-cell office:value-type="float" office:value="-24669" calcext:value-type="float">
            <text:p>-24669</text:p>
          </table:table-cell>
          <table:table-cell office:value-type="float" office:value="17073" calcext:value-type="float">
            <text:p>17073</text:p>
          </table:table-cell>
          <table:table-cell office:value-type="float" office:value="-4817" calcext:value-type="float">
            <text:p>-48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24897" calcext:value-type="float">
            <text:p>24897</text:p>
          </table:table-cell>
          <table:table-cell office:value-type="float" office:value="-25873" calcext:value-type="float">
            <text:p>-25873</text:p>
          </table:table-cell>
          <table:table-cell office:value-type="float" office:value="21465" calcext:value-type="float">
            <text:p>21465</text:p>
          </table:table-cell>
          <table:table-cell office:value-type="float" office:value="-12503" calcext:value-type="float">
            <text:p>-125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23742" calcext:value-type="float">
            <text:p>23742</text:p>
          </table:table-cell>
          <table:table-cell office:value-type="float" office:value="-26173" calcext:value-type="float">
            <text:p>-26173</text:p>
          </table:table-cell>
          <table:table-cell office:value-type="float" office:value="24507" calcext:value-type="float">
            <text:p>24507</text:p>
          </table:table-cell>
          <table:table-cell office:value-type="float" office:value="-18954" calcext:value-type="float">
            <text:p>-189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22210" calcext:value-type="float">
            <text:p>22210</text:p>
          </table:table-cell>
          <table:table-cell office:value-type="float" office:value="-25549" calcext:value-type="float">
            <text:p>-25549</text:p>
          </table:table-cell>
          <table:table-cell office:value-type="float" office:value="26006" calcext:value-type="float">
            <text:p>26006</text:p>
          </table:table-cell>
          <table:table-cell office:value-type="float" office:value="-23561" calcext:value-type="float">
            <text:p>-235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20262" calcext:value-type="float">
            <text:p>20262</text:p>
          </table:table-cell>
          <table:table-cell office:value-type="float" office:value="-24040" calcext:value-type="float">
            <text:p>-24040</text:p>
          </table:table-cell>
          <table:table-cell office:value-type="float" office:value="25899" calcext:value-type="float">
            <text:p>25899</text:p>
          </table:table-cell>
          <table:table-cell office:value-type="float" office:value="-25876" calcext:value-type="float">
            <text:p>-258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8020" calcext:value-type="float">
            <text:p>18020</text:p>
          </table:table-cell>
          <table:table-cell office:value-type="float" office:value="-21692" calcext:value-type="float">
            <text:p>-21692</text:p>
          </table:table-cell>
          <table:table-cell office:value-type="float" office:value="24188" calcext:value-type="float">
            <text:p>24188</text:p>
          </table:table-cell>
          <table:table-cell office:value-type="float" office:value="-25685" calcext:value-type="float">
            <text:p>-2568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5546" calcext:value-type="float">
            <text:p>15546</text:p>
          </table:table-cell>
          <table:table-cell office:value-type="float" office:value="-18577" calcext:value-type="float">
            <text:p>-18577</text:p>
          </table:table-cell>
          <table:table-cell office:value-type="float" office:value="20958" calcext:value-type="float">
            <text:p>20958</text:p>
          </table:table-cell>
          <table:table-cell office:value-type="float" office:value="-22982" calcext:value-type="float">
            <text:p>-2298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12805" calcext:value-type="float">
            <text:p>12805</text:p>
          </table:table-cell>
          <table:table-cell office:value-type="float" office:value="-14803" calcext:value-type="float">
            <text:p>-14803</text:p>
          </table:table-cell>
          <table:table-cell office:value-type="float" office:value="16386" calcext:value-type="float">
            <text:p>16386</text:p>
          </table:table-cell>
          <table:table-cell office:value-type="float" office:value="-18051" calcext:value-type="float">
            <text:p>-180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9833" calcext:value-type="float">
            <text:p>9833</text:p>
          </table:table-cell>
          <table:table-cell office:value-type="float" office:value="-10496" calcext:value-type="float">
            <text:p>-10496</text:p>
          </table:table-cell>
          <table:table-cell office:value-type="float" office:value="10779" calcext:value-type="float">
            <text:p>10779</text:p>
          </table:table-cell>
          <table:table-cell office:value-type="float" office:value="-11355" calcext:value-type="float">
            <text:p>-113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6719" calcext:value-type="float">
            <text:p>6719</text:p>
          </table:table-cell>
          <table:table-cell office:value-type="float" office:value="-5832" calcext:value-type="float">
            <text:p>-5832</text:p>
          </table:table-cell>
          <table:table-cell office:value-type="float" office:value="4519" calcext:value-type="float">
            <text:p>4519</text:p>
          </table:table-cell>
          <table:table-cell office:value-type="float" office:value="-3544" calcext:value-type="float">
            <text:p>-35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02" calcext:value-type="float">
            <text:p>3502</text:p>
          </table:table-cell>
          <table:table-cell office:value-type="float" office:value="-961" calcext:value-type="float">
            <text:p>-961</text:p>
          </table:table-cell>
          <table:table-cell office:value-type="float" office:value="-2021" calcext:value-type="float">
            <text:p>-2021</text:p>
          </table:table-cell>
          <table:table-cell office:value-type="float" office:value="4631" calcext:value-type="float">
            <text:p>463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7" calcext:value-type="float">
            <text:p>227</text:p>
          </table:table-cell>
          <table:table-cell office:value-type="float" office:value="3943" calcext:value-type="float">
            <text:p>3943</text:p>
          </table:table-cell>
          <table:table-cell office:value-type="float" office:value="-8439" calcext:value-type="float">
            <text:p>-8439</text:p>
          </table:table-cell>
          <table:table-cell office:value-type="float" office:value="12336" calcext:value-type="float">
            <text:p>123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3033" calcext:value-type="float">
            <text:p>-3033</text:p>
          </table:table-cell>
          <table:table-cell office:value-type="float" office:value="8705" calcext:value-type="float">
            <text:p>8705</text:p>
          </table:table-cell>
          <table:table-cell office:value-type="float" office:value="-14362" calcext:value-type="float">
            <text:p>-14362</text:p>
          </table:table-cell>
          <table:table-cell office:value-type="float" office:value="18865" calcext:value-type="float">
            <text:p>1886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6251" calcext:value-type="float">
            <text:p>-6251</text:p>
          </table:table-cell>
          <table:table-cell office:value-type="float" office:value="13176" calcext:value-type="float">
            <text:p>13176</text:p>
          </table:table-cell>
          <table:table-cell office:value-type="float" office:value="-19393" calcext:value-type="float">
            <text:p>-19393</text:p>
          </table:table-cell>
          <table:table-cell office:value-type="float" office:value="23550" calcext:value-type="float">
            <text:p>235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9394" calcext:value-type="float">
            <text:p>-9394</text:p>
          </table:table-cell>
          <table:table-cell office:value-type="float" office:value="17193" calcext:value-type="float">
            <text:p>17193</text:p>
          </table:table-cell>
          <table:table-cell office:value-type="float" office:value="-23184" calcext:value-type="float">
            <text:p>-23184</text:p>
          </table:table-cell>
          <table:table-cell office:value-type="float" office:value="25948" calcext:value-type="float">
            <text:p>2594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12372" calcext:value-type="float">
            <text:p>-12372</text:p>
          </table:table-cell>
          <table:table-cell office:value-type="float" office:value="20598" calcext:value-type="float">
            <text:p>20598</text:p>
          </table:table-cell>
          <table:table-cell office:value-type="float" office:value="-25510" calcext:value-type="float">
            <text:p>-25510</text:p>
          </table:table-cell>
          <table:table-cell office:value-type="float" office:value="25791" calcext:value-type="float">
            <text:p>2579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15129" calcext:value-type="float">
            <text:p>-15129</text:p>
          </table:table-cell>
          <table:table-cell office:value-type="float" office:value="23263" calcext:value-type="float">
            <text:p>23263</text:p>
          </table:table-cell>
          <table:table-cell office:value-type="float" office:value="-26271" calcext:value-type="float">
            <text:p>-26271</text:p>
          </table:table-cell>
          <table:table-cell office:value-type="float" office:value="23125" calcext:value-type="float">
            <text:p>231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7678" calcext:value-type="float">
            <text:p>-17678</text:p>
          </table:table-cell>
          <table:table-cell office:value-type="float" office:value="25099" calcext:value-type="float">
            <text:p>25099</text:p>
          </table:table-cell>
          <table:table-cell office:value-type="float" office:value="-25377" calcext:value-type="float">
            <text:p>-25377</text:p>
          </table:table-cell>
          <table:table-cell office:value-type="float" office:value="18208" calcext:value-type="float">
            <text:p>182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19979" calcext:value-type="float">
            <text:p>-19979</text:p>
          </table:table-cell>
          <table:table-cell office:value-type="float" office:value="26050" calcext:value-type="float">
            <text:p>26050</text:p>
          </table:table-cell>
          <table:table-cell office:value-type="float" office:value="-22953" calcext:value-type="float">
            <text:p>-22953</text:p>
          </table:table-cell>
          <table:table-cell office:value-type="float" office:value="11506" calcext:value-type="float">
            <text:p>115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21945" calcext:value-type="float">
            <text:p>-21945</text:p>
          </table:table-cell>
          <table:table-cell office:value-type="float" office:value="26077" calcext:value-type="float">
            <text:p>26077</text:p>
          </table:table-cell>
          <table:table-cell office:value-type="float" office:value="-18995" calcext:value-type="float">
            <text:p>-18995</text:p>
          </table:table-cell>
          <table:table-cell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23547" calcext:value-type="float">
            <text:p>-23547</text:p>
          </table:table-cell>
          <table:table-cell office:value-type="float" office:value="25184" calcext:value-type="float">
            <text:p>25184</text:p>
          </table:table-cell>
          <table:table-cell office:value-type="float" office:value="-13893" calcext:value-type="float">
            <text:p>-13893</text:p>
          </table:table-cell>
          <table:table-cell office:value-type="float" office:value="-4489" calcext:value-type="float">
            <text:p>-448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24788" calcext:value-type="float">
            <text:p>-24788</text:p>
          </table:table-cell>
          <table:table-cell office:value-type="float" office:value="23407" calcext:value-type="float">
            <text:p>23407</text:p>
          </table:table-cell>
          <table:table-cell office:value-type="float" office:value="-7917" calcext:value-type="float">
            <text:p>-7917</text:p>
          </table:table-cell>
          <table:table-cell office:value-type="float" office:value="-12217" calcext:value-type="float">
            <text:p>-122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25634" calcext:value-type="float">
            <text:p>-25634</text:p>
          </table:table-cell>
          <table:table-cell office:value-type="float" office:value="20787" calcext:value-type="float">
            <text:p>20787</text:p>
          </table:table-cell>
          <table:table-cell office:value-type="float" office:value="-1464" calcext:value-type="float">
            <text:p>-1464</text:p>
          </table:table-cell>
          <table:table-cell office:value-type="float" office:value="-18755" calcext:value-type="float">
            <text:p>-187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26075" calcext:value-type="float">
            <text:p>-26075</text:p>
          </table:table-cell>
          <table:table-cell office:value-type="float" office:value="17408" calcext:value-type="float">
            <text:p>17408</text:p>
          </table:table-cell>
          <table:table-cell office:value-type="float" office:value="5088" calcext:value-type="float">
            <text:p>5088</text:p>
          </table:table-cell>
          <table:table-cell office:value-type="float" office:value="-23464" calcext:value-type="float">
            <text:p>-2346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26140" calcext:value-type="float">
            <text:p>-26140</text:p>
          </table:table-cell>
          <table:table-cell office:value-type="float" office:value="13410" calcext:value-type="float">
            <text:p>13410</text:p>
          </table:table-cell>
          <table:table-cell office:value-type="float" office:value="11347" calcext:value-type="float">
            <text:p>11347</text:p>
          </table:table-cell>
          <table:table-cell office:value-type="float" office:value="-25887" calcext:value-type="float">
            <text:p>-258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5808" calcext:value-type="float">
            <text:p>-25808</text:p>
          </table:table-cell>
          <table:table-cell office:value-type="float" office:value="8948" calcext:value-type="float">
            <text:p>8948</text:p>
          </table:table-cell>
          <table:table-cell office:value-type="float" office:value="16885" calcext:value-type="float">
            <text:p>16885</text:p>
          </table:table-cell>
          <table:table-cell office:value-type="float" office:value="-25771" calcext:value-type="float">
            <text:p>-2577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25038" calcext:value-type="float">
            <text:p>-25038</text:p>
          </table:table-cell>
          <table:table-cell office:value-type="float" office:value="4183" calcext:value-type="float">
            <text:p>4183</text:p>
          </table:table-cell>
          <table:table-cell office:value-type="float" office:value="21364" calcext:value-type="float">
            <text:p>21364</text:p>
          </table:table-cell>
          <table:table-cell office:value-type="float" office:value="-23153" calcext:value-type="float">
            <text:p>-231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23861" calcext:value-type="float">
            <text:p>-23861</text:p>
          </table:table-cell>
          <table:table-cell office:value-type="float" office:value="-728" calcext:value-type="float">
            <text:p>-728</text:p>
          </table:table-cell>
          <table:table-cell office:value-type="float" office:value="24481" calcext:value-type="float">
            <text:p>24481</text:p>
          </table:table-cell>
          <table:table-cell office:value-type="float" office:value="-18289" calcext:value-type="float">
            <text:p>-1828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2319" calcext:value-type="float">
            <text:p>-22319</text:p>
          </table:table-cell>
          <table:table-cell office:value-type="float" office:value="-5623" calcext:value-type="float">
            <text:p>-5623</text:p>
          </table:table-cell>
          <table:table-cell office:value-type="float" office:value="26094" calcext:value-type="float">
            <text:p>26094</text:p>
          </table:table-cell>
          <table:table-cell office:value-type="float" office:value="-11627" calcext:value-type="float">
            <text:p>-116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0410" calcext:value-type="float">
            <text:p>-20410</text:p>
          </table:table-cell>
          <table:table-cell office:value-type="float" office:value="-10317" calcext:value-type="float">
            <text:p>-10317</text:p>
          </table:table-cell>
          <table:table-cell office:value-type="float" office:value="26065" calcext:value-type="float">
            <text:p>26065</text:p>
          </table:table-cell>
          <table:table-cell office:value-type="float" office:value="-3835" calcext:value-type="float">
            <text:p>-383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8165" calcext:value-type="float">
            <text:p>-18165</text:p>
          </table:table-cell>
          <table:table-cell office:value-type="float" office:value="-14647" calcext:value-type="float">
            <text:p>-14647</text:p>
          </table:table-cell>
          <table:table-cell office:value-type="float" office:value="24416" calcext:value-type="float">
            <text:p>24416</text:p>
          </table:table-cell>
          <table:table-cell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5664" calcext:value-type="float">
            <text:p>-15664</text:p>
          </table:table-cell>
          <table:table-cell office:value-type="float" office:value="-18462" calcext:value-type="float">
            <text:p>-18462</text:p>
          </table:table-cell>
          <table:table-cell office:value-type="float" office:value="21231" calcext:value-type="float">
            <text:p>21231</text:p>
          </table:table-cell>
          <table:table-cell office:value-type="float" office:value="12055" calcext:value-type="float">
            <text:p>120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12932" calcext:value-type="float">
            <text:p>-12932</text:p>
          </table:table-cell>
          <table:table-cell office:value-type="float" office:value="-21602" calcext:value-type="float">
            <text:p>-21602</text:p>
          </table:table-cell>
          <table:table-cell office:value-type="float" office:value="16726" calcext:value-type="float">
            <text:p>16726</text:p>
          </table:table-cell>
          <table:table-cell office:value-type="float" office:value="18619" calcext:value-type="float">
            <text:p>186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9968" calcext:value-type="float">
            <text:p>-9968</text:p>
          </table:table-cell>
          <table:table-cell office:value-type="float" office:value="-23973" calcext:value-type="float">
            <text:p>-23973</text:p>
          </table:table-cell>
          <table:table-cell office:value-type="float" office:value="11182" calcext:value-type="float">
            <text:p>11182</text:p>
          </table:table-cell>
          <table:table-cell office:value-type="float" office:value="23382" calcext:value-type="float">
            <text:p>2338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6843" calcext:value-type="float">
            <text:p>-6843</text:p>
          </table:table-cell>
          <table:table-cell office:value-type="float" office:value="-25501" calcext:value-type="float">
            <text:p>-25501</text:p>
          </table:table-cell>
          <table:table-cell office:value-type="float" office:value="4958" calcext:value-type="float">
            <text:p>4958</text:p>
          </table:table-cell>
          <table:table-cell office:value-type="float" office:value="25842" calcext:value-type="float">
            <text:p>2584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-3637" calcext:value-type="float">
            <text:p>-3637</text:p>
          </table:table-cell>
          <table:table-cell office:value-type="float" office:value="-26123" calcext:value-type="float">
            <text:p>-26123</text:p>
          </table:table-cell>
          <table:table-cell office:value-type="float" office:value="-1570" calcext:value-type="float">
            <text:p>-1570</text:p>
          </table:table-cell>
          <table:table-cell office:value-type="float" office:value="25769" calcext:value-type="float">
            <text:p>2576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-360" calcext:value-type="float">
            <text:p>-360</text:p>
          </table:table-cell>
          <table:table-cell office:value-type="float" office:value="-25833" calcext:value-type="float">
            <text:p>-25833</text:p>
          </table:table-cell>
          <table:table-cell office:value-type="float" office:value="-7993" calcext:value-type="float">
            <text:p>-7993</text:p>
          </table:table-cell>
          <table:table-cell office:value-type="float" office:value="23231" calcext:value-type="float">
            <text:p>2323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952" calcext:value-type="float">
            <text:p>2952</text:p>
          </table:table-cell>
          <table:table-cell office:value-type="float" office:value="-24632" calcext:value-type="float">
            <text:p>-24632</text:p>
          </table:table-cell>
          <table:table-cell office:value-type="float" office:value="-13913" calcext:value-type="float">
            <text:p>-13913</text:p>
          </table:table-cell>
          <table:table-cell office:value-type="float" office:value="18374" calcext:value-type="float">
            <text:p>1837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200" calcext:value-type="float">
            <text:p>6200</text:p>
          </table:table-cell>
          <table:table-cell office:value-type="float" office:value="-22563" calcext:value-type="float">
            <text:p>-22563</text:p>
          </table:table-cell>
          <table:table-cell office:value-type="float" office:value="-18954" calcext:value-type="float">
            <text:p>-18954</text:p>
          </table:table-cell>
          <table:table-cell office:value-type="float" office:value="11743" calcext:value-type="float">
            <text:p>1174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9324" calcext:value-type="float">
            <text:p>9324</text:p>
          </table:table-cell>
          <table:table-cell office:value-type="float" office:value="-19699" calcext:value-type="float">
            <text:p>-19699</text:p>
          </table:table-cell>
          <table:table-cell office:value-type="float" office:value="-22813" calcext:value-type="float">
            <text:p>-22813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office:value-type="float" office:value="12316" calcext:value-type="float">
            <text:p>12316</text:p>
          </table:table-cell>
          <table:table-cell office:value-type="float" office:value="-16138" calcext:value-type="float">
            <text:p>-16138</text:p>
          </table:table-cell>
          <table:table-cell office:value-type="float" office:value="-25244" calcext:value-type="float">
            <text:p>-25244</text:p>
          </table:table-cell>
          <table:table-cell office:value-type="float" office:value="-4218" calcext:value-type="float">
            <text:p>-42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-47" calcext:value-type="float">
            <text:p>-47</text:p>
          </table:table-cell>
          <table:table-cell office:value-type="float" office:value="15120" calcext:value-type="float">
            <text:p>15120</text:p>
          </table:table-cell>
          <table:table-cell office:value-type="float" office:value="-12012" calcext:value-type="float">
            <text:p>-12012</text:p>
          </table:table-cell>
          <table:table-cell office:value-type="float" office:value="-26104" calcext:value-type="float">
            <text:p>-26104</text:p>
          </table:table-cell>
          <table:table-cell office:value-type="float" office:value="-12009" calcext:value-type="float">
            <text:p>-1200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17664" calcext:value-type="float">
            <text:p>17664</text:p>
          </table:table-cell>
          <table:table-cell office:value-type="float" office:value="-7468" calcext:value-type="float">
            <text:p>-7468</text:p>
          </table:table-cell>
          <table:table-cell office:value-type="float" office:value="-25341" calcext:value-type="float">
            <text:p>-25341</text:p>
          </table:table-cell>
          <table:table-cell office:value-type="float" office:value="-18620" calcext:value-type="float">
            <text:p>-186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office:value-type="float" office:value="19933" calcext:value-type="float">
            <text:p>19933</text:p>
          </table:table-cell>
          <table:table-cell office:value-type="float" office:value="-2665" calcext:value-type="float">
            <text:p>-2665</text:p>
          </table:table-cell>
          <table:table-cell office:value-type="float" office:value="-22982" calcext:value-type="float">
            <text:p>-22982</text:p>
          </table:table-cell>
          <table:table-cell office:value-type="float" office:value="-23419" calcext:value-type="float">
            <text:p>-234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21906" calcext:value-type="float">
            <text:p>21906</text:p>
          </table:table-cell>
          <table:table-cell office:value-type="float" office:value="2230" calcext:value-type="float">
            <text:p>2230</text:p>
          </table:table-cell>
          <table:table-cell office:value-type="float" office:value="-19198" calcext:value-type="float">
            <text:p>-19198</text:p>
          </table:table-cell>
          <table:table-cell office:value-type="float" office:value="-25944" calcext:value-type="float">
            <text:p>-259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23525" calcext:value-type="float">
            <text:p>23525</text:p>
          </table:table-cell>
          <table:table-cell office:value-type="float" office:value="7044" calcext:value-type="float">
            <text:p>7044</text:p>
          </table:table-cell>
          <table:table-cell office:value-type="float" office:value="-14203" calcext:value-type="float">
            <text:p>-14203</text:p>
          </table:table-cell>
          <table:table-cell office:value-type="float" office:value="-25942" calcext:value-type="float">
            <text:p>-2594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24767" calcext:value-type="float">
            <text:p>24767</text:p>
          </table:table-cell>
          <table:table-cell office:value-type="float" office:value="11617" calcext:value-type="float">
            <text:p>11617</text:p>
          </table:table-cell>
          <table:table-cell office:value-type="float" office:value="-8327" calcext:value-type="float">
            <text:p>-8327</text:p>
          </table:table-cell>
          <table:table-cell office:value-type="float" office:value="-23422" calcext:value-type="float">
            <text:p>-2342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25637" calcext:value-type="float">
            <text:p>25637</text:p>
          </table:table-cell>
          <table:table-cell office:value-type="float" office:value="15796" calcext:value-type="float">
            <text:p>15796</text:p>
          </table:table-cell>
          <table:table-cell office:value-type="float" office:value="-1911" calcext:value-type="float">
            <text:p>-1911</text:p>
          </table:table-cell>
          <table:table-cell office:value-type="float" office:value="-18606" calcext:value-type="float">
            <text:p>-1860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26093" calcext:value-type="float">
            <text:p>26093</text:p>
          </table:table-cell>
          <table:table-cell office:value-type="float" office:value="19421" calcext:value-type="float">
            <text:p>19421</text:p>
          </table:table-cell>
          <table:table-cell office:value-type="float" office:value="4631" calcext:value-type="float">
            <text:p>4631</text:p>
          </table:table-cell>
          <table:table-cell office:value-type="float" office:value="-11994" calcext:value-type="float">
            <text:p>-1199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26109" calcext:value-type="float">
            <text:p>26109</text:p>
          </table:table-cell>
          <table:table-cell office:value-type="float" office:value="22362" calcext:value-type="float">
            <text:p>22362</text:p>
          </table:table-cell>
          <table:table-cell office:value-type="float" office:value="10866" calcext:value-type="float">
            <text:p>10866</text:p>
          </table:table-cell>
          <table:table-cell office:value-type="float" office:value="-4199" calcext:value-type="float">
            <text:p>-419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25732" calcext:value-type="float">
            <text:p>25732</text:p>
          </table:table-cell>
          <table:table-cell office:value-type="float" office:value="24507" calcext:value-type="float">
            <text:p>24507</text:p>
          </table:table-cell>
          <table:table-cell office:value-type="float" office:value="16444" calcext:value-type="float">
            <text:p>16444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24998" calcext:value-type="float">
            <text:p>24998</text:p>
          </table:table-cell>
          <table:table-cell office:value-type="float" office:value="25780" calcext:value-type="float">
            <text:p>25780</text:p>
          </table:table-cell>
          <table:table-cell office:value-type="float" office:value="20986" calcext:value-type="float">
            <text:p>20986</text:p>
          </table:table-cell>
          <table:table-cell office:value-type="float" office:value="11790" calcext:value-type="float">
            <text:p>1179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23878" calcext:value-type="float">
            <text:p>23878</text:p>
          </table:table-cell>
          <table:table-cell office:value-type="float" office:value="26156" calcext:value-type="float">
            <text:p>26156</text:p>
          </table:table-cell>
          <table:table-cell office:value-type="float" office:value="24226" calcext:value-type="float">
            <text:p>24226</text:p>
          </table:table-cell>
          <table:table-cell office:value-type="float" office:value="18444" calcext:value-type="float">
            <text:p>184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22358" calcext:value-type="float">
            <text:p>22358</text:p>
          </table:table-cell>
          <table:table-cell office:value-type="float" office:value="25620" calcext:value-type="float">
            <text:p>25620</text:p>
          </table:table-cell>
          <table:table-cell office:value-type="float" office:value="25948" calcext:value-type="float">
            <text:p>25948</text:p>
          </table:table-cell>
          <table:table-cell office:value-type="float" office:value="23291" calcext:value-type="float">
            <text:p>2329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20482" calcext:value-type="float">
            <text:p>20482</text:p>
          </table:table-cell>
          <table:table-cell office:value-type="float" office:value="24188" calcext:value-type="float">
            <text:p>24188</text:p>
          </table:table-cell>
          <table:table-cell office:value-type="float" office:value="26028" calcext:value-type="float">
            <text:p>26028</text:p>
          </table:table-cell>
          <table:table-cell office:value-type="float" office:value="25890" calcext:value-type="float">
            <text:p>2589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office:value-type="float" office:value="18291" calcext:value-type="float">
            <text:p>18291</text:p>
          </table:table-cell>
          <table:table-cell office:value-type="float" office:value="21900" calcext:value-type="float">
            <text:p>21900</text:p>
          </table:table-cell>
          <table:table-cell office:value-type="float" office:value="24481" calcext:value-type="float">
            <text:p>24481</text:p>
          </table:table-cell>
          <table:table-cell office:value-type="float" office:value="25971" calcext:value-type="float">
            <text:p>259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15814" calcext:value-type="float">
            <text:p>15814</text:p>
          </table:table-cell>
          <table:table-cell office:value-type="float" office:value="18823" calcext:value-type="float">
            <text:p>18823</text:p>
          </table:table-cell>
          <table:table-cell office:value-type="float" office:value="21405" calcext:value-type="float">
            <text:p>21405</text:p>
          </table:table-cell>
          <table:table-cell office:value-type="float" office:value="23519" calcext:value-type="float">
            <text:p>235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office:value-type="float" office:value="13095" calcext:value-type="float">
            <text:p>13095</text:p>
          </table:table-cell>
          <table:table-cell office:value-type="float" office:value="15067" calcext:value-type="float">
            <text:p>15067</text:p>
          </table:table-cell>
          <table:table-cell office:value-type="float" office:value="16993" calcext:value-type="float">
            <text:p>16993</text:p>
          </table:table-cell>
          <table:table-cell office:value-type="float" office:value="18801" calcext:value-type="float">
            <text:p>188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10168" calcext:value-type="float">
            <text:p>10168</text:p>
          </table:table-cell>
          <table:table-cell office:value-type="float" office:value="10779" calcext:value-type="float">
            <text:p>10779</text:p>
          </table:table-cell>
          <table:table-cell office:value-type="float" office:value="11506" calcext:value-type="float">
            <text:p>11506</text:p>
          </table:table-cell>
          <table:table-cell office:value-type="float" office:value="12247" calcext:value-type="float">
            <text:p>122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7066" calcext:value-type="float">
            <text:p>7066</text:p>
          </table:table-cell>
          <table:table-cell office:value-type="float" office:value="6125" calcext:value-type="float">
            <text:p>6125</text:p>
          </table:table-cell>
          <table:table-cell office:value-type="float" office:value="5300" calcext:value-type="float">
            <text:p>5300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3853" calcext:value-type="float">
            <text:p>3853</text:p>
          </table:table-cell>
          <table:table-cell office:value-type="float" office:value="1260" calcext:value-type="float">
            <text:p>1260</text:p>
          </table:table-cell>
          <table:table-cell office:value-type="float" office:value="-1231" calcext:value-type="float">
            <text:p>-1231</text:p>
          </table:table-cell>
          <table:table-cell office:value-type="float" office:value="-3667" calcext:value-type="float">
            <text:p>-366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601" calcext:value-type="float">
            <text:p>601</text:p>
          </table:table-cell>
          <table:table-cell office:value-type="float" office:value="-3652" calcext:value-type="float">
            <text:p>-3652</text:p>
          </table:table-cell>
          <table:table-cell office:value-type="float" office:value="-7674" calcext:value-type="float">
            <text:p>-7674</text:p>
          </table:table-cell>
          <table:table-cell office:value-type="float" office:value="-11483" calcext:value-type="float">
            <text:p>-1148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-2660" calcext:value-type="float">
            <text:p>-2660</text:p>
          </table:table-cell>
          <table:table-cell office:value-type="float" office:value="-8439" calcext:value-type="float">
            <text:p>-8439</text:p>
          </table:table-cell>
          <table:table-cell office:value-type="float" office:value="-13643" calcext:value-type="float">
            <text:p>-13643</text:p>
          </table:table-cell>
          <table:table-cell office:value-type="float" office:value="-18166" calcext:value-type="float">
            <text:p>-181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-5898" calcext:value-type="float">
            <text:p>-5898</text:p>
          </table:table-cell>
          <table:table-cell office:value-type="float" office:value="-12949" calcext:value-type="float">
            <text:p>-12949</text:p>
          </table:table-cell>
          <table:table-cell office:value-type="float" office:value="-18755" calcext:value-type="float">
            <text:p>-18755</text:p>
          </table:table-cell>
          <table:table-cell office:value-type="float" office:value="-23067" calcext:value-type="float">
            <text:p>-2306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-9040" calcext:value-type="float">
            <text:p>-9040</text:p>
          </table:table-cell>
          <table:table-cell office:value-type="float" office:value="-17012" calcext:value-type="float">
            <text:p>-17012</text:p>
          </table:table-cell>
          <table:table-cell office:value-type="float" office:value="-22694" calcext:value-type="float">
            <text:p>-22694</text:p>
          </table:table-cell>
          <table:table-cell office:value-type="float" office:value="-25709" calcext:value-type="float">
            <text:p>-2570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12026" calcext:value-type="float">
            <text:p>-12026</text:p>
          </table:table-cell>
          <table:table-cell office:value-type="float" office:value="-20470" calcext:value-type="float">
            <text:p>-20470</text:p>
          </table:table-cell>
          <table:table-cell office:value-type="float" office:value="-25215" calcext:value-type="float">
            <text:p>-25215</text:p>
          </table:table-cell>
          <table:table-cell office:value-type="float" office:value="-25841" calcext:value-type="float">
            <text:p>-258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4832" calcext:value-type="float">
            <text:p>-14832</text:p>
          </table:table-cell>
          <table:table-cell office:value-type="float" office:value="-23184" calcext:value-type="float">
            <text:p>-23184</text:p>
          </table:table-cell>
          <table:table-cell office:value-type="float" office:value="-26148" calcext:value-type="float">
            <text:p>-26148</text:p>
          </table:table-cell>
          <table:table-cell office:value-type="float" office:value="-23449" calcext:value-type="float">
            <text:p>-2344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7417" calcext:value-type="float">
            <text:p>-17417</text:p>
          </table:table-cell>
          <table:table-cell office:value-type="float" office:value="-25068" calcext:value-type="float">
            <text:p>-25068</text:p>
          </table:table-cell>
          <table:table-cell office:value-type="float" office:value="-25445" calcext:value-type="float">
            <text:p>-25445</text:p>
          </table:table-cell>
          <table:table-cell office:value-type="float" office:value="-18762" calcext:value-type="float">
            <text:p>-187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9722" calcext:value-type="float">
            <text:p>-19722</text:p>
          </table:table-cell>
          <table:table-cell office:value-type="float" office:value="-26099" calcext:value-type="float">
            <text:p>-26099</text:p>
          </table:table-cell>
          <table:table-cell office:value-type="float" office:value="-23153" calcext:value-type="float">
            <text:p>-23153</text:p>
          </table:table-cell>
          <table:table-cell office:value-type="float" office:value="-12237" calcext:value-type="float">
            <text:p>-1223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-37" calcext:value-type="float">
            <text:p>-37</text:p>
          </table:table-cell>
          <table:table-cell office:value-type="float" office:value="-21713" calcext:value-type="float">
            <text:p>-21713</text:p>
          </table:table-cell>
          <table:table-cell office:value-type="float" office:value="-26197" calcext:value-type="float">
            <text:p>-26197</text:p>
          </table:table-cell>
          <table:table-cell office:value-type="float" office:value="-19421" calcext:value-type="float">
            <text:p>-19421</text:p>
          </table:table-cell>
          <table:table-cell office:value-type="float" office:value="-4523" calcext:value-type="float">
            <text:p>-45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-23373" calcext:value-type="float">
            <text:p>-23373</text:p>
          </table:table-cell>
          <table:table-cell office:value-type="float" office:value="-25377" calcext:value-type="float">
            <text:p>-25377</text:p>
          </table:table-cell>
          <table:table-cell office:value-type="float" office:value="-14468" calcext:value-type="float">
            <text:p>-14468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24669" calcext:value-type="float">
            <text:p>-24669</text:p>
          </table:table-cell>
          <table:table-cell office:value-type="float" office:value="-23707" calcext:value-type="float">
            <text:p>-23707</text:p>
          </table:table-cell>
          <table:table-cell office:value-type="float" office:value="-8607" calcext:value-type="float">
            <text:p>-8607</text:p>
          </table:table-cell>
          <table:table-cell office:value-type="float" office:value="11419" calcext:value-type="float">
            <text:p>114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25572" calcext:value-type="float">
            <text:p>-25572</text:p>
          </table:table-cell>
          <table:table-cell office:value-type="float" office:value="-21147" calcext:value-type="float">
            <text:p>-21147</text:p>
          </table:table-cell>
          <table:table-cell office:value-type="float" office:value="-2204" calcext:value-type="float">
            <text:p>-2204</text:p>
          </table:table-cell>
          <table:table-cell office:value-type="float" office:value="18122" calcext:value-type="float">
            <text:p>181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-56" calcext:value-type="float">
            <text:p>-56</text:p>
          </table:table-cell>
          <table:table-cell office:value-type="float" office:value="-26075" calcext:value-type="float">
            <text:p>-26075</text:p>
          </table:table-cell>
          <table:table-cell office:value-type="float" office:value="-17812" calcext:value-type="float">
            <text:p>-17812</text:p>
          </table:table-cell>
          <table:table-cell office:value-type="float" office:value="4328" calcext:value-type="float">
            <text:p>4328</text:p>
          </table:table-cell>
          <table:table-cell office:value-type="float" office:value="23031" calcext:value-type="float">
            <text:p>230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-26173" calcext:value-type="float">
            <text:p>-26173</text:p>
          </table:table-cell>
          <table:table-cell office:value-type="float" office:value="-13893" calcext:value-type="float">
            <text:p>-13893</text:p>
          </table:table-cell>
          <table:table-cell office:value-type="float" office:value="10579" calcext:value-type="float">
            <text:p>10579</text:p>
          </table:table-cell>
          <table:table-cell office:value-type="float" office:value="25715" calcext:value-type="float">
            <text:p>257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office:value-type="float" office:value="-25858" calcext:value-type="float">
            <text:p>-25858</text:p>
          </table:table-cell>
          <table:table-cell office:value-type="float" office:value="-9475" calcext:value-type="float">
            <text:p>-9475</text:p>
          </table:table-cell>
          <table:table-cell office:value-type="float" office:value="16178" calcext:value-type="float">
            <text:p>16178</text:p>
          </table:table-cell>
          <table:table-cell office:value-type="float" office:value="25906" calcext:value-type="float">
            <text:p>259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25141" calcext:value-type="float">
            <text:p>-25141</text:p>
          </table:table-cell>
          <table:table-cell office:value-type="float" office:value="-4722" calcext:value-type="float">
            <text:p>-4722</text:p>
          </table:table-cell>
          <table:table-cell office:value-type="float" office:value="20772" calcext:value-type="float">
            <text:p>20772</text:p>
          </table:table-cell>
          <table:table-cell office:value-type="float" office:value="23564" calcext:value-type="float">
            <text:p>2356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-46" calcext:value-type="float">
            <text:p>-46</text:p>
          </table:table-cell>
          <table:table-cell office:value-type="float" office:value="-24040" calcext:value-type="float">
            <text:p>-24040</text:p>
          </table:table-cell>
          <table:table-cell office:value-type="float" office:value="177" calcext:value-type="float">
            <text:p>177</text:p>
          </table:table-cell>
          <table:table-cell office:value-type="float" office:value="24069" calcext:value-type="float">
            <text:p>24069</text:p>
          </table:table-cell>
          <table:table-cell office:value-type="float" office:value="18917" calcext:value-type="float">
            <text:p>189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-22565" calcext:value-type="float">
            <text:p>-22565</text:p>
          </table:table-cell>
          <table:table-cell office:value-type="float" office:value="5088" calcext:value-type="float">
            <text:p>5088</text:p>
          </table:table-cell>
          <table:table-cell office:value-type="float" office:value="25842" calcext:value-type="float">
            <text:p>25842</text:p>
          </table:table-cell>
          <table:table-cell office:value-type="float" office:value="12419" calcext:value-type="float">
            <text:p>124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733" calcext:value-type="float">
            <text:p>-20733</text:p>
          </table:table-cell>
          <table:table-cell office:value-type="float" office:value="9836" calcext:value-type="float">
            <text:p>9836</text:p>
          </table:table-cell>
          <table:table-cell office:value-type="float" office:value="25990" calcext:value-type="float">
            <text:p>25990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8577" calcext:value-type="float">
            <text:p>-18577</text:p>
          </table:table-cell>
          <table:table-cell office:value-type="float" office:value="14227" calcext:value-type="float">
            <text:p>14227</text:p>
          </table:table-cell>
          <table:table-cell office:value-type="float" office:value="24529" calcext:value-type="float">
            <text:p>24529</text:p>
          </table:table-cell>
          <table:table-cell office:value-type="float" office:value="-3455" calcext:value-type="float">
            <text:p>-34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16128" calcext:value-type="float">
            <text:p>-16128</text:p>
          </table:table-cell>
          <table:table-cell office:value-type="float" office:value="18118" calcext:value-type="float">
            <text:p>18118</text:p>
          </table:table-cell>
          <table:table-cell office:value-type="float" office:value="21552" calcext:value-type="float">
            <text:p>21552</text:p>
          </table:table-cell>
          <table:table-cell office:value-type="float" office:value="-11315" calcext:value-type="float">
            <text:p>-113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-13418" calcext:value-type="float">
            <text:p>-13418</text:p>
          </table:table-cell>
          <table:table-cell office:value-type="float" office:value="21364" calcext:value-type="float">
            <text:p>21364</text:p>
          </table:table-cell>
          <table:table-cell office:value-type="float" office:value="17167" calcext:value-type="float">
            <text:p>17167</text:p>
          </table:table-cell>
          <table:table-cell office:value-type="float" office:value="-18059" calcext:value-type="float">
            <text:p>-180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-10496" calcext:value-type="float">
            <text:p>-10496</text:p>
          </table:table-cell>
          <table:table-cell office:value-type="float" office:value="23837" calcext:value-type="float">
            <text:p>23837</text:p>
          </table:table-cell>
          <table:table-cell office:value-type="float" office:value="11743" calcext:value-type="float">
            <text:p>11743</text:p>
          </table:table-cell>
          <table:table-cell office:value-type="float" office:value="-23042" calcext:value-type="float">
            <text:p>-2304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7417" calcext:value-type="float">
            <text:p>-7417</text:p>
          </table:table-cell>
          <table:table-cell office:value-type="float" office:value="25486" calcext:value-type="float">
            <text:p>25486</text:p>
          </table:table-cell>
          <table:table-cell office:value-type="float" office:value="5555" calcext:value-type="float">
            <text:p>5555</text:p>
          </table:table-cell>
          <table:table-cell office:value-type="float" office:value="-25806" calcext:value-type="float">
            <text:p>-258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-4224" calcext:value-type="float">
            <text:p>-4224</text:p>
          </table:table-cell>
          <table:table-cell office:value-type="float" office:value="26242" calcext:value-type="float">
            <text:p>26242</text:p>
          </table:table-cell>
          <table:table-cell office:value-type="float" office:value="-955" calcext:value-type="float">
            <text:p>-955</text:p>
          </table:table-cell>
          <table:table-cell office:value-type="float" office:value="-26063" calcext:value-type="float">
            <text:p>-2606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-961" calcext:value-type="float">
            <text:p>-961</text:p>
          </table:table-cell>
          <table:table-cell office:value-type="float" office:value="26065" calcext:value-type="float">
            <text:p>26065</text:p>
          </table:table-cell>
          <table:table-cell office:value-type="float" office:value="-7427" calcext:value-type="float">
            <text:p>-7427</text:p>
          </table:table-cell>
          <table:table-cell office:value-type="float" office:value="-23759" calcext:value-type="float">
            <text:p>-2375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317" calcext:value-type="float">
            <text:p>2317</text:p>
          </table:table-cell>
          <table:table-cell office:value-type="float" office:value="24978" calcext:value-type="float">
            <text:p>24978</text:p>
          </table:table-cell>
          <table:table-cell office:value-type="float" office:value="-13448" calcext:value-type="float">
            <text:p>-13448</text:p>
          </table:table-cell>
          <table:table-cell office:value-type="float" office:value="-19160" calcext:value-type="float">
            <text:p>-1916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553" calcext:value-type="float">
            <text:p>5553</text:p>
          </table:table-cell>
          <table:table-cell office:value-type="float" office:value="23003" calcext:value-type="float">
            <text:p>23003</text:p>
          </table:table-cell>
          <table:table-cell office:value-type="float" office:value="-18620" calcext:value-type="float">
            <text:p>-18620</text:p>
          </table:table-cell>
          <table:table-cell office:value-type="float" office:value="-12717" calcext:value-type="float">
            <text:p>-127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705" calcext:value-type="float">
            <text:p>8705</text:p>
          </table:table-cell>
          <table:table-cell office:value-type="float" office:value="20219" calcext:value-type="float">
            <text:p>20219</text:p>
          </table:table-cell>
          <table:table-cell office:value-type="float" office:value="-22632" calcext:value-type="float">
            <text:p>-22632</text:p>
          </table:table-cell>
          <table:table-cell office:value-type="float" office:value="-5016" calcext:value-type="float">
            <text:p>-50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728" calcext:value-type="float">
            <text:p>11728</text:p>
          </table:table-cell>
          <table:table-cell office:value-type="float" office:value="16726" calcext:value-type="float">
            <text:p>16726</text:p>
          </table:table-cell>
          <table:table-cell office:value-type="float" office:value="-25225" calcext:value-type="float">
            <text:p>-25225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573" calcext:value-type="float">
            <text:p>14573</text:p>
          </table:table-cell>
          <table:table-cell office:value-type="float" office:value="12645" calcext:value-type="float">
            <text:p>12645</text:p>
          </table:table-cell>
          <table:table-cell office:value-type="float" office:value="-26254" calcext:value-type="float">
            <text:p>-26254</text:p>
          </table:table-cell>
          <table:table-cell office:value-type="float" office:value="11035" calcext:value-type="float">
            <text:p>110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7193" calcext:value-type="float">
            <text:p>17193</text:p>
          </table:table-cell>
          <table:table-cell office:value-type="float" office:value="8135" calcext:value-type="float">
            <text:p>8135</text:p>
          </table:table-cell>
          <table:table-cell office:value-type="float" office:value="-25634" calcext:value-type="float">
            <text:p>-25634</text:p>
          </table:table-cell>
          <table:table-cell office:value-type="float" office:value="17816" calcext:value-type="float">
            <text:p>1781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539" calcext:value-type="float">
            <text:p>19539</text:p>
          </table:table-cell>
          <table:table-cell office:value-type="float" office:value="3337" calcext:value-type="float">
            <text:p>3337</text:p>
          </table:table-cell>
          <table:table-cell office:value-type="float" office:value="-23422" calcext:value-type="float">
            <text:p>-23422</text:p>
          </table:table-cell>
          <table:table-cell office:value-type="float" office:value="22871" calcext:value-type="float">
            <text:p>2287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574" calcext:value-type="float">
            <text:p>21574</text:p>
          </table:table-cell>
          <table:table-cell office:value-type="float" office:value="-1570" calcext:value-type="float">
            <text:p>-1570</text:p>
          </table:table-cell>
          <table:table-cell office:value-type="float" office:value="-19731" calcext:value-type="float">
            <text:p>-19731</text:p>
          </table:table-cell>
          <table:table-cell office:value-type="float" office:value="25688" calcext:value-type="float">
            <text:p>2568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263" calcext:value-type="float">
            <text:p>23263</text:p>
          </table:table-cell>
          <table:table-cell office:value-type="float" office:value="-6417" calcext:value-type="float">
            <text:p>-6417</text:p>
          </table:table-cell>
          <table:table-cell office:value-type="float" office:value="-14819" calcext:value-type="float">
            <text:p>-14819</text:p>
          </table:table-cell>
          <table:table-cell office:value-type="float" office:value="26013" calcext:value-type="float">
            <text:p>260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583" calcext:value-type="float">
            <text:p>24583</text:p>
          </table:table-cell>
          <table:table-cell office:value-type="float" office:value="-11043" calcext:value-type="float">
            <text:p>-11043</text:p>
          </table:table-cell>
          <table:table-cell office:value-type="float" office:value="-8974" calcext:value-type="float">
            <text:p>-8974</text:p>
          </table:table-cell>
          <table:table-cell office:value-type="float" office:value="23772" calcext:value-type="float">
            <text:p>2377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25517" calcext:value-type="float">
            <text:p>25517</text:p>
          </table:table-cell>
          <table:table-cell office:value-type="float" office:value="-15267" calcext:value-type="float">
            <text:p>-15267</text:p>
          </table:table-cell>
          <table:table-cell office:value-type="float" office:value="-2570" calcext:value-type="float">
            <text:p>-2570</text:p>
          </table:table-cell>
          <table:table-cell office:value-type="float" office:value="19212" calcext:value-type="float">
            <text:p>192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26050" calcext:value-type="float">
            <text:p>26050</text:p>
          </table:table-cell>
          <table:table-cell office:value-type="float" office:value="-18954" calcext:value-type="float">
            <text:p>-18954</text:p>
          </table:table-cell>
          <table:table-cell office:value-type="float" office:value="3978" calcext:value-type="float">
            <text:p>3978</text:p>
          </table:table-cell>
          <table:table-cell office:value-type="float" office:value="12789" calcext:value-type="float">
            <text:p>1278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26171" calcext:value-type="float">
            <text:p>26171</text:p>
          </table:table-cell>
          <table:table-cell office:value-type="float" office:value="-21975" calcext:value-type="float">
            <text:p>-21975</text:p>
          </table:table-cell>
          <table:table-cell office:value-type="float" office:value="10297" calcext:value-type="float">
            <text:p>10297</text:p>
          </table:table-cell>
          <table:table-cell office:value-type="float" office:value="5107" calcext:value-type="float">
            <text:p>510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5880" calcext:value-type="float">
            <text:p>25880</text:p>
          </table:table-cell>
          <table:table-cell office:value-type="float" office:value="-24218" calcext:value-type="float">
            <text:p>-24218</text:p>
          </table:table-cell>
          <table:table-cell office:value-type="float" office:value="15967" calcext:value-type="float">
            <text:p>15967</text:p>
          </table:table-cell>
          <table:table-cell office:value-type="float" office:value="-3078" calcext:value-type="float">
            <text:p>-307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5184" calcext:value-type="float">
            <text:p>25184</text:p>
          </table:table-cell>
          <table:table-cell office:value-type="float" office:value="-25610" calcext:value-type="float">
            <text:p>-25610</text:p>
          </table:table-cell>
          <table:table-cell office:value-type="float" office:value="20629" calcext:value-type="float">
            <text:p>20629</text:p>
          </table:table-cell>
          <table:table-cell office:value-type="float" office:value="-10946" calcext:value-type="float">
            <text:p>-1094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095" calcext:value-type="float">
            <text:p>24095</text:p>
          </table:table-cell>
          <table:table-cell office:value-type="float" office:value="-26104" calcext:value-type="float">
            <text:p>-26104</text:p>
          </table:table-cell>
          <table:table-cell office:value-type="float" office:value="24002" calcext:value-type="float">
            <text:p>24002</text:p>
          </table:table-cell>
          <table:table-cell office:value-type="float" office:value="-17747" calcext:value-type="float">
            <text:p>-177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624" calcext:value-type="float">
            <text:p>22624</text:p>
          </table:table-cell>
          <table:table-cell office:value-type="float" office:value="-25685" calcext:value-type="float">
            <text:p>-25685</text:p>
          </table:table-cell>
          <table:table-cell office:value-type="float" office:value="25890" calcext:value-type="float">
            <text:p>25890</text:p>
          </table:table-cell>
          <table:table-cell office:value-type="float" office:value="-22820" calcext:value-type="float">
            <text:p>-228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20787" calcext:value-type="float">
            <text:p>20787</text:p>
          </table:table-cell>
          <table:table-cell office:value-type="float" office:value="-24352" calcext:value-type="float">
            <text:p>-24352</text:p>
          </table:table-cell>
          <table:table-cell office:value-type="float" office:value="26163" calcext:value-type="float">
            <text:p>26163</text:p>
          </table:table-cell>
          <table:table-cell office:value-type="float" office:value="-25670" calcext:value-type="float">
            <text:p>-2567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18611" calcext:value-type="float">
            <text:p>18611</text:p>
          </table:table-cell>
          <table:table-cell office:value-type="float" office:value="-22163" calcext:value-type="float">
            <text:p>-22163</text:p>
          </table:table-cell>
          <table:table-cell office:value-type="float" office:value="24788" calcext:value-type="float">
            <text:p>24788</text:p>
          </table:table-cell>
          <table:table-cell office:value-type="float" office:value="-26020" calcext:value-type="float">
            <text:p>-2602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16137" calcext:value-type="float">
            <text:p>16137</text:p>
          </table:table-cell>
          <table:table-cell office:value-type="float" office:value="-19198" calcext:value-type="float">
            <text:p>-19198</text:p>
          </table:table-cell>
          <table:table-cell office:value-type="float" office:value="21887" calcext:value-type="float">
            <text:p>21887</text:p>
          </table:table-cell>
          <table:table-cell office:value-type="float" office:value="-23861" calcext:value-type="float">
            <text:p>-2386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3410" calcext:value-type="float">
            <text:p>13410</text:p>
          </table:table-cell>
          <table:table-cell office:value-type="float" office:value="-15548" calcext:value-type="float">
            <text:p>-15548</text:p>
          </table:table-cell>
          <table:table-cell office:value-type="float" office:value="17617" calcext:value-type="float">
            <text:p>17617</text:p>
          </table:table-cell>
          <table:table-cell office:value-type="float" office:value="-19387" calcext:value-type="float">
            <text:p>-1938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477" calcext:value-type="float">
            <text:p>10477</text:p>
          </table:table-cell>
          <table:table-cell office:value-type="float" office:value="-11355" calcext:value-type="float">
            <text:p>-11355</text:p>
          </table:table-cell>
          <table:table-cell office:value-type="float" office:value="12247" calcext:value-type="float">
            <text:p>12247</text:p>
          </table:table-cell>
          <table:table-cell office:value-type="float" office:value="-13015" calcext:value-type="float">
            <text:p>-130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385" calcext:value-type="float">
            <text:p>7385</text:p>
          </table:table-cell>
          <table:table-cell office:value-type="float" office:value="-6759" calcext:value-type="float">
            <text:p>-6759</text:p>
          </table:table-cell>
          <table:table-cell office:value-type="float" office:value="6108" calcext:value-type="float">
            <text:p>6108</text:p>
          </table:table-cell>
          <table:table-cell office:value-type="float" office:value="-5391" calcext:value-type="float">
            <text:p>-539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4183" calcext:value-type="float">
            <text:p>4183</text:p>
          </table:table-cell>
          <table:table-cell office:value-type="float" office:value="-1911" calcext:value-type="float">
            <text:p>-1911</text:p>
          </table:table-cell>
          <table:table-cell office:value-type="float" office:value="-400" calcext:value-type="float">
            <text:p>-400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-204" calcext:value-type="float">
            <text:p>-204</text:p>
          </table:table-cell>
          <table:table-cell office:value-type="float" office:value="916" calcext:value-type="float">
            <text:p>916</text:p>
          </table:table-cell>
          <table:table-cell office:value-type="float" office:value="3009" calcext:value-type="float">
            <text:p>3009</text:p>
          </table:table-cell>
          <table:table-cell office:value-type="float" office:value="-6881" calcext:value-type="float">
            <text:p>-6881</text:p>
          </table:table-cell>
          <table:table-cell office:value-type="float" office:value="10661" calcext:value-type="float">
            <text:p>1066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-269" calcext:value-type="float">
            <text:p>-269</text:p>
          </table:table-cell>
          <table:table-cell office:value-type="float" office:value="-2370" calcext:value-type="float">
            <text:p>-2370</text:p>
          </table:table-cell>
          <table:table-cell office:value-type="float" office:value="7810" calcext:value-type="float">
            <text:p>7810</text:p>
          </table:table-cell>
          <table:table-cell office:value-type="float" office:value="-12932" calcext:value-type="float">
            <text:p>-12932</text:p>
          </table:table-cell>
          <table:table-cell office:value-type="float" office:value="17536" calcext:value-type="float">
            <text:p>175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5623" calcext:value-type="float">
            <text:p>-5623</text:p>
          </table:table-cell>
          <table:table-cell office:value-type="float" office:value="12336" calcext:value-type="float">
            <text:p>12336</text:p>
          </table:table-cell>
          <table:table-cell office:value-type="float" office:value="-18166" calcext:value-type="float">
            <text:p>-18166</text:p>
          </table:table-cell>
          <table:table-cell office:value-type="float" office:value="22690" calcext:value-type="float">
            <text:p>2269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-8786" calcext:value-type="float">
            <text:p>-8786</text:p>
          </table:table-cell>
          <table:table-cell office:value-type="float" office:value="16444" calcext:value-type="float">
            <text:p>16444</text:p>
          </table:table-cell>
          <table:table-cell office:value-type="float" office:value="-22258" calcext:value-type="float">
            <text:p>-22258</text:p>
          </table:table-cell>
          <table:table-cell office:value-type="float" office:value="25638" calcext:value-type="float">
            <text:p>2563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566" calcext:value-type="float">
            <text:p>1566</text:p>
          </table:table-cell>
          <table:table-cell office:value-type="float" office:value="-11808" calcext:value-type="float">
            <text:p>-11808</text:p>
          </table:table-cell>
          <table:table-cell office:value-type="float" office:value="19965" calcext:value-type="float">
            <text:p>19965</text:p>
          </table:table-cell>
          <table:table-cell office:value-type="float" office:value="-24940" calcext:value-type="float">
            <text:p>-24940</text:p>
          </table:table-cell>
          <table:table-cell office:value-type="float" office:value="26081" calcext:value-type="float">
            <text:p>2608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3015" calcext:value-type="float">
            <text:p>3015</text:p>
          </table:table-cell>
          <table:table-cell office:value-type="float" office:value="-14647" calcext:value-type="float">
            <text:p>-14647</text:p>
          </table:table-cell>
          <table:table-cell office:value-type="float" office:value="22782" calcext:value-type="float">
            <text:p>22782</text:p>
          </table:table-cell>
          <table:table-cell office:value-type="float" office:value="-26072" calcext:value-type="float">
            <text:p>-26072</text:p>
          </table:table-cell>
          <table:table-cell office:value-type="float" office:value="23974" calcext:value-type="float">
            <text:p>2397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4705" calcext:value-type="float">
            <text:p>4705</text:p>
          </table:table-cell>
          <table:table-cell office:value-type="float" office:value="-17258" calcext:value-type="float">
            <text:p>-17258</text:p>
          </table:table-cell>
          <table:table-cell office:value-type="float" office:value="24806" calcext:value-type="float">
            <text:p>24806</text:p>
          </table:table-cell>
          <table:table-cell office:value-type="float" office:value="-25561" calcext:value-type="float">
            <text:p>-25561</text:p>
          </table:table-cell>
          <table:table-cell office:value-type="float" office:value="19506" calcext:value-type="float">
            <text:p>195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6453" calcext:value-type="float">
            <text:p>6453</text:p>
          </table:table-cell>
          <table:table-cell office:value-type="float" office:value="-19590" calcext:value-type="float">
            <text:p>-19590</text:p>
          </table:table-cell>
          <table:table-cell office:value-type="float" office:value="25948" calcext:value-type="float">
            <text:p>25948</text:p>
          </table:table-cell>
          <table:table-cell office:value-type="float" office:value="-23449" calcext:value-type="float">
            <text:p>-23449</text:p>
          </table:table-cell>
          <table:table-cell office:value-type="float" office:value="13104" calcext:value-type="float">
            <text:p>1310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8120" calcext:value-type="float">
            <text:p>8120</text:p>
          </table:table-cell>
          <table:table-cell office:value-type="float" office:value="-21602" calcext:value-type="float">
            <text:p>-21602</text:p>
          </table:table-cell>
          <table:table-cell office:value-type="float" office:value="26163" calcext:value-type="float">
            <text:p>26163</text:p>
          </table:table-cell>
          <table:table-cell office:value-type="float" office:value="-19862" calcext:value-type="float">
            <text:p>-19862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9655" calcext:value-type="float">
            <text:p>9655</text:p>
          </table:table-cell>
          <table:table-cell office:value-type="float" office:value="-23272" calcext:value-type="float">
            <text:p>-23272</text:p>
          </table:table-cell>
          <table:table-cell office:value-type="float" office:value="25454" calcext:value-type="float">
            <text:p>25454</text:p>
          </table:table-cell>
          <table:table-cell office:value-type="float" office:value="-15033" calcext:value-type="float">
            <text:p>-15033</text:p>
          </table:table-cell>
          <table:table-cell office:value-type="float" office:value="-2767" calcext:value-type="float">
            <text:p>-276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1084" calcext:value-type="float">
            <text:p>11084</text:p>
          </table:table-cell>
          <table:table-cell office:value-type="float" office:value="-24581" calcext:value-type="float">
            <text:p>-24581</text:p>
          </table:table-cell>
          <table:table-cell office:value-type="float" office:value="23850" calcext:value-type="float">
            <text:p>23850</text:p>
          </table:table-cell>
          <table:table-cell office:value-type="float" office:value="-9252" calcext:value-type="float">
            <text:p>-9252</text:p>
          </table:table-cell>
          <table:table-cell office:value-type="float" office:value="-10717" calcext:value-type="float">
            <text:p>-107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2470" calcext:value-type="float">
            <text:p>12470</text:p>
          </table:table-cell>
          <table:table-cell office:value-type="float" office:value="-25501" calcext:value-type="float">
            <text:p>-25501</text:p>
          </table:table-cell>
          <table:table-cell office:value-type="float" office:value="21405" calcext:value-type="float">
            <text:p>21405</text:p>
          </table:table-cell>
          <table:table-cell office:value-type="float" office:value="-2904" calcext:value-type="float">
            <text:p>-2904</text:p>
          </table:table-cell>
          <table:table-cell office:value-type="float" office:value="-17622" calcext:value-type="float">
            <text:p>-1762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3860" calcext:value-type="float">
            <text:p>13860</text:p>
          </table:table-cell>
          <table:table-cell office:value-type="float" office:value="-26017" calcext:value-type="float">
            <text:p>-26017</text:p>
          </table:table-cell>
          <table:table-cell office:value-type="float" office:value="18208" calcext:value-type="float">
            <text:p>18208</text:p>
          </table:table-cell>
          <table:table-cell office:value-type="float" office:value="3618" calcext:value-type="float">
            <text:p>3618</text:p>
          </table:table-cell>
          <table:table-cell office:value-type="float" office:value="-22756" calcext:value-type="float">
            <text:p>-2275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5257" calcext:value-type="float">
            <text:p>15257</text:p>
          </table:table-cell>
          <table:table-cell office:value-type="float" office:value="-26127" calcext:value-type="float">
            <text:p>-26127</text:p>
          </table:table-cell>
          <table:table-cell office:value-type="float" office:value="14364" calcext:value-type="float">
            <text:p>14364</text:p>
          </table:table-cell>
          <table:table-cell office:value-type="float" office:value="9924" calcext:value-type="float">
            <text:p>9924</text:p>
          </table:table-cell>
          <table:table-cell office:value-type="float" office:value="-25651" calcext:value-type="float">
            <text:p>-2565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6622" calcext:value-type="float">
            <text:p>16622</text:p>
          </table:table-cell>
          <table:table-cell office:value-type="float" office:value="-25833" calcext:value-type="float">
            <text:p>-25833</text:p>
          </table:table-cell>
          <table:table-cell office:value-type="float" office:value="10007" calcext:value-type="float">
            <text:p>10007</text:p>
          </table:table-cell>
          <table:table-cell office:value-type="float" office:value="15616" calcext:value-type="float">
            <text:p>15616</text:p>
          </table:table-cell>
          <table:table-cell office:value-type="float" office:value="-26090" calcext:value-type="float">
            <text:p>-2609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7906" calcext:value-type="float">
            <text:p>17906</text:p>
          </table:table-cell>
          <table:table-cell office:value-type="float" office:value="-25132" calcext:value-type="float">
            <text:p>-25132</text:p>
          </table:table-cell>
          <table:table-cell office:value-type="float" office:value="5300" calcext:value-type="float">
            <text:p>5300</text:p>
          </table:table-cell>
          <table:table-cell office:value-type="float" office:value="20337" calcext:value-type="float">
            <text:p>20337</text:p>
          </table:table-cell>
          <table:table-cell office:value-type="float" office:value="-23977" calcext:value-type="float">
            <text:p>-2397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9078" calcext:value-type="float">
            <text:p>19078</text:p>
          </table:table-cell>
          <table:table-cell office:value-type="float" office:value="-24035" calcext:value-type="float">
            <text:p>-24035</text:p>
          </table:table-cell>
          <table:table-cell office:value-type="float" office:value="409" calcext:value-type="float">
            <text:p>409</text:p>
          </table:table-cell>
          <table:table-cell office:value-type="float" office:value="23753" calcext:value-type="float">
            <text:p>23753</text:p>
          </table:table-cell>
          <table:table-cell office:value-type="float" office:value="-19501" calcext:value-type="float">
            <text:p>-195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0143" calcext:value-type="float">
            <text:p>20143</text:p>
          </table:table-cell>
          <table:table-cell office:value-type="float" office:value="-22563" calcext:value-type="float">
            <text:p>-22563</text:p>
          </table:table-cell>
          <table:table-cell office:value-type="float" office:value="-4489" calcext:value-type="float">
            <text:p>-4489</text:p>
          </table:table-cell>
          <table:table-cell office:value-type="float" office:value="25715" calcext:value-type="float">
            <text:p>25715</text:p>
          </table:table-cell>
          <table:table-cell office:value-type="float" office:value="-13149" calcext:value-type="float">
            <text:p>-1314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1124" calcext:value-type="float">
            <text:p>21124</text:p>
          </table:table-cell>
          <table:table-cell office:value-type="float" office:value="-20737" calcext:value-type="float">
            <text:p>-20737</text:p>
          </table:table-cell>
          <table:table-cell office:value-type="float" office:value="-9226" calcext:value-type="float">
            <text:p>-9226</text:p>
          </table:table-cell>
          <table:table-cell office:value-type="float" office:value="26074" calcext:value-type="float">
            <text:p>26074</text:p>
          </table:table-cell>
          <table:table-cell office:value-type="float" office:value="-5581" calcext:value-type="float">
            <text:p>-558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2042" calcext:value-type="float">
            <text:p>22042</text:p>
          </table:table-cell>
          <table:table-cell office:value-type="float" office:value="-18583" calcext:value-type="float">
            <text:p>-18583</text:p>
          </table:table-cell>
          <table:table-cell office:value-type="float" office:value="-13643" calcext:value-type="float">
            <text:p>-13643</text:p>
          </table:table-cell>
          <table:table-cell office:value-type="float" office:value="24795" calcext:value-type="float">
            <text:p>24795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2900" calcext:value-type="float">
            <text:p>22900</text:p>
          </table:table-cell>
          <table:table-cell office:value-type="float" office:value="-16138" calcext:value-type="float">
            <text:p>-16138</text:p>
          </table:table-cell>
          <table:table-cell office:value-type="float" office:value="-17576" calcext:value-type="float">
            <text:p>-17576</text:p>
          </table:table-cell>
          <table:table-cell office:value-type="float" office:value="21963" calcext:value-type="float">
            <text:p>21963</text:p>
          </table:table-cell>
          <table:table-cell office:value-type="float" office:value="10438" calcext:value-type="float">
            <text:p>104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3675" calcext:value-type="float">
            <text:p>23675</text:p>
          </table:table-cell>
          <table:table-cell office:value-type="float" office:value="-13441" calcext:value-type="float">
            <text:p>-13441</text:p>
          </table:table-cell>
          <table:table-cell office:value-type="float" office:value="-20889" calcext:value-type="float">
            <text:p>-20889</text:p>
          </table:table-cell>
          <table:table-cell office:value-type="float" office:value="17744" calcext:value-type="float">
            <text:p>17744</text:p>
          </table:table-cell>
          <table:table-cell office:value-type="float" office:value="17309" calcext:value-type="float">
            <text:p>1730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4342" calcext:value-type="float">
            <text:p>24342</text:p>
          </table:table-cell>
          <table:table-cell office:value-type="float" office:value="-10536" calcext:value-type="float">
            <text:p>-10536</text:p>
          </table:table-cell>
          <table:table-cell office:value-type="float" office:value="-23464" calcext:value-type="float">
            <text:p>-23464</text:p>
          </table:table-cell>
          <table:table-cell office:value-type="float" office:value="12419" calcext:value-type="float">
            <text:p>12419</text:p>
          </table:table-cell>
          <table:table-cell office:value-type="float" office:value="22466" calcext:value-type="float">
            <text:p>2246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4887" calcext:value-type="float">
            <text:p>24887</text:p>
          </table:table-cell>
          <table:table-cell office:value-type="float" office:value="-7468" calcext:value-type="float">
            <text:p>-7468</text:p>
          </table:table-cell>
          <table:table-cell office:value-type="float" office:value="-25215" calcext:value-type="float">
            <text:p>-25215</text:p>
          </table:table-cell>
          <table:table-cell office:value-type="float" office:value="6331" calcext:value-type="float">
            <text:p>6331</text:p>
          </table:table-cell>
          <table:table-cell office:value-type="float" office:value="25493" calcext:value-type="float">
            <text:p>2549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5320" calcext:value-type="float">
            <text:p>25320</text:p>
          </table:table-cell>
          <table:table-cell office:value-type="float" office:value="-4285" calcext:value-type="float">
            <text:p>-4285</text:p>
          </table:table-cell>
          <table:table-cell office:value-type="float" office:value="-26069" calcext:value-type="float">
            <text:p>-26069</text:p>
          </table:table-cell>
          <table:table-cell office:value-type="float" office:value="-177" calcext:value-type="float">
            <text:p>-177</text:p>
          </table:table-cell>
          <table:table-cell office:value-type="float" office:value="26067" calcext:value-type="float">
            <text:p>2606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5661" calcext:value-type="float">
            <text:p>25661</text:p>
          </table:table-cell>
          <table:table-cell office:value-type="float" office:value="-1036" calcext:value-type="float">
            <text:p>-1036</text:p>
          </table:table-cell>
          <table:table-cell office:value-type="float" office:value="-25998" calcext:value-type="float">
            <text:p>-25998</text:p>
          </table:table-cell>
          <table:table-cell office:value-type="float" office:value="-6682" calcext:value-type="float">
            <text:p>-6682</text:p>
          </table:table-cell>
          <table:table-cell office:value-type="float" office:value="24107" calcext:value-type="float">
            <text:p>241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5927" calcext:value-type="float">
            <text:p>25927</text:p>
          </table:table-cell>
          <table:table-cell office:value-type="float" office:value="2230" calcext:value-type="float">
            <text:p>2230</text:p>
          </table:table-cell>
          <table:table-cell office:value-type="float" office:value="-25018" calcext:value-type="float">
            <text:p>-25018</text:p>
          </table:table-cell>
          <table:table-cell office:value-type="float" office:value="-12776" calcext:value-type="float">
            <text:p>-12776</text:p>
          </table:table-cell>
          <table:table-cell office:value-type="float" office:value="19779" calcext:value-type="float">
            <text:p>197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26119" calcext:value-type="float">
            <text:p>26119</text:p>
          </table:table-cell>
          <table:table-cell office:value-type="float" office:value="5459" calcext:value-type="float">
            <text:p>5459</text:p>
          </table:table-cell>
          <table:table-cell office:value-type="float" office:value="-23153" calcext:value-type="float">
            <text:p>-23153</text:p>
          </table:table-cell>
          <table:table-cell office:value-type="float" office:value="-18059" calcext:value-type="float">
            <text:p>-18059</text:p>
          </table:table-cell>
          <table:table-cell office:value-type="float" office:value="13534" calcext:value-type="float">
            <text:p>135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6216" calcext:value-type="float">
            <text:p>26216</text:p>
          </table:table-cell>
          <table:table-cell office:value-type="float" office:value="8602" calcext:value-type="float">
            <text:p>8602</text:p>
          </table:table-cell>
          <table:table-cell office:value-type="float" office:value="-20477" calcext:value-type="float">
            <text:p>-20477</text:p>
          </table:table-cell>
          <table:table-cell office:value-type="float" office:value="-22210" calcext:value-type="float">
            <text:p>-22210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26192" calcext:value-type="float">
            <text:p>26192</text:p>
          </table:table-cell>
          <table:table-cell office:value-type="float" office:value="11617" calcext:value-type="float">
            <text:p>11617</text:p>
          </table:table-cell>
          <table:table-cell office:value-type="float" office:value="-17083" calcext:value-type="float">
            <text:p>-17083</text:p>
          </table:table-cell>
          <table:table-cell office:value-type="float" office:value="-24992" calcext:value-type="float">
            <text:p>-24992</text:p>
          </table:table-cell>
          <table:table-cell office:value-type="float" office:value="-2177" calcext:value-type="float">
            <text:p>-217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6036" calcext:value-type="float">
            <text:p>26036</text:p>
          </table:table-cell>
          <table:table-cell office:value-type="float" office:value="14457" calcext:value-type="float">
            <text:p>14457</text:p>
          </table:table-cell>
          <table:table-cell office:value-type="float" office:value="-13073" calcext:value-type="float">
            <text:p>-13073</text:p>
          </table:table-cell>
          <table:table-cell office:value-type="float" office:value="-26218" calcext:value-type="float">
            <text:p>-26218</text:p>
          </table:table-cell>
          <table:table-cell office:value-type="float" office:value="-10140" calcext:value-type="float">
            <text:p>-1014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25752" calcext:value-type="float">
            <text:p>25752</text:p>
          </table:table-cell>
          <table:table-cell office:value-type="float" office:value="17073" calcext:value-type="float">
            <text:p>17073</text:p>
          </table:table-cell>
          <table:table-cell office:value-type="float" office:value="-8607" calcext:value-type="float">
            <text:p>-8607</text:p>
          </table:table-cell>
          <table:table-cell office:value-type="float" office:value="-25801" calcext:value-type="float">
            <text:p>-25801</text:p>
          </table:table-cell>
          <table:table-cell office:value-type="float" office:value="-17118" calcext:value-type="float">
            <text:p>-171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5365" calcext:value-type="float">
            <text:p>25365</text:p>
          </table:table-cell>
          <table:table-cell office:value-type="float" office:value="19421" calcext:value-type="float">
            <text:p>19421</text:p>
          </table:table-cell>
          <table:table-cell office:value-type="float" office:value="-3835" calcext:value-type="float">
            <text:p>-3835</text:p>
          </table:table-cell>
          <table:table-cell office:value-type="float" office:value="-23759" calcext:value-type="float">
            <text:p>-23759</text:p>
          </table:table-cell>
          <table:table-cell office:value-type="float" office:value="-22391" calcext:value-type="float">
            <text:p>-2239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4897" calcext:value-type="float">
            <text:p>24897</text:p>
          </table:table-cell>
          <table:table-cell office:value-type="float" office:value="21465" calcext:value-type="float">
            <text:p>21465</text:p>
          </table:table-cell>
          <table:table-cell office:value-type="float" office:value="1074" calcext:value-type="float">
            <text:p>1074</text:p>
          </table:table-cell>
          <table:table-cell office:value-type="float" office:value="-20252" calcext:value-type="float">
            <text:p>-20252</text:p>
          </table:table-cell>
          <table:table-cell office:value-type="float" office:value="-25473" calcext:value-type="float">
            <text:p>-2547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4358" calcext:value-type="float">
            <text:p>24358</text:p>
          </table:table-cell>
          <table:table-cell office:value-type="float" office:value="23170" calcext:value-type="float">
            <text:p>23170</text:p>
          </table:table-cell>
          <table:table-cell office:value-type="float" office:value="5931" calcext:value-type="float">
            <text:p>5931</text:p>
          </table:table-cell>
          <table:table-cell office:value-type="float" office:value="-15465" calcext:value-type="float">
            <text:p>-15465</text:p>
          </table:table-cell>
          <table:table-cell office:value-type="float" office:value="-26098" calcext:value-type="float">
            <text:p>-2609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3742" calcext:value-type="float">
            <text:p>23742</text:p>
          </table:table-cell>
          <table:table-cell office:value-type="float" office:value="24507" calcext:value-type="float">
            <text:p>24507</text:p>
          </table:table-cell>
          <table:table-cell office:value-type="float" office:value="10579" calcext:value-type="float">
            <text:p>10579</text:p>
          </table:table-cell>
          <table:table-cell office:value-type="float" office:value="-9762" calcext:value-type="float">
            <text:p>-9762</text:p>
          </table:table-cell>
          <table:table-cell office:value-type="float" office:value="-24136" calcext:value-type="float">
            <text:p>-2413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3030" calcext:value-type="float">
            <text:p>23030</text:p>
          </table:table-cell>
          <table:table-cell office:value-type="float" office:value="25455" calcext:value-type="float">
            <text:p>25455</text:p>
          </table:table-cell>
          <table:table-cell office:value-type="float" office:value="14861" calcext:value-type="float">
            <text:p>14861</text:p>
          </table:table-cell>
          <table:table-cell office:value-type="float" office:value="-3386" calcext:value-type="float">
            <text:p>-3386</text:p>
          </table:table-cell>
          <table:table-cell office:value-type="float" office:value="-19800" calcext:value-type="float">
            <text:p>-198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2210" calcext:value-type="float">
            <text:p>22210</text:p>
          </table:table-cell>
          <table:table-cell office:value-type="float" office:value="26006" calcext:value-type="float">
            <text:p>26006</text:p>
          </table:table-cell>
          <table:table-cell office:value-type="float" office:value="18619" calcext:value-type="float">
            <text:p>18619</text:p>
          </table:table-cell>
          <table:table-cell office:value-type="float" office:value="3155" calcext:value-type="float">
            <text:p>3155</text:p>
          </table:table-cell>
          <table:table-cell office:value-type="float" office:value="-13569" calcext:value-type="float">
            <text:p>-1356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1282" calcext:value-type="float">
            <text:p>21282</text:p>
          </table:table-cell>
          <table:table-cell office:value-type="float" office:value="26156" calcext:value-type="float">
            <text:p>26156</text:p>
          </table:table-cell>
          <table:table-cell office:value-type="float" office:value="21730" calcext:value-type="float">
            <text:p>21730</text:p>
          </table:table-cell>
          <table:table-cell office:value-type="float" office:value="9520" calcext:value-type="float">
            <text:p>9520</text:p>
          </table:table-cell>
          <table:table-cell office:value-type="float" office:value="-6026" calcext:value-type="float">
            <text:p>-60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0262" calcext:value-type="float">
            <text:p>20262</text:p>
          </table:table-cell>
          <table:table-cell office:value-type="float" office:value="25899" calcext:value-type="float">
            <text:p>25899</text:p>
          </table:table-cell>
          <table:table-cell office:value-type="float" office:value="24069" calcext:value-type="float">
            <text:p>24069</text:p>
          </table:table-cell>
          <table:table-cell office:value-type="float" office:value="15279" calcext:value-type="float">
            <text:p>15279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9170" calcext:value-type="float">
            <text:p>19170</text:p>
          </table:table-cell>
          <table:table-cell office:value-type="float" office:value="25240" calcext:value-type="float">
            <text:p>25240</text:p>
          </table:table-cell>
          <table:table-cell office:value-type="float" office:value="25548" calcext:value-type="float">
            <text:p>25548</text:p>
          </table:table-cell>
          <table:table-cell office:value-type="float" office:value="20080" calcext:value-type="float">
            <text:p>20080</text:p>
          </table:table-cell>
          <table:table-cell office:value-type="float" office:value="10055" calcext:value-type="float">
            <text:p>1005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8020" calcext:value-type="float">
            <text:p>18020</text:p>
          </table:table-cell>
          <table:table-cell office:value-type="float" office:value="24188" calcext:value-type="float">
            <text:p>24188</text:p>
          </table:table-cell>
          <table:table-cell office:value-type="float" office:value="26123" calcext:value-type="float">
            <text:p>26123</text:p>
          </table:table-cell>
          <table:table-cell office:value-type="float" office:value="23622" calcext:value-type="float">
            <text:p>23622</text:p>
          </table:table-cell>
          <table:table-cell office:value-type="float" office:value="16997" calcext:value-type="float">
            <text:p>1699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814" calcext:value-type="float">
            <text:p>16814</text:p>
          </table:table-cell>
          <table:table-cell office:value-type="float" office:value="22755" calcext:value-type="float">
            <text:p>22755</text:p>
          </table:table-cell>
          <table:table-cell office:value-type="float" office:value="25769" calcext:value-type="float">
            <text:p>25769</text:p>
          </table:table-cell>
          <table:table-cell office:value-type="float" office:value="25688" calcext:value-type="float">
            <text:p>25688</text:p>
          </table:table-cell>
          <table:table-cell office:value-type="float" office:value="22294" calcext:value-type="float">
            <text:p>2229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5546" calcext:value-type="float">
            <text:p>15546</text:p>
          </table:table-cell>
          <table:table-cell office:value-type="float" office:value="20958" calcext:value-type="float">
            <text:p>20958</text:p>
          </table:table-cell>
          <table:table-cell office:value-type="float" office:value="24529" calcext:value-type="float">
            <text:p>24529</text:p>
          </table:table-cell>
          <table:table-cell office:value-type="float" office:value="26157" calcext:value-type="float">
            <text:p>26157</text:p>
          </table:table-cell>
          <table:table-cell office:value-type="float" office:value="25433" calcext:value-type="float">
            <text:p>2543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14209" calcext:value-type="float">
            <text:p>14209</text:p>
          </table:table-cell>
          <table:table-cell office:value-type="float" office:value="18823" calcext:value-type="float">
            <text:p>18823</text:p>
          </table:table-cell>
          <table:table-cell office:value-type="float" office:value="22439" calcext:value-type="float">
            <text:p>22439</text:p>
          </table:table-cell>
          <table:table-cell office:value-type="float" office:value="24964" calcext:value-type="float">
            <text:p>24964</text:p>
          </table:table-cell>
          <table:table-cell office:value-type="float" office:value="26103" calcext:value-type="float">
            <text:p>2610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2805" calcext:value-type="float">
            <text:p>12805</text:p>
          </table:table-cell>
          <table:table-cell office:value-type="float" office:value="16386" calcext:value-type="float">
            <text:p>16386</text:p>
          </table:table-cell>
          <table:table-cell office:value-type="float" office:value="19512" calcext:value-type="float">
            <text:p>19512</text:p>
          </table:table-cell>
          <table:table-cell office:value-type="float" office:value="22204" calcext:value-type="float">
            <text:p>22204</text:p>
          </table:table-cell>
          <table:table-cell office:value-type="float" office:value="24228" calcext:value-type="float">
            <text:p>2422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1342" calcext:value-type="float">
            <text:p>11342</text:p>
          </table:table-cell>
          <table:table-cell office:value-type="float" office:value="13689" calcext:value-type="float">
            <text:p>13689</text:p>
          </table:table-cell>
          <table:table-cell office:value-type="float" office:value="15897" calcext:value-type="float">
            <text:p>15897</text:p>
          </table:table-cell>
          <table:table-cell office:value-type="float" office:value="18060" calcext:value-type="float">
            <text:p>18060</text:p>
          </table:table-cell>
          <table:table-cell office:value-type="float" office:value="20020" calcext:value-type="float">
            <text:p>200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9833" calcext:value-type="float">
            <text:p>9833</text:p>
          </table:table-cell>
          <table:table-cell office:value-type="float" office:value="10779" calcext:value-type="float">
            <text:p>10779</text:p>
          </table:table-cell>
          <table:table-cell office:value-type="float" office:value="11743" calcext:value-type="float">
            <text:p>11743</text:p>
          </table:table-cell>
          <table:table-cell office:value-type="float" office:value="12789" calcext:value-type="float">
            <text:p>12789</text:p>
          </table:table-cell>
          <table:table-cell office:value-type="float" office:value="13849" calcext:value-type="float">
            <text:p>1384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8290" calcext:value-type="float">
            <text:p>8290</text:p>
          </table:table-cell>
          <table:table-cell office:value-type="float" office:value="7707" calcext:value-type="float">
            <text:p>7707</text:p>
          </table:table-cell>
          <table:table-cell office:value-type="float" office:value="7151" calcext:value-type="float">
            <text:p>7151</text:p>
          </table:table-cell>
          <table:table-cell office:value-type="float" office:value="6708" calcext:value-type="float">
            <text:p>6708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6719" calcext:value-type="float">
            <text:p>6719</text:p>
          </table:table-cell>
          <table:table-cell office:value-type="float" office:value="4519" calcext:value-type="float">
            <text:p>4519</text:p>
          </table:table-cell>
          <table:table-cell office:value-type="float" office:value="2314" calcext:value-type="float">
            <text:p>2314</text:p>
          </table:table-cell>
          <table:table-cell office:value-type="float" office:value="204" calcext:value-type="float">
            <text:p>204</text:p>
          </table:table-cell>
          <table:table-cell office:value-type="float" office:value="-1825" calcext:value-type="float">
            <text:p>-18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5121" calcext:value-type="float">
            <text:p>5121</text:p>
          </table:table-cell>
          <table:table-cell office:value-type="float" office:value="1260" calcext:value-type="float">
            <text:p>1260</text:p>
          </table:table-cell>
          <table:table-cell office:value-type="float" office:value="-2590" calcext:value-type="float">
            <text:p>-2590</text:p>
          </table:table-cell>
          <table:table-cell office:value-type="float" office:value="-6307" calcext:value-type="float">
            <text:p>-6307</text:p>
          </table:table-cell>
          <table:table-cell office:value-type="float" office:value="-9811" calcext:value-type="float">
            <text:p>-981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3502" calcext:value-type="float">
            <text:p>3502</text:p>
          </table:table-cell>
          <table:table-cell office:value-type="float" office:value="-2021" calcext:value-type="float">
            <text:p>-2021</text:p>
          </table:table-cell>
          <table:table-cell office:value-type="float" office:value="-7427" calcext:value-type="float">
            <text:p>-7427</text:p>
          </table:table-cell>
          <table:table-cell office:value-type="float" office:value="-12414" calcext:value-type="float">
            <text:p>-12414</text:p>
          </table:table-cell>
          <table:table-cell office:value-type="float" office:value="-16859" calcext:value-type="float">
            <text:p>-168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867" calcext:value-type="float">
            <text:p>1867</text:p>
          </table:table-cell>
          <table:table-cell office:value-type="float" office:value="-5269" calcext:value-type="float">
            <text:p>-5269</text:p>
          </table:table-cell>
          <table:table-cell office:value-type="float" office:value="-12009" calcext:value-type="float">
            <text:p>-12009</text:p>
          </table:table-cell>
          <table:table-cell office:value-type="float" office:value="-17747" calcext:value-type="float">
            <text:p>-17747</text:p>
          </table:table-cell>
          <table:table-cell office:value-type="float" office:value="-22272" calcext:value-type="float">
            <text:p>-2227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-8439" calcext:value-type="float">
            <text:p>-8439</text:p>
          </table:table-cell>
          <table:table-cell office:value-type="float" office:value="-16159" calcext:value-type="float">
            <text:p>-16159</text:p>
          </table:table-cell>
          <table:table-cell office:value-type="float" office:value="-21969" calcext:value-type="float">
            <text:p>-21969</text:p>
          </table:table-cell>
          <table:table-cell office:value-type="float" office:value="-25511" calcext:value-type="float">
            <text:p>-255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-1408" calcext:value-type="float">
            <text:p>-1408</text:p>
          </table:table-cell>
          <table:table-cell office:value-type="float" office:value="-11487" calcext:value-type="float">
            <text:p>-11487</text:p>
          </table:table-cell>
          <table:table-cell office:value-type="float" office:value="-19745" calcext:value-type="float">
            <text:p>-19745</text:p>
          </table:table-cell>
          <table:table-cell office:value-type="float" office:value="-24822" calcext:value-type="float">
            <text:p>-24822</text:p>
          </table:table-cell>
          <table:table-cell office:value-type="float" office:value="-26255" calcext:value-type="float">
            <text:p>-26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9T14:18:13.447307352</dc:date>
    <meta:editing-duration>PT6M15S</meta:editing-duration>
    <meta:editing-cycles>2</meta:editing-cycles>
    <meta:generator>LibreOffice/6.2.8.2$Linux_X86_64 LibreOffice_project/20$Build-2</meta:generator>
    <meta:document-statistic meta:table-count="1" meta:cell-count="21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783cm" svg:height="20.162cm" xlink:href=".." xlink:type="simple" chart:class="chart:scatter" chart:column-mapping="0 2 1 3 4 5 6" chart:style-name="ch1">
        <chart:legend chart:legend-position="end" svg:x="32.904cm" svg:y="8.537cm" style:legend-expansion="high" chart:style-name="ch2"/>
        <chart:plot-area chart:style-name="ch3" table:cell-range-address="test.A6:test.G313" svg:x="0.715cm" svg:y="0.403cm" svg:width="31.474cm" svg:height="19.356cm">
          <chartooo:coordinate-region svg:x="1.998cm" svg:y="0.602cm" svg:width="29.911cm" svg:height="18.9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.C6:test.C313" chart:class="chart:scatter">
            <chart:domain table:cell-range-address="test.A6:test.A313"/>
            <chart:data-point chart:repeated="308"/>
          </chart:series>
          <chart:series chart:style-name="ch8" chart:values-cell-range-address="test.B6:test.B313" chart:class="chart:scatter">
            <chart:data-point chart:repeated="308"/>
          </chart:series>
          <chart:series chart:style-name="ch9" chart:values-cell-range-address="test.D6:test.D313" chart:class="chart:scatter">
            <chart:data-point chart:repeated="308"/>
          </chart:series>
          <chart:series chart:style-name="ch10" chart:values-cell-range-address="test.E6:test.E313" chart:class="chart:scatter">
            <chart:data-point chart:repeated="308"/>
          </chart:series>
          <chart:series chart:style-name="ch11" chart:values-cell-range-address="test.F6:test.F313" chart:class="chart:scatter">
            <chart:data-point chart:repeated="308"/>
          </chart:series>
          <chart:series chart:style-name="ch12" chart:values-cell-range-address="test.G6:test.G313" chart:class="chart:scatter">
            <chart:data-point chart:repeated="30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.A6:test.A313</svg:desc>
                </draw:g>
              </table:table-cell>
              <table:table-cell office:value-type="float" office:value="0">
                <text:p>0</text:p>
                <draw:g>
                  <svg:desc>test.C6:test.C313</svg:desc>
                </draw:g>
              </table:table-cell>
              <table:table-cell office:value-type="float" office:value="0">
                <text:p>0</text:p>
                <draw:g>
                  <svg:desc>test.B6:test.B313</svg:desc>
                </draw:g>
              </table:table-cell>
              <table:table-cell office:value-type="float" office:value="0">
                <text:p>0</text:p>
                <draw:g>
                  <svg:desc>test.D6:test.D313</svg:desc>
                </draw:g>
              </table:table-cell>
              <table:table-cell office:value-type="float" office:value="0">
                <text:p>0</text:p>
                <draw:g>
                  <svg:desc>test.E6:test.E313</svg:desc>
                </draw:g>
              </table:table-cell>
              <table:table-cell office:value-type="float" office:value="0">
                <text:p>0</text:p>
                <draw:g>
                  <svg:desc>test.F6:test.F313</svg:desc>
                </draw:g>
              </table:table-cell>
              <table:table-cell office:value-type="float" office:value="0">
                <text:p>0</text:p>
                <draw:g>
                  <svg:desc>test.G6:test.G3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11">
                <text:p>-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-13">
                <text:p>-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  <table:table-cell office:value-type="float" office:value="3">
                <text:p>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7">
                <text:p>-7</text:p>
              </table:table-cell>
              <table:table-cell office:value-type="float" office:value="10">
                <text:p>1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30">
                <text:p>3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-15">
                <text:p>-15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-45">
                <text:p>-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-14">
                <text:p>-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-15">
                <text:p>-15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2">
                <text:p>-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-30">
                <text:p>-30</text:p>
              </table:table-cell>
              <table:table-cell office:value-type="float" office:value="2">
                <text:p>2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-45">
                <text:p>-45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-36">
                <text:p>-36</text:p>
              </table:table-cell>
              <table:table-cell office:value-type="float" office:value="18">
                <text:p>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  <table:table-cell office:value-type="float" office:value="-54">
                <text:p>-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7">
                <text:p>-17</text:p>
              </table:table-cell>
              <table:table-cell office:value-type="float" office:value="5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  <table:table-cell office:value-type="float" office:value="-67">
                <text:p>-6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-16">
                <text:p>-16</text:p>
              </table:table-cell>
              <table:table-cell office:value-type="float" office:value="-40">
                <text:p>-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-65">
                <text:p>-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9">
                <text:p>9</text:p>
              </table:table-cell>
              <table:table-cell office:value-type="float" office:value="-60">
                <text:p>-6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6453">
                <text:p>6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-57">
                <text:p>-57</text:p>
              </table:table-cell>
              <table:table-cell office:value-type="float" office:value="13860">
                <text:p>138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-50">
                <text:p>-50</text:p>
              </table:table-cell>
              <table:table-cell office:value-type="float" office:value="20143">
                <text:p>201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-29">
                <text:p>-29</text:p>
              </table:table-cell>
              <table:table-cell office:value-type="float" office:value="24342">
                <text:p>243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26119">
                <text:p>261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69">
                <text:p>69</text:p>
              </table:table-cell>
              <table:table-cell office:value-type="float" office:value="25365">
                <text:p>253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2210">
                <text:p>222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16814">
                <text:p>168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-25">
                <text:p>-25</text:p>
              </table:table-cell>
              <table:table-cell office:value-type="float" office:value="9833">
                <text:p>9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-47">
                <text:p>-47</text:p>
              </table:table-cell>
              <table:table-cell office:value-type="float" office:value="81">
                <text:p>81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-55">
                <text:p>-55</text:p>
              </table:table-cell>
              <table:table-cell office:value-type="float" office:value="-6251">
                <text:p>-62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-17">
                <text:p>-17</text:p>
              </table:table-cell>
              <table:table-cell office:value-type="float" office:value="-57">
                <text:p>-57</text:p>
              </table:table-cell>
              <table:table-cell office:value-type="float" office:value="-13778">
                <text:p>-13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  <table:table-cell office:value-type="float" office:value="-67">
                <text:p>-67</text:p>
              </table:table-cell>
              <table:table-cell office:value-type="float" office:value="514">
                <text:p>514</text:p>
              </table:table-cell>
              <table:table-cell office:value-type="float" office:value="-19979">
                <text:p>-199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42">
                <text:p>-42</text:p>
              </table:table-cell>
              <table:table-cell office:value-type="float" office:value="-46">
                <text:p>-46</text:p>
              </table:table-cell>
              <table:table-cell office:value-type="float" office:value="6453">
                <text:p>6453</text:p>
              </table:table-cell>
              <table:table-cell office:value-type="float" office:value="-24215">
                <text:p>-242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45">
                <text:p>-45</text:p>
              </table:table-cell>
              <table:table-cell office:value-type="float" office:value="-50">
                <text:p>-50</text:p>
              </table:table-cell>
              <table:table-cell office:value-type="float" office:value="12470">
                <text:p>12470</text:p>
              </table:table-cell>
              <table:table-cell office:value-type="float" office:value="-26075">
                <text:p>-260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39">
                <text:p>-39</text:p>
              </table:table-cell>
              <table:table-cell office:value-type="float" office:value="-67">
                <text:p>-67</text:p>
              </table:table-cell>
              <table:table-cell office:value-type="float" office:value="17906">
                <text:p>17906</text:p>
              </table:table-cell>
              <table:table-cell office:value-type="float" office:value="-25477">
                <text:p>-254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31">
                <text:p>-31</text:p>
              </table:table-cell>
              <table:table-cell office:value-type="float" office:value="-60">
                <text:p>-60</text:p>
              </table:table-cell>
              <table:table-cell office:value-type="float" office:value="22042">
                <text:p>22042</text:p>
              </table:table-cell>
              <table:table-cell office:value-type="float" office:value="-22319">
                <text:p>-223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  <table:table-cell office:value-type="float" office:value="-14">
                <text:p>-14</text:p>
              </table:table-cell>
              <table:table-cell office:value-type="float" office:value="24887">
                <text:p>24887</text:p>
              </table:table-cell>
              <table:table-cell office:value-type="float" office:value="-16943">
                <text:p>-169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26119">
                <text:p>26119</text:p>
              </table:table-cell>
              <table:table-cell office:value-type="float" office:value="-9968">
                <text:p>-99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66">
                <text:p>-66</text:p>
              </table:table-cell>
              <table:table-cell office:value-type="float" office:value="25752">
                <text:p>25752</text:p>
              </table:table-cell>
              <table:table-cell office:value-type="float" office:value="-2008">
                <text:p>-20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14">
                <text:p>-14</text:p>
              </table:table-cell>
              <table:table-cell office:value-type="float" office:value="-50">
                <text:p>-50</text:p>
              </table:table-cell>
              <table:table-cell office:value-type="float" office:value="23742">
                <text:p>23742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17">
                <text:p>-17</text:p>
              </table:table-cell>
              <table:table-cell office:value-type="float" office:value="-46">
                <text:p>-46</text:p>
              </table:table-cell>
              <table:table-cell office:value-type="float" office:value="20262">
                <text:p>20262</text:p>
              </table:table-cell>
              <table:table-cell office:value-type="float" office:value="13747">
                <text:p>137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  <table:table-cell office:value-type="float" office:value="30">
                <text:p>30</text:p>
              </table:table-cell>
              <table:table-cell office:value-type="float" office:value="15546">
                <text:p>15546</text:p>
              </table:table-cell>
              <table:table-cell office:value-type="float" office:value="19933">
                <text:p>199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  <table:table-cell office:value-type="float" office:value="53">
                <text:p>53</text:p>
              </table:table-cell>
              <table:table-cell office:value-type="float" office:value="9833">
                <text:p>9833</text:p>
              </table:table-cell>
              <table:table-cell office:value-type="float" office:value="24192">
                <text:p>24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  <table:table-cell office:value-type="float" office:value="3502">
                <text:p>3502</text:p>
              </table:table-cell>
              <table:table-cell office:value-type="float" office:value="26093">
                <text:p>260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-3033">
                <text:p>-3033</text:p>
              </table:table-cell>
              <table:table-cell office:value-type="float" office:value="25411">
                <text:p>25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-8">
                <text:p>-8</text:p>
              </table:table-cell>
              <table:table-cell office:value-type="float" office:value="-9394">
                <text:p>-9394</text:p>
              </table:table-cell>
              <table:table-cell office:value-type="float" office:value="22358">
                <text:p>22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-15129">
                <text:p>-15129</text:p>
              </table:table-cell>
              <table:table-cell office:value-type="float" office:value="17086">
                <text:p>170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-25">
                <text:p>-25</text:p>
              </table:table-cell>
              <table:table-cell office:value-type="float" office:value="-19979">
                <text:p>-19979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77">
                <text:p>77</text:p>
              </table:table-cell>
              <table:table-cell office:value-type="float" office:value="-23547">
                <text:p>-23547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-20">
                <text:p>-20</text:p>
              </table:table-cell>
              <table:table-cell office:value-type="float" office:value="-25634">
                <text:p>-25634</text:p>
              </table:table-cell>
              <table:table-cell office:value-type="float" office:value="-5898">
                <text:p>-58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-26140">
                <text:p>-26140</text:p>
              </table:table-cell>
              <table:table-cell office:value-type="float" office:value="-13453">
                <text:p>-134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-57">
                <text:p>-57</text:p>
              </table:table-cell>
              <table:table-cell office:value-type="float" office:value="-25038">
                <text:p>-25038</text:p>
              </table:table-cell>
              <table:table-cell office:value-type="float" office:value="-19722">
                <text:p>-197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79">
                <text:p>-79</text:p>
              </table:table-cell>
              <table:table-cell office:value-type="float" office:value="-22319">
                <text:p>-22319</text:p>
              </table:table-cell>
              <table:table-cell office:value-type="float" office:value="-24069">
                <text:p>-24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015">
                <text:p>3015</text:p>
              </table:table-cell>
              <table:table-cell office:value-type="float" office:value="-18165">
                <text:p>-18165</text:p>
              </table:table-cell>
              <table:table-cell office:value-type="float" office:value="-26075">
                <text:p>-260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8120">
                <text:p>8120</text:p>
              </table:table-cell>
              <table:table-cell office:value-type="float" office:value="-12932">
                <text:p>-12932</text:p>
              </table:table-cell>
              <table:table-cell office:value-type="float" office:value="-25549">
                <text:p>-255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2470">
                <text:p>12470</text:p>
              </table:table-cell>
              <table:table-cell office:value-type="float" office:value="-6843">
                <text:p>-6843</text:p>
              </table:table-cell>
              <table:table-cell office:value-type="float" office:value="-22565">
                <text:p>-225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16622">
                <text:p>16622</text:p>
              </table:table-cell>
              <table:table-cell office:value-type="float" office:value="-360">
                <text:p>-360</text:p>
              </table:table-cell>
              <table:table-cell office:value-type="float" office:value="-17387">
                <text:p>-173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0143">
                <text:p>20143</text:p>
              </table:table-cell>
              <table:table-cell office:value-type="float" office:value="6200">
                <text:p>6200</text:p>
              </table:table-cell>
              <table:table-cell office:value-type="float" office:value="-10496">
                <text:p>-104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-28">
                <text:p>-28</text:p>
              </table:table-cell>
              <table:table-cell office:value-type="float" office:value="22900">
                <text:p>22900</text:p>
              </table:table-cell>
              <table:table-cell office:value-type="float" office:value="12316">
                <text:p>12316</text:p>
              </table:table-cell>
              <table:table-cell office:value-type="float" office:value="-2598">
                <text:p>-25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  <table:table-cell office:value-type="float" office:value="-54">
                <text:p>-54</text:p>
              </table:table-cell>
              <table:table-cell office:value-type="float" office:value="24887">
                <text:p>24887</text:p>
              </table:table-cell>
              <table:table-cell office:value-type="float" office:value="17664">
                <text:p>17664</text:p>
              </table:table-cell>
              <table:table-cell office:value-type="float" office:value="5553">
                <text:p>55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-33">
                <text:p>-33</text:p>
              </table:table-cell>
              <table:table-cell office:value-type="float" office:value="25927">
                <text:p>25927</text:p>
              </table:table-cell>
              <table:table-cell office:value-type="float" office:value="21906">
                <text:p>21906</text:p>
              </table:table-cell>
              <table:table-cell office:value-type="float" office:value="13176">
                <text:p>131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26192">
                <text:p>26192</text:p>
              </table:table-cell>
              <table:table-cell office:value-type="float" office:value="24767">
                <text:p>24767</text:p>
              </table:table-cell>
              <table:table-cell office:value-type="float" office:value="19539">
                <text:p>195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  <table:table-cell office:value-type="float" office:value="-34">
                <text:p>-34</text:p>
              </table:table-cell>
              <table:table-cell office:value-type="float" office:value="25365">
                <text:p>25365</text:p>
              </table:table-cell>
              <table:table-cell office:value-type="float" office:value="26093">
                <text:p>26093</text:p>
              </table:table-cell>
              <table:table-cell office:value-type="float" office:value="23970">
                <text:p>239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  <table:table-cell office:value-type="float" office:value="-67">
                <text:p>-67</text:p>
              </table:table-cell>
              <table:table-cell office:value-type="float" office:value="23742">
                <text:p>23742</text:p>
              </table:table-cell>
              <table:table-cell office:value-type="float" office:value="25732">
                <text:p>25732</text:p>
              </table:table-cell>
              <table:table-cell office:value-type="float" office:value="26050">
                <text:p>260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-58">
                <text:p>-58</text:p>
              </table:table-cell>
              <table:table-cell office:value-type="float" office:value="21282">
                <text:p>21282</text:p>
              </table:table-cell>
              <table:table-cell office:value-type="float" office:value="23878">
                <text:p>23878</text:p>
              </table:table-cell>
              <table:table-cell office:value-type="float" office:value="25582">
                <text:p>255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40">
                <text:p>-40</text:p>
              </table:table-cell>
              <table:table-cell office:value-type="float" office:value="18020">
                <text:p>18020</text:p>
              </table:table-cell>
              <table:table-cell office:value-type="float" office:value="20482">
                <text:p>20482</text:p>
              </table:table-cell>
              <table:table-cell office:value-type="float" office:value="22624">
                <text:p>226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-50">
                <text:p>-50</text:p>
              </table:table-cell>
              <table:table-cell office:value-type="float" office:value="14209">
                <text:p>14209</text:p>
              </table:table-cell>
              <table:table-cell office:value-type="float" office:value="15814">
                <text:p>15814</text:p>
              </table:table-cell>
              <table:table-cell office:value-type="float" office:value="17408">
                <text:p>174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65">
                <text:p>-65</text:p>
              </table:table-cell>
              <table:table-cell office:value-type="float" office:value="9833">
                <text:p>9833</text:p>
              </table:table-cell>
              <table:table-cell office:value-type="float" office:value="10168">
                <text:p>10168</text:p>
              </table:table-cell>
              <table:table-cell office:value-type="float" office:value="10477">
                <text:p>104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-67">
                <text:p>-67</text:p>
              </table:table-cell>
              <table:table-cell office:value-type="float" office:value="5121">
                <text:p>5121</text:p>
              </table:table-cell>
              <table:table-cell office:value-type="float" office:value="3853">
                <text:p>3853</text:p>
              </table:table-cell>
              <table:table-cell office:value-type="float" office:value="2554">
                <text:p>25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-60">
                <text:p>-60</text:p>
              </table:table-cell>
              <table:table-cell office:value-type="float" office:value="227">
                <text:p>227</text:p>
              </table:table-cell>
              <table:table-cell office:value-type="float" office:value="-2660">
                <text:p>-2660</text:p>
              </table:table-cell>
              <table:table-cell office:value-type="float" office:value="-5623">
                <text:p>-56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32">
                <text:p>-32</text:p>
              </table:table-cell>
              <table:table-cell office:value-type="float" office:value="-4648">
                <text:p>-4648</text:p>
              </table:table-cell>
              <table:table-cell office:value-type="float" office:value="-9040">
                <text:p>-9040</text:p>
              </table:table-cell>
              <table:table-cell office:value-type="float" office:value="-13253">
                <text:p>-132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9394">
                <text:p>-9394</text:p>
              </table:table-cell>
              <table:table-cell office:value-type="float" office:value="-14832">
                <text:p>-14832</text:p>
              </table:table-cell>
              <table:table-cell office:value-type="float" office:value="-19590">
                <text:p>-195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  <table:table-cell office:value-type="float" office:value="-13778">
                <text:p>-13778</text:p>
              </table:table-cell>
              <table:table-cell office:value-type="float" office:value="-19722">
                <text:p>-19722</text:p>
              </table:table-cell>
              <table:table-cell office:value-type="float" office:value="-23973">
                <text:p>-239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57">
                <text:p>-57</text:p>
              </table:table-cell>
              <table:table-cell office:value-type="float" office:value="-17678">
                <text:p>-17678</text:p>
              </table:table-cell>
              <table:table-cell office:value-type="float" office:value="-23373">
                <text:p>-23373</text:p>
              </table:table-cell>
              <table:table-cell office:value-type="float" office:value="-26017">
                <text:p>-260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64">
                <text:p>-64</text:p>
              </table:table-cell>
              <table:table-cell office:value-type="float" office:value="-21008">
                <text:p>-21008</text:p>
              </table:table-cell>
              <table:table-cell office:value-type="float" office:value="-25572">
                <text:p>-25572</text:p>
              </table:table-cell>
              <table:table-cell office:value-type="float" office:value="-25533">
                <text:p>-255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50">
                <text:p>-50</text:p>
              </table:table-cell>
              <table:table-cell office:value-type="float" office:value="-23547">
                <text:p>-23547</text:p>
              </table:table-cell>
              <table:table-cell office:value-type="float" office:value="-26173">
                <text:p>-26173</text:p>
              </table:table-cell>
              <table:table-cell office:value-type="float" office:value="-22563">
                <text:p>-225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51">
                <text:p>-51</text:p>
              </table:table-cell>
              <table:table-cell office:value-type="float" office:value="-25263">
                <text:p>-25263</text:p>
              </table:table-cell>
              <table:table-cell office:value-type="float" office:value="-25141">
                <text:p>-25141</text:p>
              </table:table-cell>
              <table:table-cell office:value-type="float" office:value="-17394">
                <text:p>-173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29">
                <text:p>-29</text:p>
              </table:table-cell>
              <table:table-cell office:value-type="float" office:value="-26075">
                <text:p>-26075</text:p>
              </table:table-cell>
              <table:table-cell office:value-type="float" office:value="-22565">
                <text:p>-22565</text:p>
              </table:table-cell>
              <table:table-cell office:value-type="float" office:value="-10536">
                <text:p>-105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-26027">
                <text:p>-26027</text:p>
              </table:table-cell>
              <table:table-cell office:value-type="float" office:value="-18577">
                <text:p>-18577</text:p>
              </table:table-cell>
              <table:table-cell office:value-type="float" office:value="-2665">
                <text:p>-26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-25038">
                <text:p>-25038</text:p>
              </table:table-cell>
              <table:table-cell office:value-type="float" office:value="-13418">
                <text:p>-13418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-23135">
                <text:p>-23135</text:p>
              </table:table-cell>
              <table:table-cell office:value-type="float" office:value="-7417">
                <text:p>-7417</text:p>
              </table:table-cell>
              <table:table-cell office:value-type="float" office:value="13062">
                <text:p>130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-20410">
                <text:p>-20410</text:p>
              </table:table-cell>
              <table:table-cell office:value-type="float" office:value="-961">
                <text:p>-961</text:p>
              </table:table-cell>
              <table:table-cell office:value-type="float" office:value="19421">
                <text:p>194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-16943">
                <text:p>-16943</text:p>
              </table:table-cell>
              <table:table-cell office:value-type="float" office:value="5553">
                <text:p>5553</text:p>
              </table:table-cell>
              <table:table-cell office:value-type="float" office:value="23886">
                <text:p>238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-12932">
                <text:p>-12932</text:p>
              </table:table-cell>
              <table:table-cell office:value-type="float" office:value="11728">
                <text:p>11728</text:p>
              </table:table-cell>
              <table:table-cell office:value-type="float" office:value="26006">
                <text:p>260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  <table:table-cell office:value-type="float" office:value="-8419">
                <text:p>-8419</text:p>
              </table:table-cell>
              <table:table-cell office:value-type="float" office:value="17193">
                <text:p>17193</text:p>
              </table:table-cell>
              <table:table-cell office:value-type="float" office:value="25620">
                <text:p>256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-3637">
                <text:p>-3637</text:p>
              </table:table-cell>
              <table:table-cell office:value-type="float" office:value="21574">
                <text:p>21574</text:p>
              </table:table-cell>
              <table:table-cell office:value-type="float" office:value="22755">
                <text:p>227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297">
                <text:p>1297</text:p>
              </table:table-cell>
              <table:table-cell office:value-type="float" office:value="24583">
                <text:p>24583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-25">
                <text:p>-25</text:p>
              </table:table-cell>
              <table:table-cell office:value-type="float" office:value="6200">
                <text:p>6200</text:p>
              </table:table-cell>
              <table:table-cell office:value-type="float" office:value="26050">
                <text:p>26050</text:p>
              </table:table-cell>
              <table:table-cell office:value-type="float" office:value="10779">
                <text:p>107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0839">
                <text:p>10839</text:p>
              </table:table-cell>
              <table:table-cell office:value-type="float" office:value="25880">
                <text:p>25880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15120">
                <text:p>15120</text:p>
              </table:table-cell>
              <table:table-cell office:value-type="float" office:value="24095">
                <text:p>24095</text:p>
              </table:table-cell>
              <table:table-cell office:value-type="float" office:value="-5269">
                <text:p>-52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20">
                <text:p>-20</text:p>
              </table:table-cell>
              <table:table-cell office:value-type="float" office:value="18833">
                <text:p>18833</text:p>
              </table:table-cell>
              <table:table-cell office:value-type="float" office:value="20787">
                <text:p>20787</text:p>
              </table:table-cell>
              <table:table-cell office:value-type="float" office:value="-12949">
                <text:p>-129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55">
                <text:p>-55</text:p>
              </table:table-cell>
              <table:table-cell office:value-type="float" office:value="21906">
                <text:p>21906</text:p>
              </table:table-cell>
              <table:table-cell office:value-type="float" office:value="16137">
                <text:p>16137</text:p>
              </table:table-cell>
              <table:table-cell office:value-type="float" office:value="-19393">
                <text:p>-193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24192">
                <text:p>24192</text:p>
              </table:table-cell>
              <table:table-cell office:value-type="float" office:value="10477">
                <text:p>10477</text:p>
              </table:table-cell>
              <table:table-cell office:value-type="float" office:value="-23905">
                <text:p>-239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-57">
                <text:p>-57</text:p>
              </table:table-cell>
              <table:table-cell office:value-type="float" office:value="25637">
                <text:p>25637</text:p>
              </table:table-cell>
              <table:table-cell office:value-type="float" office:value="4183">
                <text:p>4183</text:p>
              </table:table-cell>
              <table:table-cell office:value-type="float" office:value="-26099">
                <text:p>-260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269">
                <text:p>-269</text:p>
              </table:table-cell>
              <table:table-cell office:value-type="float" office:value="26155">
                <text:p>26155</text:p>
              </table:table-cell>
              <table:table-cell office:value-type="float" office:value="-2370">
                <text:p>-2370</text:p>
              </table:table-cell>
              <table:table-cell office:value-type="float" office:value="-25745">
                <text:p>-257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  <table:table-cell office:value-type="float" office:value="514">
                <text:p>514</text:p>
              </table:table-cell>
              <table:table-cell office:value-type="float" office:value="25732">
                <text:p>25732</text:p>
              </table:table-cell>
              <table:table-cell office:value-type="float" office:value="-8786">
                <text:p>-8786</text:p>
              </table:table-cell>
              <table:table-cell office:value-type="float" office:value="-22953">
                <text:p>-229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30">
                <text:p>-30</text:p>
              </table:table-cell>
              <table:table-cell office:value-type="float" office:value="0">
                <text:p>0</text:p>
              </table:table-cell>
              <table:table-cell office:value-type="float" office:value="3015">
                <text:p>3015</text:p>
              </table:table-cell>
              <table:table-cell office:value-type="float" office:value="24489">
                <text:p>24489</text:p>
              </table:table-cell>
              <table:table-cell office:value-type="float" office:value="-14647">
                <text:p>-14647</text:p>
              </table:table-cell>
              <table:table-cell office:value-type="float" office:value="-17812">
                <text:p>-17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42">
                <text:p>-42</text:p>
              </table:table-cell>
              <table:table-cell office:value-type="float" office:value="0">
                <text:p>0</text:p>
              </table:table-cell>
              <table:table-cell office:value-type="float" office:value="6453">
                <text:p>6453</text:p>
              </table:table-cell>
              <table:table-cell office:value-type="float" office:value="22358">
                <text:p>22358</text:p>
              </table:table-cell>
              <table:table-cell office:value-type="float" office:value="-19590">
                <text:p>-19590</text:p>
              </table:table-cell>
              <table:table-cell office:value-type="float" office:value="-10996">
                <text:p>-109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47">
                <text:p>-47</text:p>
              </table:table-cell>
              <table:table-cell office:value-type="float" office:value="0">
                <text:p>0</text:p>
              </table:table-cell>
              <table:table-cell office:value-type="float" office:value="9655">
                <text:p>9655</text:p>
              </table:table-cell>
              <table:table-cell office:value-type="float" office:value="19424">
                <text:p>19424</text:p>
              </table:table-cell>
              <table:table-cell office:value-type="float" office:value="-23272">
                <text:p>-23272</text:p>
              </table:table-cell>
              <table:table-cell office:value-type="float" office:value="-3098">
                <text:p>-30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45">
                <text:p>-45</text:p>
              </table:table-cell>
              <table:table-cell office:value-type="float" office:value="0">
                <text:p>0</text:p>
              </table:table-cell>
              <table:table-cell office:value-type="float" office:value="12470">
                <text:p>12470</text:p>
              </table:table-cell>
              <table:table-cell office:value-type="float" office:value="15814">
                <text:p>15814</text:p>
              </table:table-cell>
              <table:table-cell office:value-type="float" office:value="-25501">
                <text:p>-25501</text:p>
              </table:table-cell>
              <table:table-cell office:value-type="float" office:value="5088">
                <text:p>50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42">
                <text:p>-42</text:p>
              </table:table-cell>
              <table:table-cell office:value-type="float" office:value="0">
                <text:p>0</text:p>
              </table:table-cell>
              <table:table-cell office:value-type="float" office:value="15257">
                <text:p>15257</text:p>
              </table:table-cell>
              <table:table-cell office:value-type="float" office:value="11656">
                <text:p>11656</text:p>
              </table:table-cell>
              <table:table-cell office:value-type="float" office:value="-26127">
                <text:p>-26127</text:p>
              </table:table-cell>
              <table:table-cell office:value-type="float" office:value="12812">
                <text:p>128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39">
                <text:p>-39</text:p>
              </table:table-cell>
              <table:table-cell office:value-type="float" office:value="0">
                <text:p>0</text:p>
              </table:table-cell>
              <table:table-cell office:value-type="float" office:value="17906">
                <text:p>17906</text:p>
              </table:table-cell>
              <table:table-cell office:value-type="float" office:value="7066">
                <text:p>7066</text:p>
              </table:table-cell>
              <table:table-cell office:value-type="float" office:value="-25132">
                <text:p>-25132</text:p>
              </table:table-cell>
              <table:table-cell office:value-type="float" office:value="19280">
                <text:p>192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36">
                <text:p>-36</text:p>
              </table:table-cell>
              <table:table-cell office:value-type="float" office:value="0">
                <text:p>0</text:p>
              </table:table-cell>
              <table:table-cell office:value-type="float" office:value="20143">
                <text:p>20143</text:p>
              </table:table-cell>
              <table:table-cell office:value-type="float" office:value="2229">
                <text:p>2229</text:p>
              </table:table-cell>
              <table:table-cell office:value-type="float" office:value="-22563">
                <text:p>-22563</text:p>
              </table:table-cell>
              <table:table-cell office:value-type="float" office:value="23837">
                <text:p>238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31">
                <text:p>-31</text:p>
              </table:table-cell>
              <table:table-cell office:value-type="float" office:value="0">
                <text:p>0</text:p>
              </table:table-cell>
              <table:table-cell office:value-type="float" office:value="22042">
                <text:p>22042</text:p>
              </table:table-cell>
              <table:table-cell office:value-type="float" office:value="-2660">
                <text:p>-2660</text:p>
              </table:table-cell>
              <table:table-cell office:value-type="float" office:value="-18583">
                <text:p>-18583</text:p>
              </table:table-cell>
              <table:table-cell office:value-type="float" office:value="26094">
                <text:p>260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  <table:table-cell office:value-type="float" office:value="23675">
                <text:p>23675</text:p>
              </table:table-cell>
              <table:table-cell office:value-type="float" office:value="-7486">
                <text:p>-7486</text:p>
              </table:table-cell>
              <table:table-cell office:value-type="float" office:value="-13441">
                <text:p>-13441</text:p>
              </table:table-cell>
              <table:table-cell office:value-type="float" office:value="25803">
                <text:p>258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  <table:table-cell office:value-type="float" office:value="24887">
                <text:p>24887</text:p>
              </table:table-cell>
              <table:table-cell office:value-type="float" office:value="-12026">
                <text:p>-12026</text:p>
              </table:table-cell>
              <table:table-cell office:value-type="float" office:value="-7468">
                <text:p>-7468</text:p>
              </table:table-cell>
              <table:table-cell office:value-type="float" office:value="23003">
                <text:p>230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661">
                <text:p>25661</text:p>
              </table:table-cell>
              <table:table-cell office:value-type="float" office:value="-16156">
                <text:p>-16156</text:p>
              </table:table-cell>
              <table:table-cell office:value-type="float" office:value="-1036">
                <text:p>-1036</text:p>
              </table:table-cell>
              <table:table-cell office:value-type="float" office:value="17963">
                <text:p>179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6119">
                <text:p>26119</text:p>
              </table:table-cell>
              <table:table-cell office:value-type="float" office:value="-19722">
                <text:p>-19722</text:p>
              </table:table-cell>
              <table:table-cell office:value-type="float" office:value="5459">
                <text:p>5459</text:p>
              </table:table-cell>
              <table:table-cell office:value-type="float" office:value="11182">
                <text:p>11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6192">
                <text:p>26192</text:p>
              </table:table-cell>
              <table:table-cell office:value-type="float" office:value="-22586">
                <text:p>-22586</text:p>
              </table:table-cell>
              <table:table-cell office:value-type="float" office:value="11617">
                <text:p>11617</text:p>
              </table:table-cell>
              <table:table-cell office:value-type="float" office:value="3337">
                <text:p>33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25752">
                <text:p>25752</text:p>
              </table:table-cell>
              <table:table-cell office:value-type="float" office:value="-24669">
                <text:p>-24669</text:p>
              </table:table-cell>
              <table:table-cell office:value-type="float" office:value="17073">
                <text:p>17073</text:p>
              </table:table-cell>
              <table:table-cell office:value-type="float" office:value="-4817">
                <text:p>-48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4897">
                <text:p>24897</text:p>
              </table:table-cell>
              <table:table-cell office:value-type="float" office:value="-25873">
                <text:p>-25873</text:p>
              </table:table-cell>
              <table:table-cell office:value-type="float" office:value="21465">
                <text:p>21465</text:p>
              </table:table-cell>
              <table:table-cell office:value-type="float" office:value="-12503">
                <text:p>-125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  <table:table-cell office:value-type="float" office:value="23742">
                <text:p>23742</text:p>
              </table:table-cell>
              <table:table-cell office:value-type="float" office:value="-26173">
                <text:p>-26173</text:p>
              </table:table-cell>
              <table:table-cell office:value-type="float" office:value="24507">
                <text:p>24507</text:p>
              </table:table-cell>
              <table:table-cell office:value-type="float" office:value="-18954">
                <text:p>-189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  <table:table-cell office:value-type="float" office:value="22210">
                <text:p>22210</text:p>
              </table:table-cell>
              <table:table-cell office:value-type="float" office:value="-25549">
                <text:p>-25549</text:p>
              </table:table-cell>
              <table:table-cell office:value-type="float" office:value="26006">
                <text:p>26006</text:p>
              </table:table-cell>
              <table:table-cell office:value-type="float" office:value="-23561">
                <text:p>-235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  <table:table-cell office:value-type="float" office:value="20262">
                <text:p>20262</text:p>
              </table:table-cell>
              <table:table-cell office:value-type="float" office:value="-24040">
                <text:p>-24040</text:p>
              </table:table-cell>
              <table:table-cell office:value-type="float" office:value="25899">
                <text:p>25899</text:p>
              </table:table-cell>
              <table:table-cell office:value-type="float" office:value="-25876">
                <text:p>-258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  <table:table-cell office:value-type="float" office:value="18020">
                <text:p>18020</text:p>
              </table:table-cell>
              <table:table-cell office:value-type="float" office:value="-21692">
                <text:p>-21692</text:p>
              </table:table-cell>
              <table:table-cell office:value-type="float" office:value="24188">
                <text:p>24188</text:p>
              </table:table-cell>
              <table:table-cell office:value-type="float" office:value="-25685">
                <text:p>-256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15546">
                <text:p>15546</text:p>
              </table:table-cell>
              <table:table-cell office:value-type="float" office:value="-18577">
                <text:p>-18577</text:p>
              </table:table-cell>
              <table:table-cell office:value-type="float" office:value="20958">
                <text:p>20958</text:p>
              </table:table-cell>
              <table:table-cell office:value-type="float" office:value="-22982">
                <text:p>-229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  <table:table-cell office:value-type="float" office:value="12805">
                <text:p>12805</text:p>
              </table:table-cell>
              <table:table-cell office:value-type="float" office:value="-14803">
                <text:p>-14803</text:p>
              </table:table-cell>
              <table:table-cell office:value-type="float" office:value="16386">
                <text:p>16386</text:p>
              </table:table-cell>
              <table:table-cell office:value-type="float" office:value="-18051">
                <text:p>-180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  <table:table-cell office:value-type="float" office:value="9833">
                <text:p>9833</text:p>
              </table:table-cell>
              <table:table-cell office:value-type="float" office:value="-10496">
                <text:p>-10496</text:p>
              </table:table-cell>
              <table:table-cell office:value-type="float" office:value="10779">
                <text:p>10779</text:p>
              </table:table-cell>
              <table:table-cell office:value-type="float" office:value="-11355">
                <text:p>-113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6719">
                <text:p>6719</text:p>
              </table:table-cell>
              <table:table-cell office:value-type="float" office:value="-5832">
                <text:p>-5832</text:p>
              </table:table-cell>
              <table:table-cell office:value-type="float" office:value="4519">
                <text:p>4519</text:p>
              </table:table-cell>
              <table:table-cell office:value-type="float" office:value="-3544">
                <text:p>-35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502">
                <text:p>3502</text:p>
              </table:table-cell>
              <table:table-cell office:value-type="float" office:value="-961">
                <text:p>-961</text:p>
              </table:table-cell>
              <table:table-cell office:value-type="float" office:value="-2021">
                <text:p>-2021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27">
                <text:p>227</text:p>
              </table:table-cell>
              <table:table-cell office:value-type="float" office:value="3943">
                <text:p>3943</text:p>
              </table:table-cell>
              <table:table-cell office:value-type="float" office:value="-8439">
                <text:p>-8439</text:p>
              </table:table-cell>
              <table:table-cell office:value-type="float" office:value="12336">
                <text:p>123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3033">
                <text:p>-3033</text:p>
              </table:table-cell>
              <table:table-cell office:value-type="float" office:value="8705">
                <text:p>8705</text:p>
              </table:table-cell>
              <table:table-cell office:value-type="float" office:value="-14362">
                <text:p>-14362</text:p>
              </table:table-cell>
              <table:table-cell office:value-type="float" office:value="18865">
                <text:p>188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6251">
                <text:p>-6251</text:p>
              </table:table-cell>
              <table:table-cell office:value-type="float" office:value="13176">
                <text:p>13176</text:p>
              </table:table-cell>
              <table:table-cell office:value-type="float" office:value="-19393">
                <text:p>-19393</text:p>
              </table:table-cell>
              <table:table-cell office:value-type="float" office:value="23550">
                <text:p>235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9394">
                <text:p>-9394</text:p>
              </table:table-cell>
              <table:table-cell office:value-type="float" office:value="17193">
                <text:p>17193</text:p>
              </table:table-cell>
              <table:table-cell office:value-type="float" office:value="-23184">
                <text:p>-23184</text:p>
              </table:table-cell>
              <table:table-cell office:value-type="float" office:value="25948">
                <text:p>259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12372">
                <text:p>-12372</text:p>
              </table:table-cell>
              <table:table-cell office:value-type="float" office:value="20598">
                <text:p>20598</text:p>
              </table:table-cell>
              <table:table-cell office:value-type="float" office:value="-25510">
                <text:p>-25510</text:p>
              </table:table-cell>
              <table:table-cell office:value-type="float" office:value="25791">
                <text:p>257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15129">
                <text:p>-15129</text:p>
              </table:table-cell>
              <table:table-cell office:value-type="float" office:value="23263">
                <text:p>23263</text:p>
              </table:table-cell>
              <table:table-cell office:value-type="float" office:value="-26271">
                <text:p>-26271</text:p>
              </table:table-cell>
              <table:table-cell office:value-type="float" office:value="23125">
                <text:p>23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-17678">
                <text:p>-17678</text:p>
              </table:table-cell>
              <table:table-cell office:value-type="float" office:value="25099">
                <text:p>25099</text:p>
              </table:table-cell>
              <table:table-cell office:value-type="float" office:value="-25377">
                <text:p>-25377</text:p>
              </table:table-cell>
              <table:table-cell office:value-type="float" office:value="18208">
                <text:p>182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-19979">
                <text:p>-19979</text:p>
              </table:table-cell>
              <table:table-cell office:value-type="float" office:value="26050">
                <text:p>26050</text:p>
              </table:table-cell>
              <table:table-cell office:value-type="float" office:value="-22953">
                <text:p>-22953</text:p>
              </table:table-cell>
              <table:table-cell office:value-type="float" office:value="11506">
                <text:p>115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21945">
                <text:p>-21945</text:p>
              </table:table-cell>
              <table:table-cell office:value-type="float" office:value="26077">
                <text:p>26077</text:p>
              </table:table-cell>
              <table:table-cell office:value-type="float" office:value="-18995">
                <text:p>-18995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23547">
                <text:p>-23547</text:p>
              </table:table-cell>
              <table:table-cell office:value-type="float" office:value="25184">
                <text:p>25184</text:p>
              </table:table-cell>
              <table:table-cell office:value-type="float" office:value="-13893">
                <text:p>-13893</text:p>
              </table:table-cell>
              <table:table-cell office:value-type="float" office:value="-4489">
                <text:p>-44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-24788">
                <text:p>-24788</text:p>
              </table:table-cell>
              <table:table-cell office:value-type="float" office:value="23407">
                <text:p>23407</text:p>
              </table:table-cell>
              <table:table-cell office:value-type="float" office:value="-7917">
                <text:p>-7917</text:p>
              </table:table-cell>
              <table:table-cell office:value-type="float" office:value="-12217">
                <text:p>-122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25634">
                <text:p>-25634</text:p>
              </table:table-cell>
              <table:table-cell office:value-type="float" office:value="20787">
                <text:p>20787</text:p>
              </table:table-cell>
              <table:table-cell office:value-type="float" office:value="-1464">
                <text:p>-1464</text:p>
              </table:table-cell>
              <table:table-cell office:value-type="float" office:value="-18755">
                <text:p>-187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-26075">
                <text:p>-26075</text:p>
              </table:table-cell>
              <table:table-cell office:value-type="float" office:value="17408">
                <text:p>17408</text:p>
              </table:table-cell>
              <table:table-cell office:value-type="float" office:value="5088">
                <text:p>5088</text:p>
              </table:table-cell>
              <table:table-cell office:value-type="float" office:value="-23464">
                <text:p>-234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-26140">
                <text:p>-26140</text:p>
              </table:table-cell>
              <table:table-cell office:value-type="float" office:value="13410">
                <text:p>13410</text:p>
              </table:table-cell>
              <table:table-cell office:value-type="float" office:value="11347">
                <text:p>11347</text:p>
              </table:table-cell>
              <table:table-cell office:value-type="float" office:value="-25887">
                <text:p>-258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25808">
                <text:p>-25808</text:p>
              </table:table-cell>
              <table:table-cell office:value-type="float" office:value="8948">
                <text:p>8948</text:p>
              </table:table-cell>
              <table:table-cell office:value-type="float" office:value="16885">
                <text:p>16885</text:p>
              </table:table-cell>
              <table:table-cell office:value-type="float" office:value="-25771">
                <text:p>-257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25038">
                <text:p>-25038</text:p>
              </table:table-cell>
              <table:table-cell office:value-type="float" office:value="4183">
                <text:p>4183</text:p>
              </table:table-cell>
              <table:table-cell office:value-type="float" office:value="21364">
                <text:p>21364</text:p>
              </table:table-cell>
              <table:table-cell office:value-type="float" office:value="-23153">
                <text:p>-231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23861">
                <text:p>-23861</text:p>
              </table:table-cell>
              <table:table-cell office:value-type="float" office:value="-728">
                <text:p>-728</text:p>
              </table:table-cell>
              <table:table-cell office:value-type="float" office:value="24481">
                <text:p>24481</text:p>
              </table:table-cell>
              <table:table-cell office:value-type="float" office:value="-18289">
                <text:p>-182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2319">
                <text:p>-22319</text:p>
              </table:table-cell>
              <table:table-cell office:value-type="float" office:value="-5623">
                <text:p>-5623</text:p>
              </table:table-cell>
              <table:table-cell office:value-type="float" office:value="26094">
                <text:p>26094</text:p>
              </table:table-cell>
              <table:table-cell office:value-type="float" office:value="-11627">
                <text:p>-116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20410">
                <text:p>-20410</text:p>
              </table:table-cell>
              <table:table-cell office:value-type="float" office:value="-10317">
                <text:p>-10317</text:p>
              </table:table-cell>
              <table:table-cell office:value-type="float" office:value="26065">
                <text:p>26065</text:p>
              </table:table-cell>
              <table:table-cell office:value-type="float" office:value="-3835">
                <text:p>-38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8165">
                <text:p>-18165</text:p>
              </table:table-cell>
              <table:table-cell office:value-type="float" office:value="-14647">
                <text:p>-14647</text:p>
              </table:table-cell>
              <table:table-cell office:value-type="float" office:value="24416">
                <text:p>24416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5664">
                <text:p>-15664</text:p>
              </table:table-cell>
              <table:table-cell office:value-type="float" office:value="-18462">
                <text:p>-18462</text:p>
              </table:table-cell>
              <table:table-cell office:value-type="float" office:value="21231">
                <text:p>21231</text:p>
              </table:table-cell>
              <table:table-cell office:value-type="float" office:value="12055">
                <text:p>120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-12932">
                <text:p>-12932</text:p>
              </table:table-cell>
              <table:table-cell office:value-type="float" office:value="-21602">
                <text:p>-21602</text:p>
              </table:table-cell>
              <table:table-cell office:value-type="float" office:value="16726">
                <text:p>16726</text:p>
              </table:table-cell>
              <table:table-cell office:value-type="float" office:value="18619">
                <text:p>186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9968">
                <text:p>-9968</text:p>
              </table:table-cell>
              <table:table-cell office:value-type="float" office:value="-23973">
                <text:p>-23973</text:p>
              </table:table-cell>
              <table:table-cell office:value-type="float" office:value="11182">
                <text:p>11182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6843">
                <text:p>-6843</text:p>
              </table:table-cell>
              <table:table-cell office:value-type="float" office:value="-25501">
                <text:p>-25501</text:p>
              </table:table-cell>
              <table:table-cell office:value-type="float" office:value="4958">
                <text:p>4958</text:p>
              </table:table-cell>
              <table:table-cell office:value-type="float" office:value="25842">
                <text:p>258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-3637">
                <text:p>-3637</text:p>
              </table:table-cell>
              <table:table-cell office:value-type="float" office:value="-26123">
                <text:p>-26123</text:p>
              </table:table-cell>
              <table:table-cell office:value-type="float" office:value="-1570">
                <text:p>-1570</text:p>
              </table:table-cell>
              <table:table-cell office:value-type="float" office:value="25769">
                <text:p>257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-360">
                <text:p>-360</text:p>
              </table:table-cell>
              <table:table-cell office:value-type="float" office:value="-25833">
                <text:p>-25833</text:p>
              </table:table-cell>
              <table:table-cell office:value-type="float" office:value="-7993">
                <text:p>-7993</text:p>
              </table:table-cell>
              <table:table-cell office:value-type="float" office:value="23231">
                <text:p>232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2952">
                <text:p>2952</text:p>
              </table:table-cell>
              <table:table-cell office:value-type="float" office:value="-24632">
                <text:p>-24632</text:p>
              </table:table-cell>
              <table:table-cell office:value-type="float" office:value="-13913">
                <text:p>-13913</text:p>
              </table:table-cell>
              <table:table-cell office:value-type="float" office:value="18374">
                <text:p>183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200">
                <text:p>6200</text:p>
              </table:table-cell>
              <table:table-cell office:value-type="float" office:value="-22563">
                <text:p>-22563</text:p>
              </table:table-cell>
              <table:table-cell office:value-type="float" office:value="-18954">
                <text:p>-18954</text:p>
              </table:table-cell>
              <table:table-cell office:value-type="float" office:value="11743">
                <text:p>11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9324">
                <text:p>9324</text:p>
              </table:table-cell>
              <table:table-cell office:value-type="float" office:value="-19699">
                <text:p>-19699</text:p>
              </table:table-cell>
              <table:table-cell office:value-type="float" office:value="-22813">
                <text:p>-22813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28">
                <text:p>-28</text:p>
              </table:table-cell>
              <table:table-cell office:value-type="float" office:value="0">
                <text:p>0</text:p>
              </table:table-cell>
              <table:table-cell office:value-type="float" office:value="12316">
                <text:p>12316</text:p>
              </table:table-cell>
              <table:table-cell office:value-type="float" office:value="-16138">
                <text:p>-16138</text:p>
              </table:table-cell>
              <table:table-cell office:value-type="float" office:value="-25244">
                <text:p>-25244</text:p>
              </table:table-cell>
              <table:table-cell office:value-type="float" office:value="-4218">
                <text:p>-42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47">
                <text:p>-47</text:p>
              </table:table-cell>
              <table:table-cell office:value-type="float" office:value="0">
                <text:p>0</text:p>
              </table:table-cell>
              <table:table-cell office:value-type="float" office:value="15120">
                <text:p>15120</text:p>
              </table:table-cell>
              <table:table-cell office:value-type="float" office:value="-12012">
                <text:p>-12012</text:p>
              </table:table-cell>
              <table:table-cell office:value-type="float" office:value="-26104">
                <text:p>-26104</text:p>
              </table:table-cell>
              <table:table-cell office:value-type="float" office:value="-12009">
                <text:p>-120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54">
                <text:p>-54</text:p>
              </table:table-cell>
              <table:table-cell office:value-type="float" office:value="0">
                <text:p>0</text:p>
              </table:table-cell>
              <table:table-cell office:value-type="float" office:value="17664">
                <text:p>17664</text:p>
              </table:table-cell>
              <table:table-cell office:value-type="float" office:value="-7468">
                <text:p>-7468</text:p>
              </table:table-cell>
              <table:table-cell office:value-type="float" office:value="-25341">
                <text:p>-25341</text:p>
              </table:table-cell>
              <table:table-cell office:value-type="float" office:value="-18620">
                <text:p>-186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48">
                <text:p>-48</text:p>
              </table:table-cell>
              <table:table-cell office:value-type="float" office:value="0">
                <text:p>0</text:p>
              </table:table-cell>
              <table:table-cell office:value-type="float" office:value="19933">
                <text:p>19933</text:p>
              </table:table-cell>
              <table:table-cell office:value-type="float" office:value="-2665">
                <text:p>-2665</text:p>
              </table:table-cell>
              <table:table-cell office:value-type="float" office:value="-22982">
                <text:p>-22982</text:p>
              </table:table-cell>
              <table:table-cell office:value-type="float" office:value="-23419">
                <text:p>-234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1906">
                <text:p>21906</text:p>
              </table:table-cell>
              <table:table-cell office:value-type="float" office:value="2230">
                <text:p>2230</text:p>
              </table:table-cell>
              <table:table-cell office:value-type="float" office:value="-19198">
                <text:p>-19198</text:p>
              </table:table-cell>
              <table:table-cell office:value-type="float" office:value="-25944">
                <text:p>-259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  <table:table-cell office:value-type="float" office:value="23525">
                <text:p>23525</text:p>
              </table:table-cell>
              <table:table-cell office:value-type="float" office:value="7044">
                <text:p>7044</text:p>
              </table:table-cell>
              <table:table-cell office:value-type="float" office:value="-14203">
                <text:p>-14203</text:p>
              </table:table-cell>
              <table:table-cell office:value-type="float" office:value="-25942">
                <text:p>-259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24767">
                <text:p>24767</text:p>
              </table:table-cell>
              <table:table-cell office:value-type="float" office:value="11617">
                <text:p>11617</text:p>
              </table:table-cell>
              <table:table-cell office:value-type="float" office:value="-8327">
                <text:p>-8327</text:p>
              </table:table-cell>
              <table:table-cell office:value-type="float" office:value="-23422">
                <text:p>-234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  <table:table-cell office:value-type="float" office:value="25637">
                <text:p>25637</text:p>
              </table:table-cell>
              <table:table-cell office:value-type="float" office:value="15796">
                <text:p>15796</text:p>
              </table:table-cell>
              <table:table-cell office:value-type="float" office:value="-1911">
                <text:p>-1911</text:p>
              </table:table-cell>
              <table:table-cell office:value-type="float" office:value="-18606">
                <text:p>-186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26093">
                <text:p>26093</text:p>
              </table:table-cell>
              <table:table-cell office:value-type="float" office:value="19421">
                <text:p>19421</text:p>
              </table:table-cell>
              <table:table-cell office:value-type="float" office:value="4631">
                <text:p>4631</text:p>
              </table:table-cell>
              <table:table-cell office:value-type="float" office:value="-11994">
                <text:p>-119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54">
                <text:p>-54</text:p>
              </table:table-cell>
              <table:table-cell office:value-type="float" office:value="0">
                <text:p>0</text:p>
              </table:table-cell>
              <table:table-cell office:value-type="float" office:value="26109">
                <text:p>26109</text:p>
              </table:table-cell>
              <table:table-cell office:value-type="float" office:value="22362">
                <text:p>22362</text:p>
              </table:table-cell>
              <table:table-cell office:value-type="float" office:value="10866">
                <text:p>10866</text:p>
              </table:table-cell>
              <table:table-cell office:value-type="float" office:value="-4199">
                <text:p>-41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67">
                <text:p>-67</text:p>
              </table:table-cell>
              <table:table-cell office:value-type="float" office:value="0">
                <text:p>0</text:p>
              </table:table-cell>
              <table:table-cell office:value-type="float" office:value="25732">
                <text:p>25732</text:p>
              </table:table-cell>
              <table:table-cell office:value-type="float" office:value="24507">
                <text:p>24507</text:p>
              </table:table-cell>
              <table:table-cell office:value-type="float" office:value="16444">
                <text:p>16444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67">
                <text:p>-67</text:p>
              </table:table-cell>
              <table:table-cell office:value-type="float" office:value="0">
                <text:p>0</text:p>
              </table:table-cell>
              <table:table-cell office:value-type="float" office:value="24998">
                <text:p>24998</text:p>
              </table:table-cell>
              <table:table-cell office:value-type="float" office:value="25780">
                <text:p>25780</text:p>
              </table:table-cell>
              <table:table-cell office:value-type="float" office:value="20986">
                <text:p>20986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58">
                <text:p>-58</text:p>
              </table:table-cell>
              <table:table-cell office:value-type="float" office:value="0">
                <text:p>0</text:p>
              </table:table-cell>
              <table:table-cell office:value-type="float" office:value="23878">
                <text:p>23878</text:p>
              </table:table-cell>
              <table:table-cell office:value-type="float" office:value="26156">
                <text:p>26156</text:p>
              </table:table-cell>
              <table:table-cell office:value-type="float" office:value="24226">
                <text:p>24226</text:p>
              </table:table-cell>
              <table:table-cell office:value-type="float" office:value="18444">
                <text:p>184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46">
                <text:p>-46</text:p>
              </table:table-cell>
              <table:table-cell office:value-type="float" office:value="0">
                <text:p>0</text:p>
              </table:table-cell>
              <table:table-cell office:value-type="float" office:value="22358">
                <text:p>22358</text:p>
              </table:table-cell>
              <table:table-cell office:value-type="float" office:value="25620">
                <text:p>25620</text:p>
              </table:table-cell>
              <table:table-cell office:value-type="float" office:value="25948">
                <text:p>25948</text:p>
              </table:table-cell>
              <table:table-cell office:value-type="float" office:value="23291">
                <text:p>232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40">
                <text:p>-40</text:p>
              </table:table-cell>
              <table:table-cell office:value-type="float" office:value="0">
                <text:p>0</text:p>
              </table:table-cell>
              <table:table-cell office:value-type="float" office:value="20482">
                <text:p>20482</text:p>
              </table:table-cell>
              <table:table-cell office:value-type="float" office:value="24188">
                <text:p>24188</text:p>
              </table:table-cell>
              <table:table-cell office:value-type="float" office:value="26028">
                <text:p>26028</text:p>
              </table:table-cell>
              <table:table-cell office:value-type="float" office:value="25890">
                <text:p>258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42">
                <text:p>-42</text:p>
              </table:table-cell>
              <table:table-cell office:value-type="float" office:value="0">
                <text:p>0</text:p>
              </table:table-cell>
              <table:table-cell office:value-type="float" office:value="18291">
                <text:p>18291</text:p>
              </table:table-cell>
              <table:table-cell office:value-type="float" office:value="21900">
                <text:p>21900</text:p>
              </table:table-cell>
              <table:table-cell office:value-type="float" office:value="24481">
                <text:p>24481</text:p>
              </table:table-cell>
              <table:table-cell office:value-type="float" office:value="25971">
                <text:p>259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15814">
                <text:p>15814</text:p>
              </table:table-cell>
              <table:table-cell office:value-type="float" office:value="18823">
                <text:p>18823</text:p>
              </table:table-cell>
              <table:table-cell office:value-type="float" office:value="21405">
                <text:p>21405</text:p>
              </table:table-cell>
              <table:table-cell office:value-type="float" office:value="23519">
                <text:p>235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59">
                <text:p>-59</text:p>
              </table:table-cell>
              <table:table-cell office:value-type="float" office:value="0">
                <text:p>0</text:p>
              </table:table-cell>
              <table:table-cell office:value-type="float" office:value="13095">
                <text:p>13095</text:p>
              </table:table-cell>
              <table:table-cell office:value-type="float" office:value="15067">
                <text:p>15067</text:p>
              </table:table-cell>
              <table:table-cell office:value-type="float" office:value="16993">
                <text:p>16993</text:p>
              </table:table-cell>
              <table:table-cell office:value-type="float" office:value="18801">
                <text:p>188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65">
                <text:p>-65</text:p>
              </table:table-cell>
              <table:table-cell office:value-type="float" office:value="0">
                <text:p>0</text:p>
              </table:table-cell>
              <table:table-cell office:value-type="float" office:value="10168">
                <text:p>10168</text:p>
              </table:table-cell>
              <table:table-cell office:value-type="float" office:value="10779">
                <text:p>10779</text:p>
              </table:table-cell>
              <table:table-cell office:value-type="float" office:value="11506">
                <text:p>11506</text:p>
              </table:table-cell>
              <table:table-cell office:value-type="float" office:value="12247">
                <text:p>122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67">
                <text:p>-67</text:p>
              </table:table-cell>
              <table:table-cell office:value-type="float" office:value="0">
                <text:p>0</text:p>
              </table:table-cell>
              <table:table-cell office:value-type="float" office:value="7066">
                <text:p>7066</text:p>
              </table:table-cell>
              <table:table-cell office:value-type="float" office:value="6125">
                <text:p>6125</text:p>
              </table:table-cell>
              <table:table-cell office:value-type="float" office:value="5300">
                <text:p>5300</text:p>
              </table:table-cell>
              <table:table-cell office:value-type="float" office:value="4499">
                <text:p>44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67">
                <text:p>-67</text:p>
              </table:table-cell>
              <table:table-cell office:value-type="float" office:value="0">
                <text:p>0</text:p>
              </table:table-cell>
              <table:table-cell office:value-type="float" office:value="3853">
                <text:p>3853</text:p>
              </table:table-cell>
              <table:table-cell office:value-type="float" office:value="1260">
                <text:p>1260</text:p>
              </table:table-cell>
              <table:table-cell office:value-type="float" office:value="-1231">
                <text:p>-1231</text:p>
              </table:table-cell>
              <table:table-cell office:value-type="float" office:value="-3667">
                <text:p>-3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65">
                <text:p>-65</text:p>
              </table:table-cell>
              <table:table-cell office:value-type="float" office:value="0">
                <text:p>0</text:p>
              </table:table-cell>
              <table:table-cell office:value-type="float" office:value="601">
                <text:p>601</text:p>
              </table:table-cell>
              <table:table-cell office:value-type="float" office:value="-3652">
                <text:p>-3652</text:p>
              </table:table-cell>
              <table:table-cell office:value-type="float" office:value="-7674">
                <text:p>-7674</text:p>
              </table:table-cell>
              <table:table-cell office:value-type="float" office:value="-11483">
                <text:p>-114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60">
                <text:p>-60</text:p>
              </table:table-cell>
              <table:table-cell office:value-type="float" office:value="0">
                <text:p>0</text:p>
              </table:table-cell>
              <table:table-cell office:value-type="float" office:value="-2660">
                <text:p>-2660</text:p>
              </table:table-cell>
              <table:table-cell office:value-type="float" office:value="-8439">
                <text:p>-8439</text:p>
              </table:table-cell>
              <table:table-cell office:value-type="float" office:value="-13643">
                <text:p>-13643</text:p>
              </table:table-cell>
              <table:table-cell office:value-type="float" office:value="-18166">
                <text:p>-181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  <table:table-cell office:value-type="float" office:value="-5898">
                <text:p>-5898</text:p>
              </table:table-cell>
              <table:table-cell office:value-type="float" office:value="-12949">
                <text:p>-12949</text:p>
              </table:table-cell>
              <table:table-cell office:value-type="float" office:value="-18755">
                <text:p>-18755</text:p>
              </table:table-cell>
              <table:table-cell office:value-type="float" office:value="-23067">
                <text:p>-230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-9040">
                <text:p>-9040</text:p>
              </table:table-cell>
              <table:table-cell office:value-type="float" office:value="-17012">
                <text:p>-17012</text:p>
              </table:table-cell>
              <table:table-cell office:value-type="float" office:value="-22694">
                <text:p>-22694</text:p>
              </table:table-cell>
              <table:table-cell office:value-type="float" office:value="-25709">
                <text:p>-257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  <table:table-cell office:value-type="float" office:value="-12026">
                <text:p>-12026</text:p>
              </table:table-cell>
              <table:table-cell office:value-type="float" office:value="-20470">
                <text:p>-20470</text:p>
              </table:table-cell>
              <table:table-cell office:value-type="float" office:value="-25215">
                <text:p>-25215</text:p>
              </table:table-cell>
              <table:table-cell office:value-type="float" office:value="-25841">
                <text:p>-258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4832">
                <text:p>-14832</text:p>
              </table:table-cell>
              <table:table-cell office:value-type="float" office:value="-23184">
                <text:p>-23184</text:p>
              </table:table-cell>
              <table:table-cell office:value-type="float" office:value="-26148">
                <text:p>-26148</text:p>
              </table:table-cell>
              <table:table-cell office:value-type="float" office:value="-23449">
                <text:p>-234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7417">
                <text:p>-17417</text:p>
              </table:table-cell>
              <table:table-cell office:value-type="float" office:value="-25068">
                <text:p>-25068</text:p>
              </table:table-cell>
              <table:table-cell office:value-type="float" office:value="-25445">
                <text:p>-25445</text:p>
              </table:table-cell>
              <table:table-cell office:value-type="float" office:value="-18762">
                <text:p>-187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  <table:table-cell office:value-type="float" office:value="-19722">
                <text:p>-19722</text:p>
              </table:table-cell>
              <table:table-cell office:value-type="float" office:value="-26099">
                <text:p>-26099</text:p>
              </table:table-cell>
              <table:table-cell office:value-type="float" office:value="-23153">
                <text:p>-23153</text:p>
              </table:table-cell>
              <table:table-cell office:value-type="float" office:value="-12237">
                <text:p>-122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37">
                <text:p>-37</text:p>
              </table:table-cell>
              <table:table-cell office:value-type="float" office:value="0">
                <text:p>0</text:p>
              </table:table-cell>
              <table:table-cell office:value-type="float" office:value="-21713">
                <text:p>-21713</text:p>
              </table:table-cell>
              <table:table-cell office:value-type="float" office:value="-26197">
                <text:p>-26197</text:p>
              </table:table-cell>
              <table:table-cell office:value-type="float" office:value="-19421">
                <text:p>-19421</text:p>
              </table:table-cell>
              <table:table-cell office:value-type="float" office:value="-4523">
                <text:p>-45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57">
                <text:p>-57</text:p>
              </table:table-cell>
              <table:table-cell office:value-type="float" office:value="0">
                <text:p>0</text:p>
              </table:table-cell>
              <table:table-cell office:value-type="float" office:value="-23373">
                <text:p>-23373</text:p>
              </table:table-cell>
              <table:table-cell office:value-type="float" office:value="-25377">
                <text:p>-25377</text:p>
              </table:table-cell>
              <table:table-cell office:value-type="float" office:value="-14468">
                <text:p>-14468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66">
                <text:p>-66</text:p>
              </table:table-cell>
              <table:table-cell office:value-type="float" office:value="0">
                <text:p>0</text:p>
              </table:table-cell>
              <table:table-cell office:value-type="float" office:value="-24669">
                <text:p>-24669</text:p>
              </table:table-cell>
              <table:table-cell office:value-type="float" office:value="-23707">
                <text:p>-23707</text:p>
              </table:table-cell>
              <table:table-cell office:value-type="float" office:value="-8607">
                <text:p>-8607</text:p>
              </table:table-cell>
              <table:table-cell office:value-type="float" office:value="11419">
                <text:p>114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64">
                <text:p>-64</text:p>
              </table:table-cell>
              <table:table-cell office:value-type="float" office:value="0">
                <text:p>0</text:p>
              </table:table-cell>
              <table:table-cell office:value-type="float" office:value="-25572">
                <text:p>-25572</text:p>
              </table:table-cell>
              <table:table-cell office:value-type="float" office:value="-21147">
                <text:p>-21147</text:p>
              </table:table-cell>
              <table:table-cell office:value-type="float" office:value="-2204">
                <text:p>-2204</text:p>
              </table:table-cell>
              <table:table-cell office:value-type="float" office:value="18122">
                <text:p>181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56">
                <text:p>-56</text:p>
              </table:table-cell>
              <table:table-cell office:value-type="float" office:value="0">
                <text:p>0</text:p>
              </table:table-cell>
              <table:table-cell office:value-type="float" office:value="-26075">
                <text:p>-26075</text:p>
              </table:table-cell>
              <table:table-cell office:value-type="float" office:value="-17812">
                <text:p>-17812</text:p>
              </table:table-cell>
              <table:table-cell office:value-type="float" office:value="4328">
                <text:p>4328</text:p>
              </table:table-cell>
              <table:table-cell office:value-type="float" office:value="23031">
                <text:p>230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-26173">
                <text:p>-26173</text:p>
              </table:table-cell>
              <table:table-cell office:value-type="float" office:value="-13893">
                <text:p>-13893</text:p>
              </table:table-cell>
              <table:table-cell office:value-type="float" office:value="10579">
                <text:p>10579</text:p>
              </table:table-cell>
              <table:table-cell office:value-type="float" office:value="25715">
                <text:p>257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49">
                <text:p>-49</text:p>
              </table:table-cell>
              <table:table-cell office:value-type="float" office:value="0">
                <text:p>0</text:p>
              </table:table-cell>
              <table:table-cell office:value-type="float" office:value="-25858">
                <text:p>-25858</text:p>
              </table:table-cell>
              <table:table-cell office:value-type="float" office:value="-9475">
                <text:p>-9475</text:p>
              </table:table-cell>
              <table:table-cell office:value-type="float" office:value="16178">
                <text:p>16178</text:p>
              </table:table-cell>
              <table:table-cell office:value-type="float" office:value="25906">
                <text:p>259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51">
                <text:p>-51</text:p>
              </table:table-cell>
              <table:table-cell office:value-type="float" office:value="0">
                <text:p>0</text:p>
              </table:table-cell>
              <table:table-cell office:value-type="float" office:value="-25141">
                <text:p>-25141</text:p>
              </table:table-cell>
              <table:table-cell office:value-type="float" office:value="-4722">
                <text:p>-4722</text:p>
              </table:table-cell>
              <table:table-cell office:value-type="float" office:value="20772">
                <text:p>20772</text:p>
              </table:table-cell>
              <table:table-cell office:value-type="float" office:value="23564">
                <text:p>235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46">
                <text:p>-46</text:p>
              </table:table-cell>
              <table:table-cell office:value-type="float" office:value="0">
                <text:p>0</text:p>
              </table:table-cell>
              <table:table-cell office:value-type="float" office:value="-24040">
                <text:p>-24040</text:p>
              </table:table-cell>
              <table:table-cell office:value-type="float" office:value="177">
                <text:p>177</text:p>
              </table:table-cell>
              <table:table-cell office:value-type="float" office:value="24069">
                <text:p>24069</text:p>
              </table:table-cell>
              <table:table-cell office:value-type="float" office:value="18917">
                <text:p>189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29">
                <text:p>-29</text:p>
              </table:table-cell>
              <table:table-cell office:value-type="float" office:value="0">
                <text:p>0</text:p>
              </table:table-cell>
              <table:table-cell office:value-type="float" office:value="-22565">
                <text:p>-22565</text:p>
              </table:table-cell>
              <table:table-cell office:value-type="float" office:value="5088">
                <text:p>5088</text:p>
              </table:table-cell>
              <table:table-cell office:value-type="float" office:value="25842">
                <text:p>25842</text:p>
              </table:table-cell>
              <table:table-cell office:value-type="float" office:value="12419">
                <text:p>124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0733">
                <text:p>-20733</text:p>
              </table:table-cell>
              <table:table-cell office:value-type="float" office:value="9836">
                <text:p>9836</text:p>
              </table:table-cell>
              <table:table-cell office:value-type="float" office:value="25990">
                <text:p>25990</text:p>
              </table:table-cell>
              <table:table-cell office:value-type="float" office:value="4726">
                <text:p>47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-18577">
                <text:p>-18577</text:p>
              </table:table-cell>
              <table:table-cell office:value-type="float" office:value="14227">
                <text:p>14227</text:p>
              </table:table-cell>
              <table:table-cell office:value-type="float" office:value="24529">
                <text:p>24529</text:p>
              </table:table-cell>
              <table:table-cell office:value-type="float" office:value="-3455">
                <text:p>-34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16128">
                <text:p>-16128</text:p>
              </table:table-cell>
              <table:table-cell office:value-type="float" office:value="18118">
                <text:p>18118</text:p>
              </table:table-cell>
              <table:table-cell office:value-type="float" office:value="21552">
                <text:p>21552</text:p>
              </table:table-cell>
              <table:table-cell office:value-type="float" office:value="-11315">
                <text:p>-113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-13418">
                <text:p>-13418</text:p>
              </table:table-cell>
              <table:table-cell office:value-type="float" office:value="21364">
                <text:p>21364</text:p>
              </table:table-cell>
              <table:table-cell office:value-type="float" office:value="17167">
                <text:p>17167</text:p>
              </table:table-cell>
              <table:table-cell office:value-type="float" office:value="-18059">
                <text:p>-180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-10496">
                <text:p>-10496</text:p>
              </table:table-cell>
              <table:table-cell office:value-type="float" office:value="23837">
                <text:p>23837</text:p>
              </table:table-cell>
              <table:table-cell office:value-type="float" office:value="11743">
                <text:p>11743</text:p>
              </table:table-cell>
              <table:table-cell office:value-type="float" office:value="-23042">
                <text:p>-230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7417">
                <text:p>-7417</text:p>
              </table:table-cell>
              <table:table-cell office:value-type="float" office:value="25486">
                <text:p>25486</text:p>
              </table:table-cell>
              <table:table-cell office:value-type="float" office:value="5555">
                <text:p>5555</text:p>
              </table:table-cell>
              <table:table-cell office:value-type="float" office:value="-25806">
                <text:p>-258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4224">
                <text:p>-4224</text:p>
              </table:table-cell>
              <table:table-cell office:value-type="float" office:value="26242">
                <text:p>26242</text:p>
              </table:table-cell>
              <table:table-cell office:value-type="float" office:value="-955">
                <text:p>-955</text:p>
              </table:table-cell>
              <table:table-cell office:value-type="float" office:value="-26063">
                <text:p>-260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961">
                <text:p>-961</text:p>
              </table:table-cell>
              <table:table-cell office:value-type="float" office:value="26065">
                <text:p>26065</text:p>
              </table:table-cell>
              <table:table-cell office:value-type="float" office:value="-7427">
                <text:p>-7427</text:p>
              </table:table-cell>
              <table:table-cell office:value-type="float" office:value="-23759">
                <text:p>-237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317">
                <text:p>2317</text:p>
              </table:table-cell>
              <table:table-cell office:value-type="float" office:value="24978">
                <text:p>24978</text:p>
              </table:table-cell>
              <table:table-cell office:value-type="float" office:value="-13448">
                <text:p>-13448</text:p>
              </table:table-cell>
              <table:table-cell office:value-type="float" office:value="-19160">
                <text:p>-191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5553">
                <text:p>5553</text:p>
              </table:table-cell>
              <table:table-cell office:value-type="float" office:value="23003">
                <text:p>23003</text:p>
              </table:table-cell>
              <table:table-cell office:value-type="float" office:value="-18620">
                <text:p>-18620</text:p>
              </table:table-cell>
              <table:table-cell office:value-type="float" office:value="-12717">
                <text:p>-127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8705">
                <text:p>8705</text:p>
              </table:table-cell>
              <table:table-cell office:value-type="float" office:value="20219">
                <text:p>20219</text:p>
              </table:table-cell>
              <table:table-cell office:value-type="float" office:value="-22632">
                <text:p>-22632</text:p>
              </table:table-cell>
              <table:table-cell office:value-type="float" office:value="-5016">
                <text:p>-50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1728">
                <text:p>11728</text:p>
              </table:table-cell>
              <table:table-cell office:value-type="float" office:value="16726">
                <text:p>16726</text:p>
              </table:table-cell>
              <table:table-cell office:value-type="float" office:value="-25225">
                <text:p>-25225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4573">
                <text:p>14573</text:p>
              </table:table-cell>
              <table:table-cell office:value-type="float" office:value="12645">
                <text:p>12645</text:p>
              </table:table-cell>
              <table:table-cell office:value-type="float" office:value="-26254">
                <text:p>-26254</text:p>
              </table:table-cell>
              <table:table-cell office:value-type="float" office:value="11035">
                <text:p>110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17193">
                <text:p>17193</text:p>
              </table:table-cell>
              <table:table-cell office:value-type="float" office:value="8135">
                <text:p>8135</text:p>
              </table:table-cell>
              <table:table-cell office:value-type="float" office:value="-25634">
                <text:p>-25634</text:p>
              </table:table-cell>
              <table:table-cell office:value-type="float" office:value="17816">
                <text:p>178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9539">
                <text:p>19539</text:p>
              </table:table-cell>
              <table:table-cell office:value-type="float" office:value="3337">
                <text:p>3337</text:p>
              </table:table-cell>
              <table:table-cell office:value-type="float" office:value="-23422">
                <text:p>-23422</text:p>
              </table:table-cell>
              <table:table-cell office:value-type="float" office:value="22871">
                <text:p>228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1574">
                <text:p>21574</text:p>
              </table:table-cell>
              <table:table-cell office:value-type="float" office:value="-1570">
                <text:p>-1570</text:p>
              </table:table-cell>
              <table:table-cell office:value-type="float" office:value="-19731">
                <text:p>-19731</text:p>
              </table:table-cell>
              <table:table-cell office:value-type="float" office:value="25688">
                <text:p>256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3263">
                <text:p>23263</text:p>
              </table:table-cell>
              <table:table-cell office:value-type="float" office:value="-6417">
                <text:p>-6417</text:p>
              </table:table-cell>
              <table:table-cell office:value-type="float" office:value="-14819">
                <text:p>-14819</text:p>
              </table:table-cell>
              <table:table-cell office:value-type="float" office:value="26013">
                <text:p>260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4583">
                <text:p>24583</text:p>
              </table:table-cell>
              <table:table-cell office:value-type="float" office:value="-11043">
                <text:p>-11043</text:p>
              </table:table-cell>
              <table:table-cell office:value-type="float" office:value="-8974">
                <text:p>-8974</text:p>
              </table:table-cell>
              <table:table-cell office:value-type="float" office:value="23772">
                <text:p>237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  <table:table-cell office:value-type="float" office:value="25517">
                <text:p>25517</text:p>
              </table:table-cell>
              <table:table-cell office:value-type="float" office:value="-15267">
                <text:p>-15267</text:p>
              </table:table-cell>
              <table:table-cell office:value-type="float" office:value="-2570">
                <text:p>-2570</text:p>
              </table:table-cell>
              <table:table-cell office:value-type="float" office:value="19212">
                <text:p>192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  <table:table-cell office:value-type="float" office:value="26050">
                <text:p>26050</text:p>
              </table:table-cell>
              <table:table-cell office:value-type="float" office:value="-18954">
                <text:p>-18954</text:p>
              </table:table-cell>
              <table:table-cell office:value-type="float" office:value="3978">
                <text:p>3978</text:p>
              </table:table-cell>
              <table:table-cell office:value-type="float" office:value="12789">
                <text:p>127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  <table:table-cell office:value-type="float" office:value="26171">
                <text:p>26171</text:p>
              </table:table-cell>
              <table:table-cell office:value-type="float" office:value="-21975">
                <text:p>-21975</text:p>
              </table:table-cell>
              <table:table-cell office:value-type="float" office:value="10297">
                <text:p>10297</text:p>
              </table:table-cell>
              <table:table-cell office:value-type="float" office:value="5107">
                <text:p>51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5880">
                <text:p>25880</text:p>
              </table:table-cell>
              <table:table-cell office:value-type="float" office:value="-24218">
                <text:p>-24218</text:p>
              </table:table-cell>
              <table:table-cell office:value-type="float" office:value="15967">
                <text:p>15967</text:p>
              </table:table-cell>
              <table:table-cell office:value-type="float" office:value="-3078">
                <text:p>-30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25184">
                <text:p>25184</text:p>
              </table:table-cell>
              <table:table-cell office:value-type="float" office:value="-25610">
                <text:p>-25610</text:p>
              </table:table-cell>
              <table:table-cell office:value-type="float" office:value="20629">
                <text:p>20629</text:p>
              </table:table-cell>
              <table:table-cell office:value-type="float" office:value="-10946">
                <text:p>-109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24095">
                <text:p>24095</text:p>
              </table:table-cell>
              <table:table-cell office:value-type="float" office:value="-26104">
                <text:p>-26104</text:p>
              </table:table-cell>
              <table:table-cell office:value-type="float" office:value="24002">
                <text:p>24002</text:p>
              </table:table-cell>
              <table:table-cell office:value-type="float" office:value="-17747">
                <text:p>-177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2624">
                <text:p>22624</text:p>
              </table:table-cell>
              <table:table-cell office:value-type="float" office:value="-25685">
                <text:p>-25685</text:p>
              </table:table-cell>
              <table:table-cell office:value-type="float" office:value="25890">
                <text:p>25890</text:p>
              </table:table-cell>
              <table:table-cell office:value-type="float" office:value="-22820">
                <text:p>-228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  <table:table-cell office:value-type="float" office:value="20787">
                <text:p>20787</text:p>
              </table:table-cell>
              <table:table-cell office:value-type="float" office:value="-24352">
                <text:p>-24352</text:p>
              </table:table-cell>
              <table:table-cell office:value-type="float" office:value="26163">
                <text:p>26163</text:p>
              </table:table-cell>
              <table:table-cell office:value-type="float" office:value="-25670">
                <text:p>-256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63">
                <text:p>-63</text:p>
              </table:table-cell>
              <table:table-cell office:value-type="float" office:value="0">
                <text:p>0</text:p>
              </table:table-cell>
              <table:table-cell office:value-type="float" office:value="18611">
                <text:p>18611</text:p>
              </table:table-cell>
              <table:table-cell office:value-type="float" office:value="-22163">
                <text:p>-22163</text:p>
              </table:table-cell>
              <table:table-cell office:value-type="float" office:value="24788">
                <text:p>24788</text:p>
              </table:table-cell>
              <table:table-cell office:value-type="float" office:value="-26020">
                <text:p>-2602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55">
                <text:p>-55</text:p>
              </table:table-cell>
              <table:table-cell office:value-type="float" office:value="0">
                <text:p>0</text:p>
              </table:table-cell>
              <table:table-cell office:value-type="float" office:value="16137">
                <text:p>16137</text:p>
              </table:table-cell>
              <table:table-cell office:value-type="float" office:value="-19198">
                <text:p>-19198</text:p>
              </table:table-cell>
              <table:table-cell office:value-type="float" office:value="21887">
                <text:p>21887</text:p>
              </table:table-cell>
              <table:table-cell office:value-type="float" office:value="-23861">
                <text:p>-238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3410">
                <text:p>13410</text:p>
              </table:table-cell>
              <table:table-cell office:value-type="float" office:value="-15548">
                <text:p>-15548</text:p>
              </table:table-cell>
              <table:table-cell office:value-type="float" office:value="17617">
                <text:p>17617</text:p>
              </table:table-cell>
              <table:table-cell office:value-type="float" office:value="-19387">
                <text:p>-193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0477">
                <text:p>10477</text:p>
              </table:table-cell>
              <table:table-cell office:value-type="float" office:value="-11355">
                <text:p>-11355</text:p>
              </table:table-cell>
              <table:table-cell office:value-type="float" office:value="12247">
                <text:p>12247</text:p>
              </table:table-cell>
              <table:table-cell office:value-type="float" office:value="-13015">
                <text:p>-130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7385">
                <text:p>7385</text:p>
              </table:table-cell>
              <table:table-cell office:value-type="float" office:value="-6759">
                <text:p>-6759</text:p>
              </table:table-cell>
              <table:table-cell office:value-type="float" office:value="6108">
                <text:p>6108</text:p>
              </table:table-cell>
              <table:table-cell office:value-type="float" office:value="-5391">
                <text:p>-53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57">
                <text:p>-57</text:p>
              </table:table-cell>
              <table:table-cell office:value-type="float" office:value="0">
                <text:p>0</text:p>
              </table:table-cell>
              <table:table-cell office:value-type="float" office:value="4183">
                <text:p>4183</text:p>
              </table:table-cell>
              <table:table-cell office:value-type="float" office:value="-1911">
                <text:p>-1911</text:p>
              </table:table-cell>
              <table:table-cell office:value-type="float" office:value="-400">
                <text:p>-400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204">
                <text:p>-204</text:p>
              </table:table-cell>
              <table:table-cell office:value-type="float" office:value="0">
                <text:p>0</text:p>
              </table:table-cell>
              <table:table-cell office:value-type="float" office:value="916">
                <text:p>916</text:p>
              </table:table-cell>
              <table:table-cell office:value-type="float" office:value="3009">
                <text:p>3009</text:p>
              </table:table-cell>
              <table:table-cell office:value-type="float" office:value="-6881">
                <text:p>-6881</text:p>
              </table:table-cell>
              <table:table-cell office:value-type="float" office:value="10661">
                <text:p>106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269">
                <text:p>-269</text:p>
              </table:table-cell>
              <table:table-cell office:value-type="float" office:value="0">
                <text:p>0</text:p>
              </table:table-cell>
              <table:table-cell office:value-type="float" office:value="-2370">
                <text:p>-2370</text:p>
              </table:table-cell>
              <table:table-cell office:value-type="float" office:value="7810">
                <text:p>7810</text:p>
              </table:table-cell>
              <table:table-cell office:value-type="float" office:value="-12932">
                <text:p>-12932</text:p>
              </table:table-cell>
              <table:table-cell office:value-type="float" office:value="17536">
                <text:p>175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  <table:table-cell office:value-type="float" office:value="-5623">
                <text:p>-5623</text:p>
              </table:table-cell>
              <table:table-cell office:value-type="float" office:value="12336">
                <text:p>12336</text:p>
              </table:table-cell>
              <table:table-cell office:value-type="float" office:value="-18166">
                <text:p>-18166</text:p>
              </table:table-cell>
              <table:table-cell office:value-type="float" office:value="22690">
                <text:p>2269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-8786">
                <text:p>-8786</text:p>
              </table:table-cell>
              <table:table-cell office:value-type="float" office:value="16444">
                <text:p>16444</text:p>
              </table:table-cell>
              <table:table-cell office:value-type="float" office:value="-22258">
                <text:p>-22258</text:p>
              </table:table-cell>
              <table:table-cell office:value-type="float" office:value="25638">
                <text:p>256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566">
                <text:p>1566</text:p>
              </table:table-cell>
              <table:table-cell office:value-type="float" office:value="0">
                <text:p>0</text:p>
              </table:table-cell>
              <table:table-cell office:value-type="float" office:value="-11808">
                <text:p>-11808</text:p>
              </table:table-cell>
              <table:table-cell office:value-type="float" office:value="19965">
                <text:p>19965</text:p>
              </table:table-cell>
              <table:table-cell office:value-type="float" office:value="-24940">
                <text:p>-24940</text:p>
              </table:table-cell>
              <table:table-cell office:value-type="float" office:value="26081">
                <text:p>260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3015">
                <text:p>3015</text:p>
              </table:table-cell>
              <table:table-cell office:value-type="float" office:value="0">
                <text:p>0</text:p>
              </table:table-cell>
              <table:table-cell office:value-type="float" office:value="-14647">
                <text:p>-14647</text:p>
              </table:table-cell>
              <table:table-cell office:value-type="float" office:value="22782">
                <text:p>22782</text:p>
              </table:table-cell>
              <table:table-cell office:value-type="float" office:value="-26072">
                <text:p>-26072</text:p>
              </table:table-cell>
              <table:table-cell office:value-type="float" office:value="23974">
                <text:p>239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4705">
                <text:p>4705</text:p>
              </table:table-cell>
              <table:table-cell office:value-type="float" office:value="0">
                <text:p>0</text:p>
              </table:table-cell>
              <table:table-cell office:value-type="float" office:value="-17258">
                <text:p>-17258</text:p>
              </table:table-cell>
              <table:table-cell office:value-type="float" office:value="24806">
                <text:p>24806</text:p>
              </table:table-cell>
              <table:table-cell office:value-type="float" office:value="-25561">
                <text:p>-25561</text:p>
              </table:table-cell>
              <table:table-cell office:value-type="float" office:value="19506">
                <text:p>195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6453">
                <text:p>6453</text:p>
              </table:table-cell>
              <table:table-cell office:value-type="float" office:value="0">
                <text:p>0</text:p>
              </table:table-cell>
              <table:table-cell office:value-type="float" office:value="-19590">
                <text:p>-19590</text:p>
              </table:table-cell>
              <table:table-cell office:value-type="float" office:value="25948">
                <text:p>25948</text:p>
              </table:table-cell>
              <table:table-cell office:value-type="float" office:value="-23449">
                <text:p>-23449</text:p>
              </table:table-cell>
              <table:table-cell office:value-type="float" office:value="13104">
                <text:p>131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8120">
                <text:p>8120</text:p>
              </table:table-cell>
              <table:table-cell office:value-type="float" office:value="0">
                <text:p>0</text:p>
              </table:table-cell>
              <table:table-cell office:value-type="float" office:value="-21602">
                <text:p>-21602</text:p>
              </table:table-cell>
              <table:table-cell office:value-type="float" office:value="26163">
                <text:p>26163</text:p>
              </table:table-cell>
              <table:table-cell office:value-type="float" office:value="-19862">
                <text:p>-19862</text:p>
              </table:table-cell>
              <table:table-cell office:value-type="float" office:value="5422">
                <text:p>54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9655">
                <text:p>9655</text:p>
              </table:table-cell>
              <table:table-cell office:value-type="float" office:value="0">
                <text:p>0</text:p>
              </table:table-cell>
              <table:table-cell office:value-type="float" office:value="-23272">
                <text:p>-23272</text:p>
              </table:table-cell>
              <table:table-cell office:value-type="float" office:value="25454">
                <text:p>25454</text:p>
              </table:table-cell>
              <table:table-cell office:value-type="float" office:value="-15033">
                <text:p>-15033</text:p>
              </table:table-cell>
              <table:table-cell office:value-type="float" office:value="-2767">
                <text:p>-27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1084">
                <text:p>11084</text:p>
              </table:table-cell>
              <table:table-cell office:value-type="float" office:value="0">
                <text:p>0</text:p>
              </table:table-cell>
              <table:table-cell office:value-type="float" office:value="-24581">
                <text:p>-24581</text:p>
              </table:table-cell>
              <table:table-cell office:value-type="float" office:value="23850">
                <text:p>23850</text:p>
              </table:table-cell>
              <table:table-cell office:value-type="float" office:value="-9252">
                <text:p>-9252</text:p>
              </table:table-cell>
              <table:table-cell office:value-type="float" office:value="-10717">
                <text:p>-1071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2470">
                <text:p>12470</text:p>
              </table:table-cell>
              <table:table-cell office:value-type="float" office:value="0">
                <text:p>0</text:p>
              </table:table-cell>
              <table:table-cell office:value-type="float" office:value="-25501">
                <text:p>-25501</text:p>
              </table:table-cell>
              <table:table-cell office:value-type="float" office:value="21405">
                <text:p>21405</text:p>
              </table:table-cell>
              <table:table-cell office:value-type="float" office:value="-2904">
                <text:p>-2904</text:p>
              </table:table-cell>
              <table:table-cell office:value-type="float" office:value="-17622">
                <text:p>-176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3860">
                <text:p>13860</text:p>
              </table:table-cell>
              <table:table-cell office:value-type="float" office:value="0">
                <text:p>0</text:p>
              </table:table-cell>
              <table:table-cell office:value-type="float" office:value="-26017">
                <text:p>-26017</text:p>
              </table:table-cell>
              <table:table-cell office:value-type="float" office:value="18208">
                <text:p>18208</text:p>
              </table:table-cell>
              <table:table-cell office:value-type="float" office:value="3618">
                <text:p>3618</text:p>
              </table:table-cell>
              <table:table-cell office:value-type="float" office:value="-22756">
                <text:p>-227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5257">
                <text:p>15257</text:p>
              </table:table-cell>
              <table:table-cell office:value-type="float" office:value="0">
                <text:p>0</text:p>
              </table:table-cell>
              <table:table-cell office:value-type="float" office:value="-26127">
                <text:p>-26127</text:p>
              </table:table-cell>
              <table:table-cell office:value-type="float" office:value="14364">
                <text:p>14364</text:p>
              </table:table-cell>
              <table:table-cell office:value-type="float" office:value="9924">
                <text:p>9924</text:p>
              </table:table-cell>
              <table:table-cell office:value-type="float" office:value="-25651">
                <text:p>-256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6622">
                <text:p>16622</text:p>
              </table:table-cell>
              <table:table-cell office:value-type="float" office:value="0">
                <text:p>0</text:p>
              </table:table-cell>
              <table:table-cell office:value-type="float" office:value="-25833">
                <text:p>-25833</text:p>
              </table:table-cell>
              <table:table-cell office:value-type="float" office:value="10007">
                <text:p>10007</text:p>
              </table:table-cell>
              <table:table-cell office:value-type="float" office:value="15616">
                <text:p>15616</text:p>
              </table:table-cell>
              <table:table-cell office:value-type="float" office:value="-26090">
                <text:p>-2609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7906">
                <text:p>17906</text:p>
              </table:table-cell>
              <table:table-cell office:value-type="float" office:value="0">
                <text:p>0</text:p>
              </table:table-cell>
              <table:table-cell office:value-type="float" office:value="-25132">
                <text:p>-25132</text:p>
              </table:table-cell>
              <table:table-cell office:value-type="float" office:value="5300">
                <text:p>5300</text:p>
              </table:table-cell>
              <table:table-cell office:value-type="float" office:value="20337">
                <text:p>20337</text:p>
              </table:table-cell>
              <table:table-cell office:value-type="float" office:value="-23977">
                <text:p>-239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9078">
                <text:p>19078</text:p>
              </table:table-cell>
              <table:table-cell office:value-type="float" office:value="0">
                <text:p>0</text:p>
              </table:table-cell>
              <table:table-cell office:value-type="float" office:value="-24035">
                <text:p>-24035</text:p>
              </table:table-cell>
              <table:table-cell office:value-type="float" office:value="409">
                <text:p>409</text:p>
              </table:table-cell>
              <table:table-cell office:value-type="float" office:value="23753">
                <text:p>23753</text:p>
              </table:table-cell>
              <table:table-cell office:value-type="float" office:value="-19501">
                <text:p>-195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20143">
                <text:p>20143</text:p>
              </table:table-cell>
              <table:table-cell office:value-type="float" office:value="0">
                <text:p>0</text:p>
              </table:table-cell>
              <table:table-cell office:value-type="float" office:value="-22563">
                <text:p>-22563</text:p>
              </table:table-cell>
              <table:table-cell office:value-type="float" office:value="-4489">
                <text:p>-4489</text:p>
              </table:table-cell>
              <table:table-cell office:value-type="float" office:value="25715">
                <text:p>25715</text:p>
              </table:table-cell>
              <table:table-cell office:value-type="float" office:value="-13149">
                <text:p>-131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1124">
                <text:p>21124</text:p>
              </table:table-cell>
              <table:table-cell office:value-type="float" office:value="0">
                <text:p>0</text:p>
              </table:table-cell>
              <table:table-cell office:value-type="float" office:value="-20737">
                <text:p>-20737</text:p>
              </table:table-cell>
              <table:table-cell office:value-type="float" office:value="-9226">
                <text:p>-9226</text:p>
              </table:table-cell>
              <table:table-cell office:value-type="float" office:value="26074">
                <text:p>26074</text:p>
              </table:table-cell>
              <table:table-cell office:value-type="float" office:value="-5581">
                <text:p>-55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22042">
                <text:p>22042</text:p>
              </table:table-cell>
              <table:table-cell office:value-type="float" office:value="0">
                <text:p>0</text:p>
              </table:table-cell>
              <table:table-cell office:value-type="float" office:value="-18583">
                <text:p>-18583</text:p>
              </table:table-cell>
              <table:table-cell office:value-type="float" office:value="-13643">
                <text:p>-13643</text:p>
              </table:table-cell>
              <table:table-cell office:value-type="float" office:value="24795">
                <text:p>24795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22900">
                <text:p>22900</text:p>
              </table:table-cell>
              <table:table-cell office:value-type="float" office:value="0">
                <text:p>0</text:p>
              </table:table-cell>
              <table:table-cell office:value-type="float" office:value="-16138">
                <text:p>-16138</text:p>
              </table:table-cell>
              <table:table-cell office:value-type="float" office:value="-17576">
                <text:p>-17576</text:p>
              </table:table-cell>
              <table:table-cell office:value-type="float" office:value="21963">
                <text:p>21963</text:p>
              </table:table-cell>
              <table:table-cell office:value-type="float" office:value="10438">
                <text:p>104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3675">
                <text:p>23675</text:p>
              </table:table-cell>
              <table:table-cell office:value-type="float" office:value="0">
                <text:p>0</text:p>
              </table:table-cell>
              <table:table-cell office:value-type="float" office:value="-13441">
                <text:p>-13441</text:p>
              </table:table-cell>
              <table:table-cell office:value-type="float" office:value="-20889">
                <text:p>-20889</text:p>
              </table:table-cell>
              <table:table-cell office:value-type="float" office:value="17744">
                <text:p>17744</text:p>
              </table:table-cell>
              <table:table-cell office:value-type="float" office:value="17309">
                <text:p>173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24342">
                <text:p>24342</text:p>
              </table:table-cell>
              <table:table-cell office:value-type="float" office:value="0">
                <text:p>0</text:p>
              </table:table-cell>
              <table:table-cell office:value-type="float" office:value="-10536">
                <text:p>-10536</text:p>
              </table:table-cell>
              <table:table-cell office:value-type="float" office:value="-23464">
                <text:p>-23464</text:p>
              </table:table-cell>
              <table:table-cell office:value-type="float" office:value="12419">
                <text:p>12419</text:p>
              </table:table-cell>
              <table:table-cell office:value-type="float" office:value="22466">
                <text:p>224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24887">
                <text:p>24887</text:p>
              </table:table-cell>
              <table:table-cell office:value-type="float" office:value="0">
                <text:p>0</text:p>
              </table:table-cell>
              <table:table-cell office:value-type="float" office:value="-7468">
                <text:p>-7468</text:p>
              </table:table-cell>
              <table:table-cell office:value-type="float" office:value="-25215">
                <text:p>-25215</text:p>
              </table:table-cell>
              <table:table-cell office:value-type="float" office:value="6331">
                <text:p>6331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25320">
                <text:p>25320</text:p>
              </table:table-cell>
              <table:table-cell office:value-type="float" office:value="0">
                <text:p>0</text:p>
              </table:table-cell>
              <table:table-cell office:value-type="float" office:value="-4285">
                <text:p>-4285</text:p>
              </table:table-cell>
              <table:table-cell office:value-type="float" office:value="-26069">
                <text:p>-26069</text:p>
              </table:table-cell>
              <table:table-cell office:value-type="float" office:value="-177">
                <text:p>-177</text:p>
              </table:table-cell>
              <table:table-cell office:value-type="float" office:value="26067">
                <text:p>260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5661">
                <text:p>25661</text:p>
              </table:table-cell>
              <table:table-cell office:value-type="float" office:value="0">
                <text:p>0</text:p>
              </table:table-cell>
              <table:table-cell office:value-type="float" office:value="-1036">
                <text:p>-1036</text:p>
              </table:table-cell>
              <table:table-cell office:value-type="float" office:value="-25998">
                <text:p>-25998</text:p>
              </table:table-cell>
              <table:table-cell office:value-type="float" office:value="-6682">
                <text:p>-6682</text:p>
              </table:table-cell>
              <table:table-cell office:value-type="float" office:value="24107">
                <text:p>241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5927">
                <text:p>25927</text:p>
              </table:table-cell>
              <table:table-cell office:value-type="float" office:value="0">
                <text:p>0</text:p>
              </table:table-cell>
              <table:table-cell office:value-type="float" office:value="2230">
                <text:p>2230</text:p>
              </table:table-cell>
              <table:table-cell office:value-type="float" office:value="-25018">
                <text:p>-25018</text:p>
              </table:table-cell>
              <table:table-cell office:value-type="float" office:value="-12776">
                <text:p>-12776</text:p>
              </table:table-cell>
              <table:table-cell office:value-type="float" office:value="19779">
                <text:p>197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26119">
                <text:p>26119</text:p>
              </table:table-cell>
              <table:table-cell office:value-type="float" office:value="0">
                <text:p>0</text:p>
              </table:table-cell>
              <table:table-cell office:value-type="float" office:value="5459">
                <text:p>5459</text:p>
              </table:table-cell>
              <table:table-cell office:value-type="float" office:value="-23153">
                <text:p>-23153</text:p>
              </table:table-cell>
              <table:table-cell office:value-type="float" office:value="-18059">
                <text:p>-18059</text:p>
              </table:table-cell>
              <table:table-cell office:value-type="float" office:value="13534">
                <text:p>135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26216">
                <text:p>26216</text:p>
              </table:table-cell>
              <table:table-cell office:value-type="float" office:value="0">
                <text:p>0</text:p>
              </table:table-cell>
              <table:table-cell office:value-type="float" office:value="8602">
                <text:p>8602</text:p>
              </table:table-cell>
              <table:table-cell office:value-type="float" office:value="-20477">
                <text:p>-20477</text:p>
              </table:table-cell>
              <table:table-cell office:value-type="float" office:value="-22210">
                <text:p>-22210</text:p>
              </table:table-cell>
              <table:table-cell office:value-type="float" office:value="5991">
                <text:p>59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6192">
                <text:p>26192</text:p>
              </table:table-cell>
              <table:table-cell office:value-type="float" office:value="0">
                <text:p>0</text:p>
              </table:table-cell>
              <table:table-cell office:value-type="float" office:value="11617">
                <text:p>11617</text:p>
              </table:table-cell>
              <table:table-cell office:value-type="float" office:value="-17083">
                <text:p>-17083</text:p>
              </table:table-cell>
              <table:table-cell office:value-type="float" office:value="-24992">
                <text:p>-24992</text:p>
              </table:table-cell>
              <table:table-cell office:value-type="float" office:value="-2177">
                <text:p>-217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6036">
                <text:p>26036</text:p>
              </table:table-cell>
              <table:table-cell office:value-type="float" office:value="0">
                <text:p>0</text:p>
              </table:table-cell>
              <table:table-cell office:value-type="float" office:value="14457">
                <text:p>14457</text:p>
              </table:table-cell>
              <table:table-cell office:value-type="float" office:value="-13073">
                <text:p>-13073</text:p>
              </table:table-cell>
              <table:table-cell office:value-type="float" office:value="-26218">
                <text:p>-26218</text:p>
              </table:table-cell>
              <table:table-cell office:value-type="float" office:value="-10140">
                <text:p>-101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5752">
                <text:p>25752</text:p>
              </table:table-cell>
              <table:table-cell office:value-type="float" office:value="0">
                <text:p>0</text:p>
              </table:table-cell>
              <table:table-cell office:value-type="float" office:value="17073">
                <text:p>17073</text:p>
              </table:table-cell>
              <table:table-cell office:value-type="float" office:value="-8607">
                <text:p>-8607</text:p>
              </table:table-cell>
              <table:table-cell office:value-type="float" office:value="-25801">
                <text:p>-25801</text:p>
              </table:table-cell>
              <table:table-cell office:value-type="float" office:value="-17118">
                <text:p>-171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5365">
                <text:p>25365</text:p>
              </table:table-cell>
              <table:table-cell office:value-type="float" office:value="0">
                <text:p>0</text:p>
              </table:table-cell>
              <table:table-cell office:value-type="float" office:value="19421">
                <text:p>19421</text:p>
              </table:table-cell>
              <table:table-cell office:value-type="float" office:value="-3835">
                <text:p>-3835</text:p>
              </table:table-cell>
              <table:table-cell office:value-type="float" office:value="-23759">
                <text:p>-23759</text:p>
              </table:table-cell>
              <table:table-cell office:value-type="float" office:value="-22391">
                <text:p>-223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4897">
                <text:p>24897</text:p>
              </table:table-cell>
              <table:table-cell office:value-type="float" office:value="0">
                <text:p>0</text:p>
              </table:table-cell>
              <table:table-cell office:value-type="float" office:value="21465">
                <text:p>21465</text:p>
              </table:table-cell>
              <table:table-cell office:value-type="float" office:value="1074">
                <text:p>1074</text:p>
              </table:table-cell>
              <table:table-cell office:value-type="float" office:value="-20252">
                <text:p>-20252</text:p>
              </table:table-cell>
              <table:table-cell office:value-type="float" office:value="-25473">
                <text:p>-254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4358">
                <text:p>24358</text:p>
              </table:table-cell>
              <table:table-cell office:value-type="float" office:value="0">
                <text:p>0</text:p>
              </table:table-cell>
              <table:table-cell office:value-type="float" office:value="23170">
                <text:p>23170</text:p>
              </table:table-cell>
              <table:table-cell office:value-type="float" office:value="5931">
                <text:p>5931</text:p>
              </table:table-cell>
              <table:table-cell office:value-type="float" office:value="-15465">
                <text:p>-15465</text:p>
              </table:table-cell>
              <table:table-cell office:value-type="float" office:value="-26098">
                <text:p>-260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3742">
                <text:p>23742</text:p>
              </table:table-cell>
              <table:table-cell office:value-type="float" office:value="0">
                <text:p>0</text:p>
              </table:table-cell>
              <table:table-cell office:value-type="float" office:value="24507">
                <text:p>24507</text:p>
              </table:table-cell>
              <table:table-cell office:value-type="float" office:value="10579">
                <text:p>10579</text:p>
              </table:table-cell>
              <table:table-cell office:value-type="float" office:value="-9762">
                <text:p>-9762</text:p>
              </table:table-cell>
              <table:table-cell office:value-type="float" office:value="-24136">
                <text:p>-241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3030">
                <text:p>23030</text:p>
              </table:table-cell>
              <table:table-cell office:value-type="float" office:value="0">
                <text:p>0</text:p>
              </table:table-cell>
              <table:table-cell office:value-type="float" office:value="25455">
                <text:p>25455</text:p>
              </table:table-cell>
              <table:table-cell office:value-type="float" office:value="14861">
                <text:p>14861</text:p>
              </table:table-cell>
              <table:table-cell office:value-type="float" office:value="-3386">
                <text:p>-3386</text:p>
              </table:table-cell>
              <table:table-cell office:value-type="float" office:value="-19800">
                <text:p>-198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2210">
                <text:p>22210</text:p>
              </table:table-cell>
              <table:table-cell office:value-type="float" office:value="0">
                <text:p>0</text:p>
              </table:table-cell>
              <table:table-cell office:value-type="float" office:value="26006">
                <text:p>26006</text:p>
              </table:table-cell>
              <table:table-cell office:value-type="float" office:value="18619">
                <text:p>18619</text:p>
              </table:table-cell>
              <table:table-cell office:value-type="float" office:value="3155">
                <text:p>3155</text:p>
              </table:table-cell>
              <table:table-cell office:value-type="float" office:value="-13569">
                <text:p>-135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1282">
                <text:p>21282</text:p>
              </table:table-cell>
              <table:table-cell office:value-type="float" office:value="0">
                <text:p>0</text:p>
              </table:table-cell>
              <table:table-cell office:value-type="float" office:value="26156">
                <text:p>26156</text:p>
              </table:table-cell>
              <table:table-cell office:value-type="float" office:value="21730">
                <text:p>21730</text:p>
              </table:table-cell>
              <table:table-cell office:value-type="float" office:value="9520">
                <text:p>9520</text:p>
              </table:table-cell>
              <table:table-cell office:value-type="float" office:value="-6026">
                <text:p>-60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0262">
                <text:p>20262</text:p>
              </table:table-cell>
              <table:table-cell office:value-type="float" office:value="0">
                <text:p>0</text:p>
              </table:table-cell>
              <table:table-cell office:value-type="float" office:value="25899">
                <text:p>25899</text:p>
              </table:table-cell>
              <table:table-cell office:value-type="float" office:value="24069">
                <text:p>24069</text:p>
              </table:table-cell>
              <table:table-cell office:value-type="float" office:value="15279">
                <text:p>15279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9170">
                <text:p>19170</text:p>
              </table:table-cell>
              <table:table-cell office:value-type="float" office:value="0">
                <text:p>0</text:p>
              </table:table-cell>
              <table:table-cell office:value-type="float" office:value="25240">
                <text:p>25240</text:p>
              </table:table-cell>
              <table:table-cell office:value-type="float" office:value="25548">
                <text:p>25548</text:p>
              </table:table-cell>
              <table:table-cell office:value-type="float" office:value="20080">
                <text:p>20080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8020">
                <text:p>18020</text:p>
              </table:table-cell>
              <table:table-cell office:value-type="float" office:value="0">
                <text:p>0</text:p>
              </table:table-cell>
              <table:table-cell office:value-type="float" office:value="24188">
                <text:p>24188</text:p>
              </table:table-cell>
              <table:table-cell office:value-type="float" office:value="26123">
                <text:p>26123</text:p>
              </table:table-cell>
              <table:table-cell office:value-type="float" office:value="23622">
                <text:p>23622</text:p>
              </table:table-cell>
              <table:table-cell office:value-type="float" office:value="16997">
                <text:p>169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6814">
                <text:p>16814</text:p>
              </table:table-cell>
              <table:table-cell office:value-type="float" office:value="0">
                <text:p>0</text:p>
              </table:table-cell>
              <table:table-cell office:value-type="float" office:value="22755">
                <text:p>22755</text:p>
              </table:table-cell>
              <table:table-cell office:value-type="float" office:value="25769">
                <text:p>25769</text:p>
              </table:table-cell>
              <table:table-cell office:value-type="float" office:value="25688">
                <text:p>25688</text:p>
              </table:table-cell>
              <table:table-cell office:value-type="float" office:value="22294">
                <text:p>222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5546">
                <text:p>15546</text:p>
              </table:table-cell>
              <table:table-cell office:value-type="float" office:value="0">
                <text:p>0</text:p>
              </table:table-cell>
              <table:table-cell office:value-type="float" office:value="20958">
                <text:p>20958</text:p>
              </table:table-cell>
              <table:table-cell office:value-type="float" office:value="24529">
                <text:p>24529</text:p>
              </table:table-cell>
              <table:table-cell office:value-type="float" office:value="26157">
                <text:p>26157</text:p>
              </table:table-cell>
              <table:table-cell office:value-type="float" office:value="25433">
                <text:p>254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4209">
                <text:p>14209</text:p>
              </table:table-cell>
              <table:table-cell office:value-type="float" office:value="0">
                <text:p>0</text:p>
              </table:table-cell>
              <table:table-cell office:value-type="float" office:value="18823">
                <text:p>18823</text:p>
              </table:table-cell>
              <table:table-cell office:value-type="float" office:value="22439">
                <text:p>22439</text:p>
              </table:table-cell>
              <table:table-cell office:value-type="float" office:value="24964">
                <text:p>24964</text:p>
              </table:table-cell>
              <table:table-cell office:value-type="float" office:value="26103">
                <text:p>261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2805">
                <text:p>12805</text:p>
              </table:table-cell>
              <table:table-cell office:value-type="float" office:value="0">
                <text:p>0</text:p>
              </table:table-cell>
              <table:table-cell office:value-type="float" office:value="16386">
                <text:p>16386</text:p>
              </table:table-cell>
              <table:table-cell office:value-type="float" office:value="19512">
                <text:p>19512</text:p>
              </table:table-cell>
              <table:table-cell office:value-type="float" office:value="22204">
                <text:p>22204</text:p>
              </table:table-cell>
              <table:table-cell office:value-type="float" office:value="24228">
                <text:p>242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1342">
                <text:p>11342</text:p>
              </table:table-cell>
              <table:table-cell office:value-type="float" office:value="0">
                <text:p>0</text:p>
              </table:table-cell>
              <table:table-cell office:value-type="float" office:value="13689">
                <text:p>13689</text:p>
              </table:table-cell>
              <table:table-cell office:value-type="float" office:value="15897">
                <text:p>15897</text:p>
              </table:table-cell>
              <table:table-cell office:value-type="float" office:value="18060">
                <text:p>18060</text:p>
              </table:table-cell>
              <table:table-cell office:value-type="float" office:value="20020">
                <text:p>2002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9833">
                <text:p>9833</text:p>
              </table:table-cell>
              <table:table-cell office:value-type="float" office:value="0">
                <text:p>0</text:p>
              </table:table-cell>
              <table:table-cell office:value-type="float" office:value="10779">
                <text:p>10779</text:p>
              </table:table-cell>
              <table:table-cell office:value-type="float" office:value="11743">
                <text:p>11743</text:p>
              </table:table-cell>
              <table:table-cell office:value-type="float" office:value="12789">
                <text:p>12789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8290">
                <text:p>8290</text:p>
              </table:table-cell>
              <table:table-cell office:value-type="float" office:value="0">
                <text:p>0</text:p>
              </table:table-cell>
              <table:table-cell office:value-type="float" office:value="7707">
                <text:p>7707</text:p>
              </table:table-cell>
              <table:table-cell office:value-type="float" office:value="7151">
                <text:p>7151</text:p>
              </table:table-cell>
              <table:table-cell office:value-type="float" office:value="6708">
                <text:p>6708</text:p>
              </table:table-cell>
              <table:table-cell office:value-type="float" office:value="6321">
                <text:p>63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6719">
                <text:p>6719</text:p>
              </table:table-cell>
              <table:table-cell office:value-type="float" office:value="0">
                <text:p>0</text:p>
              </table:table-cell>
              <table:table-cell office:value-type="float" office:value="4519">
                <text:p>4519</text:p>
              </table:table-cell>
              <table:table-cell office:value-type="float" office:value="2314">
                <text:p>2314</text:p>
              </table:table-cell>
              <table:table-cell office:value-type="float" office:value="204">
                <text:p>204</text:p>
              </table:table-cell>
              <table:table-cell office:value-type="float" office:value="-1825">
                <text:p>-18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5121">
                <text:p>5121</text:p>
              </table:table-cell>
              <table:table-cell office:value-type="float" office:value="0">
                <text:p>0</text:p>
              </table:table-cell>
              <table:table-cell office:value-type="float" office:value="1260">
                <text:p>1260</text:p>
              </table:table-cell>
              <table:table-cell office:value-type="float" office:value="-2590">
                <text:p>-2590</text:p>
              </table:table-cell>
              <table:table-cell office:value-type="float" office:value="-6307">
                <text:p>-6307</text:p>
              </table:table-cell>
              <table:table-cell office:value-type="float" office:value="-9811">
                <text:p>-98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3502">
                <text:p>3502</text:p>
              </table:table-cell>
              <table:table-cell office:value-type="float" office:value="0">
                <text:p>0</text:p>
              </table:table-cell>
              <table:table-cell office:value-type="float" office:value="-2021">
                <text:p>-2021</text:p>
              </table:table-cell>
              <table:table-cell office:value-type="float" office:value="-7427">
                <text:p>-7427</text:p>
              </table:table-cell>
              <table:table-cell office:value-type="float" office:value="-12414">
                <text:p>-12414</text:p>
              </table:table-cell>
              <table:table-cell office:value-type="float" office:value="-16859">
                <text:p>-168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867">
                <text:p>1867</text:p>
              </table:table-cell>
              <table:table-cell office:value-type="float" office:value="0">
                <text:p>0</text:p>
              </table:table-cell>
              <table:table-cell office:value-type="float" office:value="-5269">
                <text:p>-5269</text:p>
              </table:table-cell>
              <table:table-cell office:value-type="float" office:value="-12009">
                <text:p>-12009</text:p>
              </table:table-cell>
              <table:table-cell office:value-type="float" office:value="-17747">
                <text:p>-17747</text:p>
              </table:table-cell>
              <table:table-cell office:value-type="float" office:value="-22272">
                <text:p>-222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-8439">
                <text:p>-8439</text:p>
              </table:table-cell>
              <table:table-cell office:value-type="float" office:value="-16159">
                <text:p>-16159</text:p>
              </table:table-cell>
              <table:table-cell office:value-type="float" office:value="-21969">
                <text:p>-21969</text:p>
              </table:table-cell>
              <table:table-cell office:value-type="float" office:value="-25511">
                <text:p>-255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408">
                <text:p>-1408</text:p>
              </table:table-cell>
              <table:table-cell office:value-type="float" office:value="0">
                <text:p>0</text:p>
              </table:table-cell>
              <table:table-cell office:value-type="float" office:value="-11487">
                <text:p>-11487</text:p>
              </table:table-cell>
              <table:table-cell office:value-type="float" office:value="-19745">
                <text:p>-19745</text:p>
              </table:table-cell>
              <table:table-cell office:value-type="float" office:value="-24822">
                <text:p>-24822</text:p>
              </table:table-cell>
              <table:table-cell office:value-type="float" office:value="-26255">
                <text:p>-26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